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6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float" office:value="1911" table:style-name="ce25">
            <text:p>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11" table:style-name="ce46">
            <text:p><text:s text:c="2"/>17 011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95" table:style-name="ce46">
            <text:p><text:s text:c="2"/>18 795</text:p>
          </table:table-cell>
          <table:table-cell table:number-columns-repeated="16313"/>
        </table:table-row>
        <table:table-row table:style-name="ro5">
          <table:table-cell office:value-type="float" office:value="1912" table:style-name="ce25">
            <text:p>1912</text:p>
          </table:table-cell>
          <table:table-cell office:value-type="string" table:style-name="ce26">
            <text:p>Milho em grão</text:p>
          </table:table-cell>
          <table:table-cell office:value-type="float" office:value="1505" table:style-name="ce46">
            <text:p><text:s text:c="2"/>1 505</text:p>
          </table:table-cell>
          <table:table-cell office:value-type="float" office:value="5683" table:style-name="ce46">
            <text:p><text:s text:c="2"/>5 68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0" table:style-name="ce46">
            <text:p><text:s text:c="3"/>9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62" table:style-name="ce46">
            <text:p><text:s text:c="2"/>15 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04" table:style-name="ce46">
            <text:p><text:s text:c="2"/>24 704</text:p>
          </table:table-cell>
          <table:table-cell table:number-columns-repeated="16313"/>
        </table:table-row>
        <table:table-row table:style-name="ro5">
          <table:table-cell office:value-type="float" office:value="1913" table:style-name="ce25">
            <text:p>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6" table:style-name="ce46">
            <text:p><text:s text:c="2"/>4 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33" table:style-name="ce46">
            <text:p><text:s text:c="2"/>5 633</text:p>
          </table:table-cell>
          <table:table-cell table:number-columns-repeated="16313"/>
        </table:table-row>
        <table:table-row table:style-name="ro5">
          <table:table-cell office:value-type="float" office:value="1914" table:style-name="ce25">
            <text:p>1914</text:p>
          </table:table-cell>
          <table:table-cell office:value-type="string" table:style-name="ce26">
            <text:p>Cana-de-açúcar</text:p>
          </table:table-cell>
          <table:table-cell office:value-type="float" office:value="831" table:style-name="ce46">
            <text:p><text:s text:c="3"/>831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93" table:style-name="ce46">
            <text:p><text:s text:c="2"/>32 8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2" table:style-name="ce46">
            <text:p><text:s text:c="2"/>1 8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38" table:style-name="ce46">
            <text:p><text:s text:c="2"/>19 7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85" table:style-name="ce46">
            <text:p><text:s text:c="2"/>56 685</text:p>
          </table:table-cell>
          <table:table-cell table:number-columns-repeated="16313"/>
        </table:table-row>
        <table:table-row table:style-name="ro5">
          <table:table-cell office:value-type="float" office:value="1915" table:style-name="ce27">
            <text:p>1915</text:p>
          </table:table-cell>
          <table:table-cell office:value-type="string" table:style-name="ce28">
            <text:p>Soja <text:s/>em grão</text:p>
          </table:table-cell>
          <table:table-cell office:value-type="float" office:value="2668" table:style-name="ce46">
            <text:p><text:s text:c="2"/>2 66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41" table:style-name="ce46">
            <text:p><text:s text:c="2"/>35 2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3" table:style-name="ce46">
            <text:p><text:s text:c="2"/>1 7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25" table:style-name="ce46">
            <text:p><text:s text:c="2"/>10 7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195" table:style-name="ce46">
            <text:p><text:s text:c="2"/>51 195</text:p>
          </table:table-cell>
          <table:table-cell table:number-columns-repeated="16313"/>
        </table:table-row>
        <table:table-row table:style-name="ro5">
          <table:table-cell office:value-type="float" office:value="1916" table:style-name="ce7">
            <text:p>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909" table:style-name="ce47">
            <text:p><text:s text:c="2"/>4 909</text:p>
          </table:table-cell>
          <table:table-cell office:value-type="float" office:value="1278" table:style-name="ce47">
            <text:p><text:s text:c="2"/>1 278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19" table:style-name="ce47">
            <text:p><text:s text:c="2"/>5 9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9" table:style-name="ce47">
            <text:p><text:s text:c="2"/>6 2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3326" table:style-name="ce47">
            <text:p><text:s text:c="2"/>3 3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6" table:style-name="ce47">
            <text:p><text:s text:c="3"/>606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03" table:style-name="ce47">
            <text:p><text:s text:c="2"/>25 503</text:p>
          </table:table-cell>
          <table:table-cell table:number-columns-repeated="16313"/>
        </table:table-row>
        <table:table-row table:style-name="ro5">
          <table:table-cell office:value-type="float" office:value="1917" table:style-name="ce7">
            <text:p>1917</text:p>
          </table:table-cell>
          <table:table-cell office:value-type="string" table:style-name="ce5">
            <text:p>Laranja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42" table:style-name="ce47">
            <text:p><text:s text:c="2"/>9 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95" table:style-name="ce47">
            <text:p><text:s text:c="2"/>9 795</text:p>
          </table:table-cell>
          <table:table-cell table:number-columns-repeated="16313"/>
        </table:table-row>
        <table:table-row table:style-name="ro5">
          <table:table-cell office:value-type="float" office:value="1918" table:style-name="ce7">
            <text:p>1918</text:p>
          </table:table-cell>
          <table:table-cell office:value-type="string" table:style-name="ce5">
            <text:p>Café em grão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63" table:style-name="ce47">
            <text:p><text:s text:c="2"/>6 8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55" table:style-name="ce47">
            <text:p><text:s text:c="2"/>7 055</text:p>
          </table:table-cell>
          <table:table-cell table:number-columns-repeated="16313"/>
        </table:table-row>
        <table:table-row table:style-name="ro5">
          <table:table-cell office:value-type="float" office:value="1919" table:style-name="ce7">
            <text:p>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49" table:style-name="ce47">
            <text:p><text:s text:c="2"/>3 74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17" table:style-name="ce47">
            <text:p><text:s text:c="2"/>5 217</text:p>
          </table:table-cell>
          <table:table-cell table:number-columns-repeated="16313"/>
        </table:table-row>
        <table:table-row table:style-name="ro5">
          <table:table-cell office:value-type="float" office:value="1921" table:style-name="ce9">
            <text:p>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2268" table:style-name="ce47">
            <text:p><text:s text:c="2"/>2 26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039" table:style-name="ce47">
            <text:p><text:s text:c="2"/>62 0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168" table:style-name="ce47">
            <text:p><text:s text:c="2"/>65 168</text:p>
          </table:table-cell>
          <table:table-cell table:number-columns-repeated="16313"/>
        </table:table-row>
        <table:table-row table:style-name="ro5">
          <table:table-cell office:value-type="float" office:value="1922" table:style-name="ce25">
            <text:p>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604" table:style-name="ce46">
            <text:p><text:s text:c="2"/>1 604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78" table:style-name="ce46">
            <text:p><text:s text:c="2"/>19 8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00" table:style-name="ce46">
            <text:p><text:s text:c="2"/>21 700</text:p>
          </table:table-cell>
          <table:table-cell table:number-columns-repeated="16313"/>
        </table:table-row>
        <table:table-row table:style-name="ro5">
          <table:table-cell office:value-type="float" office:value="1923" table:style-name="ce25">
            <text:p>1923</text:p>
          </table:table-cell>
          <table:table-cell office:value-type="string" table:style-name="ce26">
            <text:p>Suínos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7" table:style-name="ce46">
            <text:p><text:s text:c="2"/>8 8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59" table:style-name="ce46">
            <text:p><text:s text:c="2"/>9 159</text:p>
          </table:table-cell>
          <table:table-cell table:number-columns-repeated="16313"/>
        </table:table-row>
        <table:table-row table:style-name="ro5">
          <table:table-cell office:value-type="float" office:value="1924" table:style-name="ce25">
            <text:p>1924</text:p>
          </table:table-cell>
          <table:table-cell office:value-type="string" table:style-name="ce26">
            <text:p>Aves e ovos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483" table:style-name="ce46">
            <text:p><text:s text:c="2"/>2 48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27" table:style-name="ce46">
            <text:p><text:s text:c="2"/>14 7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4" table:style-name="ce46">
            <text:p><text:s text:c="2"/>1 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1378" table:style-name="ce46">
            <text:p><text:s text:c="2"/>1 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118" table:style-name="ce46">
            <text:p><text:s text:c="2"/>21 118</text:p>
          </table:table-cell>
          <table:table-cell table:number-columns-repeated="16313"/>
        </table:table-row>
        <table:table-row table:style-name="ro5">
          <table:table-cell office:value-type="float" office:value="2801" table:style-name="ce25">
            <text:p>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425" table:style-name="ce46">
            <text:p><text:s text:c="2"/>1 425</text:p>
          </table:table-cell>
          <table:table-cell office:value-type="float" office:value="1899" table:style-name="ce46">
            <text:p><text:s text:c="2"/>1 899</text:p>
          </table:table-cell>
          <table:table-cell office:value-type="float" office:value="1931" table:style-name="ce46">
            <text:p><text:s text:c="2"/>1 9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980" table:style-name="ce46">
            <text:p><text:s text:c="2"/>2 980</text:p>
          </table:table-cell>
          <table:table-cell office:value-type="float" office:value="4529" table:style-name="ce46">
            <text:p><text:s text:c="2"/>4 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50" table:style-name="ce46">
            <text:p><text:s text:c="2"/>17 150</text:p>
          </table:table-cell>
          <table:table-cell table:number-columns-repeated="16313"/>
        </table:table-row>
        <table:table-row table:style-name="ro5">
          <table:table-cell office:value-type="float" office:value="2802" table:style-name="ce27">
            <text:p>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1" table:style-name="ce46">
            <text:p><text:s text:c="2"/>1 8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3" table:style-name="ce46">
            <text:p><text:s text:c="2"/>3 603</text:p>
          </table:table-cell>
          <table:table-cell table:number-columns-repeated="16313"/>
        </table:table-row>
        <table:table-row table:style-name="ro5">
          <table:table-cell office:value-type="float" office:value="5801" table:style-name="ce7">
            <text:p>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255" table:style-name="ce47">
            <text:p><text:s text:c="2"/>6 255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6" table:style-name="ce47">
            <text:p><text:s text:c="2"/>1 8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64" table:style-name="ce47">
            <text:p><text:s text:c="2"/>8 664</text:p>
          </table:table-cell>
          <table:table-cell table:number-columns-repeated="16313"/>
        </table:table-row>
        <table:table-row table:style-name="ro5">
          <table:table-cell office:value-type="float" office:value="5802" table:style-name="ce7">
            <text:p>5802</text:p>
          </table:table-cell>
          <table:table-cell office:value-type="string" table:style-name="ce5">
            <text:p>Minerais não-metálicos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852" table:style-name="ce47">
            <text:p><text:s text:c="3"/>8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4327" table:style-name="ce47">
            <text:p><text:s text:c="2"/>4 327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64" table:style-name="ce47">
            <text:p><text:s text:c="2"/>7 364</text:p>
          </table:table-cell>
          <table:table-cell office:value-type="float" office:value="467" table:style-name="ce47">
            <text:p><text:s text:c="3"/>467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9639" table:style-name="ce47">
            <text:p><text:s text:c="2"/>9 6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36" table:style-name="ce47">
            <text:p><text:s text:c="2"/>26 036</text:p>
          </table:table-cell>
          <table:table-cell table:number-columns-repeated="16313"/>
        </table:table-row>
        <table:table-row table:style-name="ro5">
          <table:table-cell office:value-type="float" office:value="6801" table:style-name="ce7">
            <text:p>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011" table:style-name="ce47">
            <text:p><text:s text:c="2"/>9 01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027" table:style-name="ce47">
            <text:p><text:s text:c="2"/>72 0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5" table:style-name="ce47">
            <text:p><text:s text:c="2"/>1 255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26" table:style-name="ce47">
            <text:p><text:s text:c="2"/>9 3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353" table:style-name="ce47">
            <text:p><text:s text:c="2"/>94 353</text:p>
          </table:table-cell>
          <table:table-cell table:number-columns-repeated="16313"/>
        </table:table-row>
        <table:table-row table:style-name="ro5">
          <table:table-cell office:value-type="float" office:value="7911" table:style-name="ce7">
            <text:p>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1115" table:style-name="ce47">
            <text:p><text:s text:c="2"/>11 1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66" table:style-name="ce47">
            <text:p><text:s text:c="2"/>12 066</text:p>
          </table:table-cell>
          <table:table-cell table:number-columns-repeated="16313"/>
        </table:table-row>
        <table:table-row table:style-name="ro5">
          <table:table-cell office:value-type="float" office:value="7921" table:style-name="ce9">
            <text:p>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553" table:style-name="ce47">
            <text:p><text:s text:c="2"/>1 5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433" table:style-name="ce47">
            <text:p><text:s text:c="2"/>2 433</text:p>
          </table:table-cell>
          <table:table-cell office:value-type="float" office:value="9564" table:style-name="ce47">
            <text:p><text:s text:c="2"/>9 5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27" table:style-name="ce47">
            <text:p><text:s text:c="2"/>13 727</text:p>
          </table:table-cell>
          <table:table-cell table:number-columns-repeated="16313"/>
        </table:table-row>
        <table:table-row table:style-name="ro5">
          <table:table-cell office:value-type="float" office:value="10911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142" table:style-name="ce46">
            <text:p><text:s text:c="2"/>2 1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95" table:style-name="ce46">
            <text:p><text:s text:c="2"/>4 6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5" table:style-name="ce46">
            <text:p><text:s text:c="2"/>3 4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9" table:style-name="ce46">
            <text:p><text:s text:c="2"/>2 2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3715" table:style-name="ce46">
            <text:p><text:s text:c="2"/>13 7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0" table:style-name="ce46">
            <text:p><text:s text:c="2"/>1 440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877" table:style-name="ce46">
            <text:p><text:s text:c="3"/>877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56" table:style-name="ce46">
            <text:p><text:s text:c="2"/>32 456</text:p>
          </table:table-cell>
          <table:table-cell table:number-columns-repeated="16313"/>
        </table:table-row>
        <table:table-row table:style-name="ro5">
          <table:table-cell office:value-type="float" office:value="10912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0" table:style-name="ce46">
            <text:p><text:s text:c="2"/>4 3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4" table:style-name="ce46">
            <text:p><text:s text:c="2"/>5 224</text:p>
          </table:table-cell>
          <table:table-cell table:number-columns-repeated="16313"/>
        </table:table-row>
        <table:table-row table:style-name="ro5">
          <table:table-cell office:value-type="float" office:value="10913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0" table:style-name="ce46">
            <text:p><text:s text:c="2"/>3 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596" table:style-name="ce46">
            <text:p><text:s text:c="2"/>3 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47" table:style-name="ce46">
            <text:p><text:s text:c="2"/>8 647</text:p>
          </table:table-cell>
          <table:table-cell table:number-columns-repeated="16313"/>
        </table:table-row>
        <table:table-row table:style-name="ro5">
          <table:table-cell office:value-type="float" office:value="10914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8" table:style-name="ce46">
            <text:p><text:s text:c="2"/>1 268</text:p>
          </table:table-cell>
          <table:table-cell table:number-columns-repeated="16313"/>
        </table:table-row>
        <table:table-row table:style-name="ro5">
          <table:table-cell office:value-type="float" office:value="10915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70" table:style-name="ce46">
            <text:p><text:s text:c="2"/>9 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33" table:style-name="ce46">
            <text:p><text:s text:c="2"/>11 933</text:p>
          </table:table-cell>
          <table:table-cell table:number-columns-repeated="16313"/>
        </table:table-row>
        <table:table-row table:style-name="ro5">
          <table:table-cell office:value-type="float" office:value="10916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59" table:style-name="ce47">
            <text:p><text:s text:c="2"/>6 2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01" table:style-name="ce47">
            <text:p><text:s text:c="2"/>2 0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539" table:style-name="ce47">
            <text:p><text:s text:c="2"/>1 5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29" table:style-name="ce47">
            <text:p><text:s text:c="2"/>10 629</text:p>
          </table:table-cell>
          <table:table-cell table:number-columns-repeated="16313"/>
        </table:table-row>
        <table:table-row table:style-name="ro5">
          <table:table-cell office:value-type="float" office:value="10921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0" table:style-name="ce23">
            <text:p><text:s text:c="3"/>620</text:p>
          </table:table-cell>
          <table:table-cell office:value-type="float" office:value="2436" table:style-name="ce23">
            <text:p><text:s text:c="2"/>2 436</text:p>
          </table:table-cell>
          <table:table-cell office:value-type="float" office:value="7808" table:style-name="ce23">
            <text:p><text:s text:c="2"/>7 808</text:p>
          </table:table-cell>
          <table:table-cell office:value-type="float" office:value="1539" table:style-name="ce23">
            <text:p><text:s text:c="2"/>1 5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11" table:style-name="ce23">
            <text:p><text:s text:c="2"/>1 1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428" table:style-name="ce23">
            <text:p><text:s text:c="2"/>1 4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239" table:style-name="ce23">
            <text:p><text:s text:c="2"/>16 239</text:p>
          </table:table-cell>
          <table:table-cell table:number-columns-repeated="16313"/>
        </table:table-row>
        <table:table-row table:style-name="ro5">
          <table:table-cell office:value-type="float" office:value="10931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93" table:style-name="ce47">
            <text:p><text:s text:c="2"/>3 193</text:p>
          </table:table-cell>
          <table:table-cell office:value-type="float" office:value="652" table:style-name="ce47">
            <text:p><text:s text:c="3"/>6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54" table:style-name="ce47">
            <text:p><text:s text:c="2"/>1 9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21" table:style-name="ce47">
            <text:p><text:s text:c="2"/>7 421</text:p>
          </table:table-cell>
          <table:table-cell table:number-columns-repeated="16313"/>
        </table:table-row>
        <table:table-row table:style-name="ro5">
          <table:table-cell office:value-type="float" office:value="10932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2127" table:style-name="ce47">
            <text:p><text:s text:c="2"/>2 12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68" table:style-name="ce47">
            <text:p><text:s text:c="2"/>8 1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61" table:style-name="ce47">
            <text:p><text:s text:c="2"/>16 9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39" table:style-name="ce47">
            <text:p><text:s text:c="2"/>2 63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974" table:style-name="ce47">
            <text:p><text:s text:c="3"/>9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92" table:style-name="ce47">
            <text:p><text:s text:c="2"/>2 8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211" table:style-name="ce47">
            <text:p><text:s text:c="2"/>35 211</text:p>
          </table:table-cell>
          <table:table-cell table:number-columns-repeated="16313"/>
        </table:table-row>
        <table:table-row table:style-name="ro5">
          <table:table-cell office:value-type="float" office:value="10933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360" table:style-name="ce47">
            <text:p><text:s text:c="2"/>2 3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82" table:style-name="ce47">
            <text:p><text:s text:c="2"/>3 582</text:p>
          </table:table-cell>
          <table:table-cell table:number-columns-repeated="16313"/>
        </table:table-row>
        <table:table-row table:style-name="ro5">
          <table:table-cell office:value-type="float" office:value="10934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5" table:style-name="ce46">
            <text:p><text:s text:c="2"/>2 855</text:p>
          </table:table-cell>
          <table:table-cell table:number-columns-repeated="16313"/>
        </table:table-row>
        <table:table-row table:style-name="ro5">
          <table:table-cell office:value-type="float" office:value="10935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4" table:style-name="ce46">
            <text:p><text:s text:c="2"/>4 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17" table:style-name="ce46">
            <text:p><text:s text:c="2"/>10 717</text:p>
          </table:table-cell>
          <table:table-cell office:value-type="float" office:value="2052" table:style-name="ce46">
            <text:p><text:s text:c="2"/>2 0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3" table:style-name="ce46">
            <text:p><text:s text:c="2"/>3 5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355" table:style-name="ce46">
            <text:p><text:s text:c="2"/>2 3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19" table:style-name="ce46">
            <text:p><text:s text:c="2"/>25 019</text:p>
          </table:table-cell>
          <table:table-cell table:number-columns-repeated="16313"/>
        </table:table-row>
        <table:table-row table:style-name="ro5">
          <table:table-cell office:value-type="float" office:value="10936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359" table:style-name="ce46">
            <text:p><text:s text:c="2"/>1 359</text:p>
          </table:table-cell>
          <table:table-cell office:value-type="float" office:value="15024" table:style-name="ce46">
            <text:p><text:s text:c="2"/>15 024</text:p>
          </table:table-cell>
          <table:table-cell office:value-type="float" office:value="1250" table:style-name="ce46">
            <text:p><text:s text:c="2"/>1 2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04" table:style-name="ce46">
            <text:p><text:s text:c="2"/>15 4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97" table:style-name="ce46">
            <text:p><text:s text:c="3"/>8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99" table:style-name="ce46">
            <text:p><text:s text:c="2"/>35 299</text:p>
          </table:table-cell>
          <table:table-cell table:number-columns-repeated="16313"/>
        </table:table-row>
        <table:table-row table:style-name="ro5">
          <table:table-cell office:value-type="float" office:value="10937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9" table:style-name="ce46">
            <text:p><text:s text:c="2"/>3 4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71" table:style-name="ce46">
            <text:p><text:s text:c="2"/>7 271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5420" table:style-name="ce46">
            <text:p><text:s text:c="2"/>5 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1105" table:style-name="ce46">
            <text:p><text:s text:c="2"/>1 105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899" table:style-name="ce46">
            <text:p><text:s text:c="2"/>1 899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50" table:style-name="ce46">
            <text:p><text:s text:c="2"/>22 250</text:p>
          </table:table-cell>
          <table:table-cell table:number-columns-repeated="16313"/>
        </table:table-row>
        <table:table-row table:style-name="ro5">
          <table:table-cell office:value-type="float" office:value="11001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328" table:style-name="ce46">
            <text:p><text:s text:c="2"/>13 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9" table:style-name="ce46">
            <text:p><text:s text:c="3"/>899</text:p>
          </table:table-cell>
          <table:table-cell office:value-type="float" office:value="44185" table:style-name="ce46">
            <text:p><text:s text:c="2"/>44 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029" table:style-name="ce46">
            <text:p><text:s text:c="2"/>60 029</text:p>
          </table:table-cell>
          <table:table-cell table:number-columns-repeated="16313"/>
        </table:table-row>
        <table:table-row table:style-name="ro5">
          <table:table-cell office:value-type="float" office:value="12001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6" table:style-name="ce47">
            <text:p><text:s text:c="2"/>1 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6" table:style-name="ce47">
            <text:p><text:s text:c="2"/>1 126</text:p>
          </table:table-cell>
          <table:table-cell table:number-columns-repeated="16313"/>
        </table:table-row>
        <table:table-row table:style-name="ro5">
          <table:table-cell office:value-type="float" office:value="13001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06" table:style-name="ce47">
            <text:p><text:s text:c="2"/>7 406</text:p>
          </table:table-cell>
          <table:table-cell office:value-type="float" office:value="6048" table:style-name="ce47">
            <text:p><text:s text:c="2"/>6 048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16" table:style-name="ce47">
            <text:p><text:s text:c="2"/>13 916</text:p>
          </table:table-cell>
          <table:table-cell table:number-columns-repeated="16313"/>
        </table:table-row>
        <table:table-row table:style-name="ro5">
          <table:table-cell office:value-type="float" office:value="13002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68" table:style-name="ce47">
            <text:p><text:s text:c="2"/>3 468</text:p>
          </table:table-cell>
          <table:table-cell office:value-type="float" office:value="16348" table:style-name="ce47">
            <text:p><text:s text:c="2"/>16 348</text:p>
          </table:table-cell>
          <table:table-cell office:value-type="float" office:value="3235" table:style-name="ce47">
            <text:p><text:s text:c="2"/>3 2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1" table:style-name="ce47">
            <text:p><text:s text:c="2"/>1 81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393" table:style-name="ce47">
            <text:p><text:s text:c="2"/>1 3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162" table:style-name="ce47">
            <text:p><text:s text:c="2"/>27 162</text:p>
          </table:table-cell>
          <table:table-cell table:number-columns-repeated="16313"/>
        </table:table-row>
        <table:table-row table:style-name="ro5">
          <table:table-cell office:value-type="float" office:value="13003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584" table:style-name="ce47">
            <text:p><text:s text:c="3"/>58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96" table:style-name="ce47">
            <text:p><text:s text:c="2"/>3 896</text:p>
          </table:table-cell>
          <table:table-cell office:value-type="float" office:value="791" table:style-name="ce47">
            <text:p><text:s text:c="3"/>791</text:p>
          </table:table-cell>
          <table:table-cell office:value-type="float" office:value="1433" table:style-name="ce47">
            <text:p><text:s text:c="2"/>1 4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53" table:style-name="ce47">
            <text:p><text:s text:c="3"/>95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9" table:style-name="ce47">
            <text:p><text:s text:c="2"/>1 1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54" table:style-name="ce47">
            <text:p><text:s text:c="2"/>12 254</text:p>
          </table:table-cell>
          <table:table-cell table:number-columns-repeated="16313"/>
        </table:table-row>
        <table:table-row table:style-name="ro5">
          <table:table-cell office:value-type="float" office:value="14001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261" table:style-name="ce23">
            <text:p><text:s text:c="2"/>3 2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15" table:style-name="ce23">
            <text:p><text:s text:c="3"/>315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998" table:style-name="ce23">
            <text:p><text:s text:c="3"/>998</text:p>
          </table:table-cell>
          <table:table-cell office:value-type="float" office:value="1064" table:style-name="ce23">
            <text:p><text:s text:c="2"/>1 0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1455" table:style-name="ce23">
            <text:p><text:s text:c="2"/>1 4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09" table:style-name="ce23">
            <text:p><text:s text:c="2"/>12 109</text:p>
          </table:table-cell>
          <table:table-cell table:number-columns-repeated="16313"/>
        </table:table-row>
        <table:table-row table:style-name="ro5">
          <table:table-cell office:value-type="float" office:value="15001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84" table:style-name="ce46">
            <text:p><text:s text:c="2"/>7 9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19" table:style-name="ce46">
            <text:p><text:s text:c="2"/>8 719</text:p>
          </table:table-cell>
          <table:table-cell table:number-columns-repeated="16313"/>
        </table:table-row>
        <table:table-row table:style-name="ro5">
          <table:table-cell office:value-type="float" office:value="16001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642" table:style-name="ce46">
            <text:p><text:s text:c="3"/>642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05" table:style-name="ce46">
            <text:p><text:s text:c="2"/>3 905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6587" table:style-name="ce46">
            <text:p><text:s text:c="2"/>6 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118" table:style-name="ce46">
            <text:p><text:s text:c="2"/>7 1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2" table:style-name="ce46">
            <text:p><text:s text:c="2"/>2 7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64" table:style-name="ce46">
            <text:p><text:s text:c="2"/>25 964</text:p>
          </table:table-cell>
          <table:table-cell table:number-columns-repeated="16313"/>
        </table:table-row>
        <table:table-row table:style-name="ro5">
          <table:table-cell office:value-type="float" office:value="17001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19" table:style-name="ce46">
            <text:p><text:s text:c="2"/>6 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39" table:style-name="ce46">
            <text:p><text:s text:c="2"/>6 139</text:p>
          </table:table-cell>
          <table:table-cell table:number-columns-repeated="16313"/>
        </table:table-row>
        <table:table-row table:style-name="ro5">
          <table:table-cell office:value-type="float" office:value="17002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065" table:style-name="ce46">
            <text:p><text:s text:c="2"/>4 06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615" table:style-name="ce46">
            <text:p><text:s text:c="2"/>4 615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1074" table:style-name="ce46">
            <text:p><text:s text:c="2"/>1 074</text:p>
          </table:table-cell>
          <table:table-cell office:value-type="float" office:value="10968" table:style-name="ce46">
            <text:p><text:s text:c="2"/>10 968</text:p>
          </table:table-cell>
          <table:table-cell office:value-type="float" office:value="1661" table:style-name="ce46">
            <text:p><text:s text:c="2"/>1 661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1984" table:style-name="ce46">
            <text:p><text:s text:c="2"/>1 984</text:p>
          </table:table-cell>
          <table:table-cell office:value-type="float" office:value="1156" table:style-name="ce46">
            <text:p><text:s text:c="2"/>1 156</text:p>
          </table:table-cell>
          <table:table-cell office:value-type="float" office:value="2575" table:style-name="ce46">
            <text:p><text:s text:c="2"/>2 575</text:p>
          </table:table-cell>
          <table:table-cell office:value-type="float" office:value="2222" table:style-name="ce46">
            <text:p><text:s text:c="2"/>2 22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613" table:style-name="ce46">
            <text:p><text:s text:c="2"/>1 613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142" table:style-name="ce46">
            <text:p><text:s text:c="2"/>1 14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7064" table:style-name="ce46">
            <text:p><text:s text:c="2"/>7 064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1480" table:style-name="ce46">
            <text:p><text:s text:c="2"/>1 480</text:p>
          </table:table-cell>
          <table:table-cell office:value-type="float" office:value="1334" table:style-name="ce46">
            <text:p><text:s text:c="2"/>1 334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2076" table:style-name="ce46">
            <text:p><text:s text:c="2"/>2 076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984" table:style-name="ce46">
            <text:p><text:s text:c="2"/>1 984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2424" table:style-name="ce46">
            <text:p><text:s text:c="2"/>2 42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055" table:style-name="ce46">
            <text:p><text:s text:c="2"/>1 055</text:p>
          </table:table-cell>
          <table:table-cell office:value-type="float" office:value="972" table:style-name="ce46">
            <text:p><text:s text:c="3"/>972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146" table:style-name="ce46">
            <text:p><text:s text:c="2"/>67 146</text:p>
          </table:table-cell>
          <table:table-cell table:number-columns-repeated="16313"/>
        </table:table-row>
        <table:table-row table:style-name="ro5">
          <table:table-cell office:value-type="float" office:value="18001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1988" table:style-name="ce46">
            <text:p><text:s text:c="2"/>1 9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0528" table:style-name="ce46">
            <text:p><text:s text:c="2"/>10 52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713" table:style-name="ce46">
            <text:p><text:s text:c="2"/>2 713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944" table:style-name="ce46">
            <text:p><text:s text:c="3"/>944</text:p>
          </table:table-cell>
          <table:table-cell office:value-type="float" office:value="2704" table:style-name="ce46">
            <text:p><text:s text:c="2"/>2 704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859" table:style-name="ce46">
            <text:p><text:s text:c="3"/>859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6392" table:style-name="ce46">
            <text:p><text:s text:c="2"/>6 392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112" table:style-name="ce46">
            <text:p><text:s text:c="2"/>2 11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83" table:style-name="ce46">
            <text:p><text:s text:c="2"/>1 683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248" table:style-name="ce46">
            <text:p><text:s text:c="2"/>36 248</text:p>
          </table:table-cell>
          <table:table-cell table:number-columns-repeated="16313"/>
        </table:table-row>
        <table:table-row table:style-name="ro5">
          <table:table-cell office:value-type="float" office:value="19911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14" table:style-name="ce47">
            <text:p><text:s text:c="2"/>2 4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81" table:style-name="ce47">
            <text:p><text:s text:c="2"/>10 6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33" table:style-name="ce47">
            <text:p><text:s text:c="2"/>13 533</text:p>
          </table:table-cell>
          <table:table-cell table:number-columns-repeated="16313"/>
        </table:table-row>
        <table:table-row table:style-name="ro5">
          <table:table-cell office:value-type="float" office:value="19912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947" table:style-name="ce47">
            <text:p><text:s text:c="3"/>947</text:p>
          </table:table-cell>
          <table:table-cell office:value-type="float" office:value="933" table:style-name="ce47">
            <text:p><text:s text:c="3"/>933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1424" table:style-name="ce47">
            <text:p><text:s text:c="2"/>1 424</text:p>
          </table:table-cell>
          <table:table-cell office:value-type="float" office:value="1259" table:style-name="ce47">
            <text:p><text:s text:c="2"/>1 259</text:p>
          </table:table-cell>
          <table:table-cell office:value-type="float" office:value="2606" table:style-name="ce47">
            <text:p><text:s text:c="2"/>2 606</text:p>
          </table:table-cell>
          <table:table-cell office:value-type="float" office:value="2485" table:style-name="ce47">
            <text:p><text:s text:c="2"/>2 48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066" table:style-name="ce47">
            <text:p><text:s text:c="2"/>1 066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973" table:style-name="ce47">
            <text:p><text:s text:c="2"/>1 973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883" table:style-name="ce47">
            <text:p><text:s text:c="2"/>20 883</text:p>
          </table:table-cell>
          <table:table-cell table:number-columns-repeated="16313"/>
        </table:table-row>
        <table:table-row table:style-name="ro5">
          <table:table-cell office:value-type="float" office:value="19913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8" table:style-name="ce47">
            <text:p><text:s text:c="2"/>1 7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44" table:style-name="ce47">
            <text:p><text:s text:c="2"/>14 0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62" table:style-name="ce47">
            <text:p><text:s text:c="2"/>15 762</text:p>
          </table:table-cell>
          <table:table-cell table:number-columns-repeated="16313"/>
        </table:table-row>
        <table:table-row table:style-name="ro5">
          <table:table-cell office:value-type="float" office:value="19914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22" table:style-name="ce47">
            <text:p><text:s text:c="3"/>9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2" table:style-name="ce47">
            <text:p><text:s text:c="3"/>782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59" table:style-name="ce47">
            <text:p><text:s text:c="3"/>559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1754" table:style-name="ce47">
            <text:p><text:s text:c="2"/>1 75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66" table:style-name="ce47">
            <text:p><text:s text:c="2"/>1 366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874" table:style-name="ce47">
            <text:p><text:s text:c="3"/>87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56" table:style-name="ce47">
            <text:p><text:s text:c="3"/>65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41" table:style-name="ce47">
            <text:p><text:s text:c="2"/>1 0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02" table:style-name="ce47">
            <text:p><text:s text:c="2"/>11 402</text:p>
          </table:table-cell>
          <table:table-cell table:number-columns-repeated="16313"/>
        </table:table-row>
        <table:table-row table:style-name="ro5">
          <table:table-cell office:value-type="float" office:value="19915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0775" table:style-name="ce23">
            <text:p><text:s text:c="2"/>10 775</text:p>
          </table:table-cell>
          <table:table-cell office:value-type="float" office:value="3344" table:style-name="ce23">
            <text:p><text:s text:c="2"/>3 344</text:p>
          </table:table-cell>
          <table:table-cell office:value-type="float" office:value="561" table:style-name="ce23">
            <text:p><text:s text:c="3"/>561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3049" table:style-name="ce23">
            <text:p><text:s text:c="2"/>3 049</text:p>
          </table:table-cell>
          <table:table-cell office:value-type="float" office:value="1057" table:style-name="ce23">
            <text:p><text:s text:c="2"/>1 057</text:p>
          </table:table-cell>
          <table:table-cell office:value-type="float" office:value="2115" table:style-name="ce23">
            <text:p><text:s text:c="2"/>2 115</text:p>
          </table:table-cell>
          <table:table-cell office:value-type="float" office:value="1485" table:style-name="ce23">
            <text:p><text:s text:c="2"/>1 485</text:p>
          </table:table-cell>
          <table:table-cell office:value-type="float" office:value="3061" table:style-name="ce23">
            <text:p><text:s text:c="2"/>3 061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463" table:style-name="ce23">
            <text:p><text:s text:c="3"/>46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222" table:style-name="ce23">
            <text:p><text:s text:c="2"/>1 222</text:p>
          </table:table-cell>
          <table:table-cell office:value-type="float" office:value="1008" table:style-name="ce23">
            <text:p><text:s text:c="2"/>1 008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1028" table:style-name="ce23">
            <text:p><text:s text:c="2"/>1 028</text:p>
          </table:table-cell>
          <table:table-cell office:value-type="float" office:value="802" table:style-name="ce23">
            <text:p><text:s text:c="3"/>802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850" table:style-name="ce23">
            <text:p><text:s text:c="3"/>850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710" table:style-name="ce23">
            <text:p><text:s text:c="2"/>1 710</text:p>
          </table:table-cell>
          <table:table-cell office:value-type="float" office:value="736" table:style-name="ce23">
            <text:p><text:s text:c="3"/>736</text:p>
          </table:table-cell>
          <table:table-cell office:value-type="float" office:value="5726" table:style-name="ce23">
            <text:p><text:s text:c="2"/>5 726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0107" table:style-name="ce23">
            <text:p><text:s text:c="2"/>10 107</text:p>
          </table:table-cell>
          <table:table-cell office:value-type="float" office:value="70965" table:style-name="ce23">
            <text:p><text:s text:c="2"/>70 965</text:p>
          </table:table-cell>
          <table:table-cell office:value-type="float" office:value="442" table:style-name="ce23">
            <text:p><text:s text:c="3"/>442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412" table:style-name="ce23">
            <text:p><text:s text:c="2"/>1 41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428" table:style-name="ce23">
            <text:p><text:s text:c="3"/>428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080" table:style-name="ce23">
            <text:p><text:s text:c="2"/>129 080</text:p>
          </table:table-cell>
          <table:table-cell table:number-columns-repeated="16313"/>
        </table:table-row>
        <table:table-row table:style-name="ro5">
          <table:table-cell office:value-type="float" office:value="19916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339" table:style-name="ce46">
            <text:p><text:s text:c="2"/>1 339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73" table:style-name="ce46">
            <text:p><text:s text:c="2"/>1 173</text:p>
          </table:table-cell>
          <table:table-cell office:value-type="float" office:value="402" table:style-name="ce46">
            <text:p><text:s text:c="3"/>402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597" table:style-name="ce46">
            <text:p><text:s text:c="2"/>169 5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4" table:style-name="ce46">
            <text:p><text:s text:c="2"/>1 764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399" table:style-name="ce46">
            <text:p><text:s text:c="2"/>1 399</text:p>
          </table:table-cell>
          <table:table-cell office:value-type="float" office:value="2832" table:style-name="ce46">
            <text:p><text:s text:c="2"/>2 832</text:p>
          </table:table-cell>
          <table:table-cell office:value-type="float" office:value="2423" table:style-name="ce46">
            <text:p><text:s text:c="2"/>2 423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2001" table:style-name="ce46">
            <text:p><text:s text:c="2"/>2 00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929" table:style-name="ce46">
            <text:p><text:s text:c="2"/>4 929</text:p>
          </table:table-cell>
          <table:table-cell office:value-type="float" office:value="3866" table:style-name="ce46">
            <text:p><text:s text:c="2"/>3 866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085" table:style-name="ce46">
            <text:p><text:s text:c="2"/>2 0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803" table:style-name="ce46">
            <text:p><text:s text:c="2"/>201 803</text:p>
          </table:table-cell>
          <table:table-cell table:number-columns-repeated="16313"/>
        </table:table-row>
        <table:table-row table:style-name="ro5">
          <table:table-cell office:value-type="float" office:value="19921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339" table:style-name="ce46">
            <text:p><text:s text:c="2"/>35 339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2064" table:style-name="ce46">
            <text:p><text:s text:c="2"/>2 064</text:p>
          </table:table-cell>
          <table:table-cell office:value-type="float" office:value="1261" table:style-name="ce46">
            <text:p><text:s text:c="2"/>1 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872" table:style-name="ce46">
            <text:p><text:s text:c="3"/>8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45" table:style-name="ce46">
            <text:p><text:s text:c="2"/>45 345</text:p>
          </table:table-cell>
          <table:table-cell table:number-columns-repeated="16313"/>
        </table:table-row>
        <table:table-row table:style-name="ro5">
          <table:table-cell office:value-type="float" office:value="20911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7037" table:style-name="ce46">
            <text:p><text:s text:c="2"/>7 037</text:p>
          </table:table-cell>
          <table:table-cell office:value-type="float" office:value="1431" table:style-name="ce46">
            <text:p><text:s text:c="2"/>1 43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799" table:style-name="ce46">
            <text:p><text:s text:c="2"/>2 7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842" table:style-name="ce46">
            <text:p><text:s text:c="3"/>842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44" table:style-name="ce46">
            <text:p><text:s text:c="2"/>4 14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1755" table:style-name="ce46">
            <text:p><text:s text:c="2"/>31 755</text:p>
          </table:table-cell>
          <table:table-cell office:value-type="float" office:value="5131" table:style-name="ce46">
            <text:p><text:s text:c="2"/>5 131</text:p>
          </table:table-cell>
          <table:table-cell office:value-type="float" office:value="1710" table:style-name="ce46">
            <text:p><text:s text:c="2"/>1 710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704" table:style-name="ce46">
            <text:p><text:s text:c="3"/>704</text:p>
          </table:table-cell>
          <table:table-cell office:value-type="float" office:value="2504" table:style-name="ce46">
            <text:p><text:s text:c="2"/>2 504</text:p>
          </table:table-cell>
          <table:table-cell office:value-type="float" office:value="853" table:style-name="ce46">
            <text:p><text:s text:c="3"/>853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1409" table:style-name="ce46">
            <text:p><text:s text:c="2"/>1 4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1197" table:style-name="ce46">
            <text:p><text:s text:c="2"/>1 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801" table:style-name="ce46">
            <text:p><text:s text:c="2"/>67 801</text:p>
          </table:table-cell>
          <table:table-cell table:number-columns-repeated="16313"/>
        </table:table-row>
        <table:table-row table:style-name="ro5">
          <table:table-cell office:value-type="float" office:value="20912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7849" table:style-name="ce46">
            <text:p><text:s text:c="2"/>47 849</text:p>
          </table:table-cell>
          <table:table-cell office:value-type="float" office:value="4572" table:style-name="ce46">
            <text:p><text:s text:c="2"/>4 572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8" table:style-name="ce46">
            <text:p><text:s text:c="2"/>2 52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575" table:style-name="ce46">
            <text:p><text:s text:c="2"/>55 575</text:p>
          </table:table-cell>
          <table:table-cell table:number-columns-repeated="16313"/>
        </table:table-row>
        <table:table-row table:style-name="ro5">
          <table:table-cell office:value-type="float" office:value="20913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8" table:style-name="ce46">
            <text:p><text:s text:c="2"/>2 998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4" table:style-name="ce46">
            <text:p><text:s text:c="2"/>1 474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1" table:style-name="ce46">
            <text:p><text:s text:c="2"/>1 9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7" table:style-name="ce46">
            <text:p><text:s text:c="2"/>1 247</text:p>
          </table:table-cell>
          <table:table-cell office:value-type="float" office:value="26055" table:style-name="ce46">
            <text:p><text:s text:c="2"/>26 055</text:p>
          </table:table-cell>
          <table:table-cell office:value-type="float" office:value="16523" table:style-name="ce46">
            <text:p><text:s text:c="2"/>16 523</text:p>
          </table:table-cell>
          <table:table-cell office:value-type="float" office:value="5090" table:style-name="ce46">
            <text:p><text:s text:c="2"/>5 090</text:p>
          </table:table-cell>
          <table:table-cell office:value-type="float" office:value="2831" table:style-name="ce46">
            <text:p><text:s text:c="2"/>2 831</text:p>
          </table:table-cell>
          <table:table-cell office:value-type="float" office:value="2887" table:style-name="ce46">
            <text:p><text:s text:c="2"/>2 8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565" table:style-name="ce46">
            <text:p><text:s text:c="2"/>66 565</text:p>
          </table:table-cell>
          <table:table-cell table:number-columns-repeated="16313"/>
        </table:table-row>
        <table:table-row table:style-name="ro5">
          <table:table-cell office:value-type="float" office:value="20914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21" table:style-name="ce47">
            <text:p><text:s text:c="2"/>1 9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656" table:style-name="ce47">
            <text:p><text:s text:c="2"/>4 6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0" table:style-name="ce47">
            <text:p><text:s text:c="2"/>1 530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1900" table:style-name="ce47">
            <text:p><text:s text:c="2"/>1 90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5" table:style-name="ce47">
            <text:p><text:s text:c="2"/>2 385</text:p>
          </table:table-cell>
          <table:table-cell office:value-type="float" office:value="2555" table:style-name="ce47">
            <text:p><text:s text:c="2"/>2 555</text:p>
          </table:table-cell>
          <table:table-cell office:value-type="float" office:value="1334" table:style-name="ce47">
            <text:p><text:s text:c="2"/>1 33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1740" table:style-name="ce47">
            <text:p><text:s text:c="2"/>21 740</text:p>
          </table:table-cell>
          <table:table-cell office:value-type="float" office:value="2073" table:style-name="ce47">
            <text:p><text:s text:c="2"/>2 0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1190" table:style-name="ce47">
            <text:p><text:s text:c="2"/>1 190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3743" table:style-name="ce47">
            <text:p><text:s text:c="2"/>3 743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664" table:style-name="ce47">
            <text:p><text:s text:c="2"/>1 664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2246" table:style-name="ce47">
            <text:p><text:s text:c="2"/>2 2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307" table:style-name="ce47">
            <text:p><text:s text:c="2"/>51 307</text:p>
          </table:table-cell>
          <table:table-cell table:number-columns-repeated="16313"/>
        </table:table-row>
        <table:table-row table:style-name="ro5">
          <table:table-cell office:value-type="float" office:value="20921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6467" table:style-name="ce23">
            <text:p><text:s text:c="2"/>36 467</text:p>
          </table:table-cell>
          <table:table-cell office:value-type="float" office:value="4017" table:style-name="ce23">
            <text:p><text:s text:c="2"/>4 017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01" table:style-name="ce23">
            <text:p><text:s text:c="2"/>8 601</text:p>
          </table:table-cell>
          <table:table-cell office:value-type="float" office:value="1098" table:style-name="ce23">
            <text:p><text:s text:c="2"/>1 0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7" table:style-name="ce23">
            <text:p><text:s text:c="2"/>1 7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243" table:style-name="ce23">
            <text:p><text:s text:c="2"/>52 243</text:p>
          </table:table-cell>
          <table:table-cell table:number-columns-repeated="16313"/>
        </table:table-row>
        <table:table-row table:style-name="ro5">
          <table:table-cell office:value-type="float" office:value="20922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48" table:style-name="ce23">
            <text:p><text:s text:c="2"/>3 14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1599" table:style-name="ce23">
            <text:p><text:s text:c="2"/>1 59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390" table:style-name="ce23">
            <text:p><text:s text:c="2"/>4 390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837" table:style-name="ce23">
            <text:p><text:s text:c="3"/>837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513" table:style-name="ce23">
            <text:p><text:s text:c="3"/>513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4888" table:style-name="ce23">
            <text:p><text:s text:c="2"/>4 888</text:p>
          </table:table-cell>
          <table:table-cell office:value-type="float" office:value="1623" table:style-name="ce23">
            <text:p><text:s text:c="2"/>1 623</text:p>
          </table:table-cell>
          <table:table-cell office:value-type="float" office:value="1489" table:style-name="ce23">
            <text:p><text:s text:c="2"/>1 489</text:p>
          </table:table-cell>
          <table:table-cell office:value-type="float" office:value="1808" table:style-name="ce23">
            <text:p><text:s text:c="2"/>1 808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785" table:style-name="ce23">
            <text:p><text:s text:c="3"/>785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756" table:style-name="ce23">
            <text:p><text:s text:c="2"/>2 756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421" table:style-name="ce23">
            <text:p><text:s text:c="3"/>4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89" table:style-name="ce23">
            <text:p><text:s text:c="2"/>1 2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920" table:style-name="ce23">
            <text:p><text:s text:c="2"/>33 920</text:p>
          </table:table-cell>
          <table:table-cell table:number-columns-repeated="16313"/>
        </table:table-row>
        <table:table-row table:style-name="ro5">
          <table:table-cell office:value-type="float" office:value="20923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1602" table:style-name="ce47">
            <text:p><text:s text:c="2"/>1 602</text:p>
          </table:table-cell>
          <table:table-cell office:value-type="float" office:value="1031" table:style-name="ce47">
            <text:p><text:s text:c="2"/>1 0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89" table:style-name="ce47">
            <text:p><text:s text:c="2"/>1 889</text:p>
          </table:table-cell>
          <table:table-cell office:value-type="float" office:value="1002" table:style-name="ce47">
            <text:p><text:s text:c="2"/>1 0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661" table:style-name="ce47">
            <text:p><text:s text:c="3"/>661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2005" table:style-name="ce47">
            <text:p><text:s text:c="2"/>12 005</text:p>
          </table:table-cell>
          <table:table-cell office:value-type="float" office:value="1247" table:style-name="ce47">
            <text:p><text:s text:c="2"/>1 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82" table:style-name="ce47">
            <text:p><text:s text:c="2"/>1 8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11" table:style-name="ce47">
            <text:p><text:s text:c="2"/>26 911</text:p>
          </table:table-cell>
          <table:table-cell table:number-columns-repeated="16313"/>
        </table:table-row>
        <table:table-row table:style-name="ro5">
          <table:table-cell office:value-type="float" office:value="20931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2308" table:style-name="ce23">
            <text:p><text:s text:c="2"/>2 308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3381" table:style-name="ce23">
            <text:p><text:s text:c="2"/>3 381</text:p>
          </table:table-cell>
          <table:table-cell office:value-type="float" office:value="516" table:style-name="ce23">
            <text:p><text:s text:c="3"/>51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2" table:style-name="ce23">
            <text:p><text:s text:c="3"/>462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2634" table:style-name="ce23">
            <text:p><text:s text:c="2"/>2 6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015" table:style-name="ce23">
            <text:p><text:s text:c="2"/>1 015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1931" table:style-name="ce23">
            <text:p><text:s text:c="2"/>1 9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130" table:style-name="ce23">
            <text:p><text:s text:c="2"/>18 130</text:p>
          </table:table-cell>
          <table:table-cell table:number-columns-repeated="16313"/>
        </table:table-row>
        <table:table-row table:style-name="ro5">
          <table:table-cell office:value-type="float" office:value="21001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624" table:style-name="ce46">
            <text:p><text:s text:c="3"/>624</text:p>
          </table:table-cell>
          <table:table-cell office:value-type="float" office:value="5477" table:style-name="ce46">
            <text:p><text:s text:c="2"/>5 47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20" table:style-name="ce46">
            <text:p><text:s text:c="2"/>8 0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756" table:style-name="ce46">
            <text:p><text:s text:c="3"/>756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8730" table:style-name="ce46">
            <text:p><text:s text:c="2"/>8 730</text:p>
          </table:table-cell>
          <table:table-cell office:value-type="float" office:value="17522" table:style-name="ce46">
            <text:p><text:s text:c="2"/>17 52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732" table:style-name="ce46">
            <text:p><text:s text:c="2"/>45 732</text:p>
          </table:table-cell>
          <table:table-cell table:number-columns-repeated="16313"/>
        </table:table-row>
        <table:table-row table:style-name="ro5">
          <table:table-cell office:value-type="float" office:value="22001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15" table:style-name="ce46">
            <text:p><text:s text:c="2"/>2 015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300" table:style-name="ce46">
            <text:p><text:s text:c="2"/>1 300</text:p>
          </table:table-cell>
          <table:table-cell office:value-type="float" office:value="7129" table:style-name="ce46">
            <text:p><text:s text:c="2"/>7 129</text:p>
          </table:table-cell>
          <table:table-cell office:value-type="float" office:value="1832" table:style-name="ce46">
            <text:p><text:s text:c="2"/>1 832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49" table:style-name="ce46">
            <text:p><text:s text:c="3"/>849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8120" table:style-name="ce46">
            <text:p><text:s text:c="2"/>8 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24" table:style-name="ce46">
            <text:p><text:s text:c="2"/>27 724</text:p>
          </table:table-cell>
          <table:table-cell table:number-columns-repeated="16313"/>
        </table:table-row>
        <table:table-row table:style-name="ro5">
          <table:table-cell office:value-type="float" office:value="22002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849" table:style-name="ce46">
            <text:p><text:s text:c="3"/>849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90" table:style-name="ce46">
            <text:p><text:s text:c="2"/>3 690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9798" table:style-name="ce46">
            <text:p><text:s text:c="2"/>9 798</text:p>
          </table:table-cell>
          <table:table-cell office:value-type="float" office:value="4024" table:style-name="ce46">
            <text:p><text:s text:c="2"/>4 0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1186" table:style-name="ce46">
            <text:p><text:s text:c="2"/>1 18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700" table:style-name="ce46">
            <text:p><text:s text:c="2"/>1 700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2239" table:style-name="ce46">
            <text:p><text:s text:c="2"/>2 239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17896" table:style-name="ce46">
            <text:p><text:s text:c="2"/>17 896</text:p>
          </table:table-cell>
          <table:table-cell office:value-type="float" office:value="2580" table:style-name="ce46">
            <text:p><text:s text:c="2"/>2 580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1033" table:style-name="ce46">
            <text:p><text:s text:c="2"/>1 033</text:p>
          </table:table-cell>
          <table:table-cell office:value-type="float" office:value="2390" table:style-name="ce46">
            <text:p><text:s text:c="2"/>2 390</text:p>
          </table:table-cell>
          <table:table-cell office:value-type="float" office:value="1186" table:style-name="ce46">
            <text:p><text:s text:c="2"/>1 186</text:p>
          </table:table-cell>
          <table:table-cell office:value-type="float" office:value="2607" table:style-name="ce46">
            <text:p><text:s text:c="2"/>2 607</text:p>
          </table:table-cell>
          <table:table-cell office:value-type="float" office:value="2571" table:style-name="ce46">
            <text:p><text:s text:c="2"/>2 571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3022" table:style-name="ce46">
            <text:p><text:s text:c="2"/>3 022</text:p>
          </table:table-cell>
          <table:table-cell office:value-type="float" office:value="914" table:style-name="ce46">
            <text:p><text:s text:c="3"/>914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5921" table:style-name="ce46">
            <text:p><text:s text:c="2"/>15 921</text:p>
          </table:table-cell>
          <table:table-cell office:value-type="float" office:value="1484" table:style-name="ce46">
            <text:p><text:s text:c="2"/>1 484</text:p>
          </table:table-cell>
          <table:table-cell office:value-type="float" office:value="6991" table:style-name="ce46">
            <text:p><text:s text:c="2"/>6 99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7" table:style-name="ce46">
            <text:p><text:s text:c="3"/>727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766" table:style-name="ce46">
            <text:p><text:s text:c="2"/>92 766</text:p>
          </table:table-cell>
          <table:table-cell table:number-columns-repeated="16313"/>
        </table:table-row>
        <table:table-row table:style-name="ro5">
          <table:table-cell office:value-type="float" office:value="23001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6" table:style-name="ce46">
            <text:p><text:s text:c="2"/>5 2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9742" table:style-name="ce46">
            <text:p><text:s text:c="2"/>9 7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61" table:style-name="ce46">
            <text:p><text:s text:c="2"/>17 161</text:p>
          </table:table-cell>
          <table:table-cell table:number-columns-repeated="16313"/>
        </table:table-row>
        <table:table-row table:style-name="ro5">
          <table:table-cell office:value-type="float" office:value="23002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1" table:style-name="ce46">
            <text:p><text:s text:c="2"/>1 431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27147" table:style-name="ce46">
            <text:p><text:s text:c="2"/>27 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40" table:style-name="ce46">
            <text:p><text:s text:c="2"/>30 940</text:p>
          </table:table-cell>
          <table:table-cell table:number-columns-repeated="16313"/>
        </table:table-row>
        <table:table-row table:style-name="ro5">
          <table:table-cell office:value-type="float" office:value="23003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540" table:style-name="ce23">
            <text:p><text:s text:c="2"/>4 540</text:p>
          </table:table-cell>
          <table:table-cell office:value-type="float" office:value="2578" table:style-name="ce23">
            <text:p><text:s text:c="2"/>2 578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2200" table:style-name="ce23">
            <text:p><text:s text:c="2"/>2 200</text:p>
          </table:table-cell>
          <table:table-cell office:value-type="float" office:value="2370" table:style-name="ce23">
            <text:p><text:s text:c="2"/>2 3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8" table:style-name="ce23">
            <text:p><text:s text:c="3"/>628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4492" table:style-name="ce23">
            <text:p><text:s text:c="2"/>4 492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09" table:style-name="ce23">
            <text:p><text:s text:c="3"/>409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2453" table:style-name="ce23">
            <text:p><text:s text:c="2"/>2 453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33451" table:style-name="ce23">
            <text:p><text:s text:c="2"/>33 451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7" table:style-name="ce23">
            <text:p><text:s text:c="2"/>1 3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547" table:style-name="ce23">
            <text:p><text:s text:c="2"/>61 547</text:p>
          </table:table-cell>
          <table:table-cell table:number-columns-repeated="16313"/>
        </table:table-row>
        <table:table-row table:style-name="ro5">
          <table:table-cell office:value-type="float" office:value="24911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315" table:style-name="ce47">
            <text:p><text:s text:c="2"/>2 315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8" table:style-name="ce47">
            <text:p><text:s text:c="2"/>2 698</text:p>
          </table:table-cell>
          <table:table-cell table:number-columns-repeated="16313"/>
        </table:table-row>
        <table:table-row table:style-name="ro5">
          <table:table-cell office:value-type="float" office:value="24912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25" table:style-name="ce47">
            <text:p><text:s text:c="3"/>825</text:p>
          </table:table-cell>
          <table:table-cell office:value-type="float" office:value="747" table:style-name="ce47">
            <text:p><text:s text:c="3"/>747</text:p>
          </table:table-cell>
          <table:table-cell office:value-type="float" office:value="7542" table:style-name="ce47">
            <text:p><text:s text:c="2"/>7 542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8731" table:style-name="ce47">
            <text:p><text:s text:c="2"/>18 73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097" table:style-name="ce47">
            <text:p><text:s text:c="2"/>3 097</text:p>
          </table:table-cell>
          <table:table-cell office:value-type="float" office:value="8328" table:style-name="ce47">
            <text:p><text:s text:c="2"/>8 328</text:p>
          </table:table-cell>
          <table:table-cell office:value-type="float" office:value="5628" table:style-name="ce47">
            <text:p><text:s text:c="2"/>5 628</text:p>
          </table:table-cell>
          <table:table-cell office:value-type="float" office:value="7290" table:style-name="ce47">
            <text:p><text:s text:c="2"/>7 290</text:p>
          </table:table-cell>
          <table:table-cell office:value-type="float" office:value="1193" table:style-name="ce47">
            <text:p><text:s text:c="2"/>1 193</text:p>
          </table:table-cell>
          <table:table-cell office:value-type="float" office:value="1301" table:style-name="ce47">
            <text:p><text:s text:c="2"/>1 301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7545" table:style-name="ce47">
            <text:p><text:s text:c="2"/>17 5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2" table:style-name="ce47">
            <text:p><text:s text:c="2"/>1 25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845" table:style-name="ce47">
            <text:p><text:s text:c="2"/>78 845</text:p>
          </table:table-cell>
          <table:table-cell table:number-columns-repeated="16313"/>
        </table:table-row>
        <table:table-row table:style-name="ro5">
          <table:table-cell office:value-type="float" office:value="24921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9" table:style-name="ce47">
            <text:p><text:s text:c="3"/>6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970" table:style-name="ce47">
            <text:p><text:s text:c="2"/>1 970</text:p>
          </table:table-cell>
          <table:table-cell office:value-type="float" office:value="12370" table:style-name="ce47">
            <text:p><text:s text:c="2"/>12 370</text:p>
          </table:table-cell>
          <table:table-cell office:value-type="float" office:value="3129" table:style-name="ce47">
            <text:p><text:s text:c="2"/>3 129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8298" table:style-name="ce47">
            <text:p><text:s text:c="2"/>8 298</text:p>
          </table:table-cell>
          <table:table-cell office:value-type="float" office:value="1278" table:style-name="ce47">
            <text:p><text:s text:c="2"/>1 278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3430" table:style-name="ce47">
            <text:p><text:s text:c="2"/>3 430</text:p>
          </table:table-cell>
          <table:table-cell office:value-type="float" office:value="1444" table:style-name="ce47">
            <text:p><text:s text:c="2"/>1 444</text:p>
          </table:table-cell>
          <table:table-cell office:value-type="float" office:value="2746" table:style-name="ce47">
            <text:p><text:s text:c="2"/>2 746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3976" table:style-name="ce47">
            <text:p><text:s text:c="2"/>3 9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537" table:style-name="ce47">
            <text:p><text:s text:c="2"/>42 537</text:p>
          </table:table-cell>
          <table:table-cell table:number-columns-repeated="16313"/>
        </table:table-row>
        <table:table-row table:style-name="ro5">
          <table:table-cell office:value-type="float" office:value="24922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6" table:style-name="ce47">
            <text:p><text:s text:c="3"/>816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2" table:style-name="ce47">
            <text:p><text:s text:c="2"/>1 672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7" table:style-name="ce47">
            <text:p><text:s text:c="2"/>1 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638" table:style-name="ce47">
            <text:p><text:s text:c="3"/>6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99" table:style-name="ce47">
            <text:p><text:s text:c="2"/>6 199</text:p>
          </table:table-cell>
          <table:table-cell table:number-columns-repeated="16313"/>
        </table:table-row>
        <table:table-row table:style-name="ro5">
          <table:table-cell office:value-type="float" office:value="25001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111" table:style-name="ce46">
            <text:p><text:s text:c="2"/>2 111</text:p>
          </table:table-cell>
          <table:table-cell office:value-type="float" office:value="739" table:style-name="ce46">
            <text:p><text:s text:c="3"/>739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3606" table:style-name="ce46">
            <text:p><text:s text:c="2"/>3 606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3382" table:style-name="ce46">
            <text:p><text:s text:c="2"/>3 382</text:p>
          </table:table-cell>
          <table:table-cell office:value-type="float" office:value="5721" table:style-name="ce46">
            <text:p><text:s text:c="2"/>5 72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1168" table:style-name="ce46">
            <text:p><text:s text:c="2"/>1 168</text:p>
          </table:table-cell>
          <table:table-cell office:value-type="float" office:value="1425" table:style-name="ce46">
            <text:p><text:s text:c="2"/>1 42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2864" table:style-name="ce46">
            <text:p><text:s text:c="2"/>2 864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9704" table:style-name="ce46">
            <text:p><text:s text:c="2"/>9 704</text:p>
          </table:table-cell>
          <table:table-cell office:value-type="float" office:value="955" table:style-name="ce46">
            <text:p><text:s text:c="3"/>955</text:p>
          </table:table-cell>
          <table:table-cell office:value-type="float" office:value="2857" table:style-name="ce46">
            <text:p><text:s text:c="2"/>2 857</text:p>
          </table:table-cell>
          <table:table-cell office:value-type="float" office:value="6029" table:style-name="ce46">
            <text:p><text:s text:c="2"/>6 029</text:p>
          </table:table-cell>
          <table:table-cell office:value-type="float" office:value="3868" table:style-name="ce46">
            <text:p><text:s text:c="2"/>3 868</text:p>
          </table:table-cell>
          <table:table-cell office:value-type="float" office:value="2412" table:style-name="ce46">
            <text:p><text:s text:c="2"/>2 412</text:p>
          </table:table-cell>
          <table:table-cell office:value-type="float" office:value="3180" table:style-name="ce46">
            <text:p><text:s text:c="2"/>3 180</text:p>
          </table:table-cell>
          <table:table-cell office:value-type="float" office:value="1600" table:style-name="ce46">
            <text:p><text:s text:c="2"/>1 600</text:p>
          </table:table-cell>
          <table:table-cell office:value-type="float" office:value="4153" table:style-name="ce46">
            <text:p><text:s text:c="2"/>4 153</text:p>
          </table:table-cell>
          <table:table-cell office:value-type="float" office:value="3757" table:style-name="ce46">
            <text:p><text:s text:c="2"/>3 757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32002" table:style-name="ce46">
            <text:p><text:s text:c="2"/>32 002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1671" table:style-name="ce46">
            <text:p><text:s text:c="2"/>1 67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2925" table:style-name="ce46">
            <text:p><text:s text:c="2"/>2 9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419" table:style-name="ce46">
            <text:p><text:s text:c="2"/>1 419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564" table:style-name="ce46">
            <text:p><text:s text:c="2"/>105 564</text:p>
          </table:table-cell>
          <table:table-cell table:number-columns-repeated="16313"/>
        </table:table-row>
        <table:table-row table:style-name="ro5">
          <table:table-cell office:value-type="float" office:value="26001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52" table:style-name="ce46">
            <text:p><text:s text:c="2"/>17 752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46" table:style-name="ce46">
            <text:p><text:s text:c="2"/>23 046</text:p>
          </table:table-cell>
          <table:table-cell table:number-columns-repeated="16313"/>
        </table:table-row>
        <table:table-row table:style-name="ro5">
          <table:table-cell office:value-type="float" office:value="26002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29" table:style-name="ce46">
            <text:p><text:s text:c="2"/>4 6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335" table:style-name="ce46">
            <text:p><text:s text:c="2"/>4 335</text:p>
          </table:table-cell>
          <table:table-cell office:value-type="float" office:value="740" table:style-name="ce46">
            <text:p><text:s text:c="3"/>7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883" table:style-name="ce46">
            <text:p><text:s text:c="3"/>88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46" table:style-name="ce46">
            <text:p><text:s text:c="2"/>17 346</text:p>
          </table:table-cell>
          <table:table-cell table:number-columns-repeated="16313"/>
        </table:table-row>
        <table:table-row table:style-name="ro5">
          <table:table-cell office:value-type="float" office:value="26003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72" table:style-name="ce46">
            <text:p><text:s text:c="2"/>16 57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3" table:style-name="ce46">
            <text:p><text:s text:c="2"/>1 823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87" table:style-name="ce46">
            <text:p><text:s text:c="2"/>21 087</text:p>
          </table:table-cell>
          <table:table-cell table:number-columns-repeated="16313"/>
        </table:table-row>
        <table:table-row table:style-name="ro5">
          <table:table-cell office:value-type="float" office:value="26004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4" table:style-name="ce46">
            <text:p><text:s text:c="3"/>6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0" table:style-name="ce46">
            <text:p><text:s text:c="2"/>2 83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1" table:style-name="ce46">
            <text:p><text:s text:c="2"/>2 12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14" table:style-name="ce46">
            <text:p><text:s text:c="2"/>10 514</text:p>
          </table:table-cell>
          <table:table-cell table:number-columns-repeated="16313"/>
        </table:table-row>
        <table:table-row table:style-name="ro5">
          <table:table-cell office:value-type="float" office:value="27001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548" table:style-name="ce47">
            <text:p><text:s text:c="2"/>2 548</text:p>
          </table:table-cell>
          <table:table-cell office:value-type="float" office:value="12101" table:style-name="ce47">
            <text:p><text:s text:c="2"/>12 101</text:p>
          </table:table-cell>
          <table:table-cell office:value-type="float" office:value="3791" table:style-name="ce47">
            <text:p><text:s text:c="2"/>3 791</text:p>
          </table:table-cell>
          <table:table-cell office:value-type="float" office:value="1504" table:style-name="ce47">
            <text:p><text:s text:c="2"/>1 504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3786" table:style-name="ce47">
            <text:p><text:s text:c="2"/>3 786</text:p>
          </table:table-cell>
          <table:table-cell office:value-type="float" office:value="10093" table:style-name="ce47">
            <text:p><text:s text:c="2"/>10 093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14751" table:style-name="ce47">
            <text:p><text:s text:c="2"/>14 751</text:p>
          </table:table-cell>
          <table:table-cell office:value-type="float" office:value="694" table:style-name="ce47">
            <text:p><text:s text:c="3"/>694</text:p>
          </table:table-cell>
          <table:table-cell office:value-type="float" office:value="1428" table:style-name="ce47">
            <text:p><text:s text:c="2"/>1 428</text:p>
          </table:table-cell>
          <table:table-cell office:value-type="float" office:value="1773" table:style-name="ce47">
            <text:p><text:s text:c="2"/>1 77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060" table:style-name="ce47">
            <text:p><text:s text:c="2"/>1 06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713" table:style-name="ce47">
            <text:p><text:s text:c="3"/>713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95" table:style-name="ce47">
            <text:p><text:s text:c="2"/>62 295</text:p>
          </table:table-cell>
          <table:table-cell table:number-columns-repeated="16313"/>
        </table:table-row>
        <table:table-row table:style-name="ro5">
          <table:table-cell office:value-type="float" office:value="27002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41" table:style-name="ce23">
            <text:p><text:s text:c="2"/>1 34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3" table:style-name="ce23">
            <text:p><text:s text:c="3"/>7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80" table:style-name="ce23">
            <text:p><text:s text:c="2"/>2 180</text:p>
          </table:table-cell>
          <table:table-cell table:number-columns-repeated="16313"/>
        </table:table-row>
        <table:table-row table:style-name="ro5">
          <table:table-cell office:value-type="float" office:value="28001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75" table:style-name="ce23">
            <text:p><text:s text:c="2"/>3 2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10" table:style-name="ce23">
            <text:p><text:s text:c="2"/>1 4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85" table:style-name="ce23">
            <text:p><text:s text:c="2"/>4 685</text:p>
          </table:table-cell>
          <table:table-cell table:number-columns-repeated="16313"/>
        </table:table-row>
        <table:table-row table:style-name="ro5">
          <table:table-cell office:value-type="float" office:value="28002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659" table:style-name="ce47">
            <text:p><text:s text:c="2"/>1 659</text:p>
          </table:table-cell>
          <table:table-cell office:value-type="float" office:value="1011" table:style-name="ce47">
            <text:p><text:s text:c="2"/>1 011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02" table:style-name="ce47">
            <text:p><text:s text:c="2"/>1 9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7" table:style-name="ce47">
            <text:p><text:s text:c="2"/>1 1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62" table:style-name="ce47">
            <text:p><text:s text:c="2"/>6 362</text:p>
          </table:table-cell>
          <table:table-cell table:number-columns-repeated="16313"/>
        </table:table-row>
        <table:table-row table:style-name="ro5">
          <table:table-cell office:value-type="float" office:value="28003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4150" table:style-name="ce23">
            <text:p><text:s text:c="2"/>4 150</text:p>
          </table:table-cell>
          <table:table-cell office:value-type="float" office:value="3190" table:style-name="ce23">
            <text:p><text:s text:c="2"/>3 190</text:p>
          </table:table-cell>
          <table:table-cell office:value-type="float" office:value="941" table:style-name="ce23">
            <text:p><text:s text:c="3"/>9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724" table:style-name="ce23">
            <text:p><text:s text:c="3"/>724</text:p>
          </table:table-cell>
          <table:table-cell office:value-type="float" office:value="22453" table:style-name="ce23">
            <text:p><text:s text:c="2"/>22 453</text:p>
          </table:table-cell>
          <table:table-cell office:value-type="float" office:value="1927" table:style-name="ce23">
            <text:p><text:s text:c="2"/>1 927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172" table:style-name="ce23">
            <text:p><text:s text:c="2"/>1 1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72" table:style-name="ce23">
            <text:p><text:s text:c="2"/>13 27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6467" table:style-name="ce23">
            <text:p><text:s text:c="2"/>6 467</text:p>
          </table:table-cell>
          <table:table-cell office:value-type="float" office:value="488" table:style-name="ce23">
            <text:p><text:s text:c="3"/>488</text:p>
          </table:table-cell>
          <table:table-cell office:value-type="float" office:value="770" table:style-name="ce23">
            <text:p><text:s text:c="3"/>77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27" table:style-name="ce23">
            <text:p><text:s text:c="2"/>2 2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603" table:style-name="ce23">
            <text:p><text:s text:c="2"/>59 603</text:p>
          </table:table-cell>
          <table:table-cell table:number-columns-repeated="16313"/>
        </table:table-row>
        <table:table-row table:style-name="ro5">
          <table:table-cell office:value-type="float" office:value="29911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0" table:style-name="ce46">
            <text:p><text:s text:c="2"/>2 0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8" table:style-name="ce46">
            <text:p><text:s text:c="2"/>2 308</text:p>
          </table:table-cell>
          <table:table-cell table:number-columns-repeated="16313"/>
        </table:table-row>
        <table:table-row table:style-name="ro5">
          <table:table-cell office:value-type="float" office:value="29912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4" table:style-name="ce46">
            <text:p><text:s text:c="2"/>4 54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22" table:style-name="ce46">
            <text:p><text:s text:c="2"/>5 622</text:p>
          </table:table-cell>
          <table:table-cell table:number-columns-repeated="16313"/>
        </table:table-row>
        <table:table-row table:style-name="ro5">
          <table:table-cell office:value-type="float" office:value="29921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623" table:style-name="ce46">
            <text:p><text:s text:c="2"/>55 623</text:p>
          </table:table-cell>
          <table:table-cell office:value-type="float" office:value="15375" table:style-name="ce46">
            <text:p><text:s text:c="2"/>15 37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75" table:style-name="ce46">
            <text:p><text:s text:c="2"/>23 8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29" table:style-name="ce46">
            <text:p><text:s text:c="2"/>16 7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2" table:style-name="ce46">
            <text:p><text:s text:c="2"/>1 482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082" table:style-name="ce46">
            <text:p><text:s text:c="2"/>114 082</text:p>
          </table:table-cell>
          <table:table-cell table:number-columns-repeated="16313"/>
        </table:table-row>
        <table:table-row table:style-name="ro5">
          <table:table-cell office:value-type="float" office:value="30001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53" table:style-name="ce46">
            <text:p><text:s text:c="2"/>15 9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5" table:style-name="ce46">
            <text:p><text:s text:c="2"/>2 8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9" table:style-name="ce46">
            <text:p><text:s text:c="2"/>1 6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59" table:style-name="ce46">
            <text:p><text:s text:c="2"/>21 059</text:p>
          </table:table-cell>
          <table:table-cell table:number-columns-repeated="16313"/>
        </table:table-row>
        <table:table-row table:style-name="ro5">
          <table:table-cell office:value-type="float" office:value="31801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24" table:style-name="ce46">
            <text:p><text:s text:c="2"/>2 9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19" table:style-name="ce46">
            <text:p><text:s text:c="2"/>4 119</text:p>
          </table:table-cell>
          <table:table-cell table:number-columns-repeated="16313"/>
        </table:table-row>
        <table:table-row table:style-name="ro5">
          <table:table-cell office:value-type="float" office:value="31802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285" table:style-name="ce47">
            <text:p><text:s text:c="2"/>2 285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52" table:style-name="ce47">
            <text:p><text:s text:c="2"/>1 452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192" table:style-name="ce47">
            <text:p><text:s text:c="2"/>1 19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857" table:style-name="ce47">
            <text:p><text:s text:c="3"/>857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228" table:style-name="ce47">
            <text:p><text:s text:c="2"/>1 228</text:p>
          </table:table-cell>
          <table:table-cell office:value-type="float" office:value="1614" table:style-name="ce47">
            <text:p><text:s text:c="2"/>1 614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231" table:style-name="ce47">
            <text:p><text:s text:c="2"/>4 231</text:p>
          </table:table-cell>
          <table:table-cell office:value-type="float" office:value="21868" table:style-name="ce47">
            <text:p><text:s text:c="2"/>21 868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846" table:style-name="ce47">
            <text:p><text:s text:c="2"/>41 846</text:p>
          </table:table-cell>
          <table:table-cell table:number-columns-repeated="16313"/>
        </table:table-row>
        <table:table-row table:style-name="ro5">
          <table:table-cell office:value-type="float" office:value="33001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4079" table:style-name="ce23">
            <text:p><text:s text:c="2"/>4 079</text:p>
          </table:table-cell>
          <table:table-cell office:value-type="float" office:value="1429" table:style-name="ce23">
            <text:p><text:s text:c="2"/>1 429</text:p>
          </table:table-cell>
          <table:table-cell office:value-type="float" office:value="1011" table:style-name="ce23">
            <text:p><text:s text:c="2"/>1 011</text:p>
          </table:table-cell>
          <table:table-cell office:value-type="float" office:value="1371" table:style-name="ce23">
            <text:p><text:s text:c="2"/>1 371</text:p>
          </table:table-cell>
          <table:table-cell office:value-type="float" office:value="801" table:style-name="ce23">
            <text:p><text:s text:c="3"/>801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481" table:style-name="ce23">
            <text:p><text:s text:c="3"/>48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346" table:style-name="ce23">
            <text:p><text:s text:c="3"/>346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3423" table:style-name="ce23">
            <text:p><text:s text:c="2"/>3 423</text:p>
          </table:table-cell>
          <table:table-cell office:value-type="float" office:value="1544" table:style-name="ce23">
            <text:p><text:s text:c="2"/>1 544</text:p>
          </table:table-cell>
          <table:table-cell office:value-type="float" office:value="666" table:style-name="ce23">
            <text:p><text:s text:c="3"/>666</text:p>
          </table:table-cell>
          <table:table-cell office:value-type="float" office:value="973" table:style-name="ce23">
            <text:p><text:s text:c="3"/>973</text:p>
          </table:table-cell>
          <table:table-cell office:value-type="float" office:value="1405" table:style-name="ce23">
            <text:p><text:s text:c="2"/>1 405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797" table:style-name="ce23">
            <text:p><text:s text:c="3"/>797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3157" table:style-name="ce23">
            <text:p><text:s text:c="2"/>3 157</text:p>
          </table:table-cell>
          <table:table-cell office:value-type="float" office:value="9957" table:style-name="ce23">
            <text:p><text:s text:c="2"/>9 957</text:p>
          </table:table-cell>
          <table:table-cell office:value-type="float" office:value="2233" table:style-name="ce23">
            <text:p><text:s text:c="2"/>2 233</text:p>
          </table:table-cell>
          <table:table-cell office:value-type="float" office:value="918" table:style-name="ce23">
            <text:p><text:s text:c="3"/>918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681" table:style-name="ce23">
            <text:p><text:s text:c="3"/>681</text:p>
          </table:table-cell>
          <table:table-cell office:value-type="float" office:value="884" table:style-name="ce23">
            <text:p><text:s text:c="3"/>884</text:p>
          </table:table-cell>
          <table:table-cell office:value-type="float" office:value="1113" table:style-name="ce23">
            <text:p><text:s text:c="2"/>1 113</text:p>
          </table:table-cell>
          <table:table-cell office:value-type="float" office:value="1968" table:style-name="ce23">
            <text:p><text:s text:c="2"/>1 968</text:p>
          </table:table-cell>
          <table:table-cell office:value-type="float" office:value="1396" table:style-name="ce23">
            <text:p><text:s text:c="2"/>1 396</text:p>
          </table:table-cell>
          <table:table-cell office:value-type="float" office:value="2747" table:style-name="ce23">
            <text:p><text:s text:c="2"/>2 747</text:p>
          </table:table-cell>
          <table:table-cell office:value-type="float" office:value="963" table:style-name="ce23">
            <text:p><text:s text:c="3"/>963</text:p>
          </table:table-cell>
          <table:table-cell office:value-type="float" office:value="5340" table:style-name="ce23">
            <text:p><text:s text:c="2"/>5 340</text:p>
          </table:table-cell>
          <table:table-cell office:value-type="float" office:value="1209" table:style-name="ce23">
            <text:p><text:s text:c="2"/>1 209</text:p>
          </table:table-cell>
          <table:table-cell office:value-type="float" office:value="1751" table:style-name="ce23">
            <text:p><text:s text:c="2"/>1 751</text:p>
          </table:table-cell>
          <table:table-cell office:value-type="float" office:value="924" table:style-name="ce23">
            <text:p><text:s text:c="3"/>924</text:p>
          </table:table-cell>
          <table:table-cell office:value-type="float" office:value="3876" table:style-name="ce23">
            <text:p><text:s text:c="2"/>3 87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684" table:style-name="ce23">
            <text:p><text:s text:c="3"/>684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597" table:style-name="ce23">
            <text:p><text:s text:c="3"/>597</text:p>
          </table:table-cell>
          <table:table-cell office:value-type="float" office:value="1226" table:style-name="ce23">
            <text:p><text:s text:c="2"/>1 226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1070" table:style-name="ce23">
            <text:p><text:s text:c="2"/>1 070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1198" table:style-name="ce23">
            <text:p><text:s text:c="2"/>1 198</text:p>
          </table:table-cell>
          <table:table-cell office:value-type="float" office:value="1168" table:style-name="ce23">
            <text:p><text:s text:c="2"/>1 168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446" table:style-name="ce23">
            <text:p><text:s text:c="2"/>1 446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63" table:style-name="ce23">
            <text:p><text:s text:c="2"/>1 263</text:p>
          </table:table-cell>
          <table:table-cell office:value-type="float" office:value="597" table:style-name="ce23">
            <text:p><text:s text:c="3"/>597</text:p>
          </table:table-cell>
          <table:table-cell office:value-type="float" office:value="681" table:style-name="ce23">
            <text:p><text:s text:c="3"/>681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459" table:style-name="ce23">
            <text:p><text:s text:c="2"/>77 459</text:p>
          </table:table-cell>
          <table:table-cell table:number-columns-repeated="16313"/>
        </table:table-row>
        <table:table-row table:style-name="ro5">
          <table:table-cell office:value-type="float" office:value="35001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510" table:style-name="ce23">
            <text:p><text:s text:c="2"/>7 510</text:p>
          </table:table-cell>
          <table:table-cell office:value-type="float" office:value="5017" table:style-name="ce23">
            <text:p><text:s text:c="2"/>5 017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704" table:style-name="ce23">
            <text:p><text:s text:c="3"/>704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1041" table:style-name="ce23">
            <text:p><text:s text:c="2"/>1 041</text:p>
          </table:table-cell>
          <table:table-cell office:value-type="float" office:value="442" table:style-name="ce23">
            <text:p><text:s text:c="3"/>442</text:p>
          </table:table-cell>
          <table:table-cell office:value-type="float" office:value="1651" table:style-name="ce23">
            <text:p><text:s text:c="2"/>1 651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3174" table:style-name="ce23">
            <text:p><text:s text:c="2"/>3 174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499" table:style-name="ce23">
            <text:p><text:s text:c="2"/>1 499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878" table:style-name="ce23">
            <text:p><text:s text:c="3"/>878</text:p>
          </table:table-cell>
          <table:table-cell office:value-type="float" office:value="2107" table:style-name="ce23">
            <text:p><text:s text:c="2"/>2 107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4546" table:style-name="ce23">
            <text:p><text:s text:c="2"/>4 546</text:p>
          </table:table-cell>
          <table:table-cell office:value-type="float" office:value="718" table:style-name="ce23">
            <text:p><text:s text:c="3"/>718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2197" table:style-name="ce23">
            <text:p><text:s text:c="2"/>2 197</text:p>
          </table:table-cell>
          <table:table-cell office:value-type="float" office:value="3869" table:style-name="ce23">
            <text:p><text:s text:c="2"/>3 869</text:p>
          </table:table-cell>
          <table:table-cell office:value-type="float" office:value="3608" table:style-name="ce23">
            <text:p><text:s text:c="2"/>3 608</text:p>
          </table:table-cell>
          <table:table-cell office:value-type="float" office:value="2733" table:style-name="ce23">
            <text:p><text:s text:c="2"/>2 733</text:p>
          </table:table-cell>
          <table:table-cell office:value-type="float" office:value="1349" table:style-name="ce23">
            <text:p><text:s text:c="2"/>1 349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654" table:style-name="ce23">
            <text:p><text:s text:c="3"/>654</text:p>
          </table:table-cell>
          <table:table-cell office:value-type="float" office:value="634" table:style-name="ce23">
            <text:p><text:s text:c="3"/>634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1219" table:style-name="ce23">
            <text:p><text:s text:c="2"/>1 219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386" table:style-name="ce23">
            <text:p><text:s text:c="3"/>386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83661" table:style-name="ce23">
            <text:p><text:s text:c="2"/>83 661</text:p>
          </table:table-cell>
          <table:table-cell office:value-type="float" office:value="4046" table:style-name="ce23">
            <text:p><text:s text:c="2"/>4 046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1537" table:style-name="ce23">
            <text:p><text:s text:c="2"/>1 537</text:p>
          </table:table-cell>
          <table:table-cell office:value-type="float" office:value="20335" table:style-name="ce23">
            <text:p><text:s text:c="2"/>20 335</text:p>
          </table:table-cell>
          <table:table-cell office:value-type="float" office:value="1433" table:style-name="ce23">
            <text:p><text:s text:c="2"/>1 433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220" table:style-name="ce23">
            <text:p><text:s text:c="2"/>1 220</text:p>
          </table:table-cell>
          <table:table-cell office:value-type="float" office:value="1445" table:style-name="ce23">
            <text:p><text:s text:c="2"/>1 445</text:p>
          </table:table-cell>
          <table:table-cell office:value-type="float" office:value="1720" table:style-name="ce23">
            <text:p><text:s text:c="2"/>1 720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1968" table:style-name="ce23">
            <text:p><text:s text:c="2"/>1 968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2567" table:style-name="ce23">
            <text:p><text:s text:c="2"/>2 567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1186" table:style-name="ce23">
            <text:p><text:s text:c="2"/>1 186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7982" table:style-name="ce23">
            <text:p><text:s text:c="2"/>7 98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6405" table:style-name="ce23">
            <text:p><text:s text:c="2"/>6 405</text:p>
          </table:table-cell>
          <table:table-cell office:value-type="float" office:value="2087" table:style-name="ce23">
            <text:p><text:s text:c="2"/>2 087</text:p>
          </table:table-cell>
          <table:table-cell office:value-type="float" office:value="2428" table:style-name="ce23">
            <text:p><text:s text:c="2"/>2 428</text:p>
          </table:table-cell>
          <table:table-cell office:value-type="float" office:value="1314" table:style-name="ce23">
            <text:p><text:s text:c="2"/>1 314</text:p>
          </table:table-cell>
          <table:table-cell office:value-type="float" office:value="1834" table:style-name="ce23">
            <text:p><text:s text:c="2"/>1 834</text:p>
          </table:table-cell>
          <table:table-cell office:value-type="float" office:value="1025" table:style-name="ce23">
            <text:p><text:s text:c="2"/>1 025</text:p>
          </table:table-cell>
          <table:table-cell office:value-type="float" office:value="3051" table:style-name="ce23">
            <text:p><text:s text:c="2"/>3 0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0579" table:style-name="ce23">
            <text:p><text:s text:c="2"/>200 579</text:p>
          </table:table-cell>
          <table:table-cell table:number-columns-repeated="16313"/>
        </table:table-row>
        <table:table-row table:style-name="ro5">
          <table:table-cell office:value-type="float" office:value="36801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4720" table:style-name="ce47">
            <text:p><text:s text:c="2"/>4 720</text:p>
          </table:table-cell>
          <table:table-cell office:value-type="float" office:value="2173" table:style-name="ce47">
            <text:p><text:s text:c="2"/>2 173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092" table:style-name="ce47">
            <text:p><text:s text:c="2"/>1 092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3968" table:style-name="ce47">
            <text:p><text:s text:c="2"/>3 968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1165" table:style-name="ce47">
            <text:p><text:s text:c="2"/>1 16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380" table:style-name="ce47">
            <text:p><text:s text:c="2"/>5 38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1386" table:style-name="ce47">
            <text:p><text:s text:c="2"/>11 386</text:p>
          </table:table-cell>
          <table:table-cell office:value-type="float" office:value="1332" table:style-name="ce47">
            <text:p><text:s text:c="2"/>1 332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622" table:style-name="ce47">
            <text:p><text:s text:c="2"/>1 622</text:p>
          </table:table-cell>
          <table:table-cell office:value-type="float" office:value="2170" table:style-name="ce47">
            <text:p><text:s text:c="2"/>2 170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930" table:style-name="ce47">
            <text:p><text:s text:c="2"/>1 9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537" table:style-name="ce47">
            <text:p><text:s text:c="2"/>47 537</text:p>
          </table:table-cell>
          <table:table-cell table:number-columns-repeated="16313"/>
        </table:table-row>
        <table:table-row table:style-name="ro5">
          <table:table-cell office:value-type="float" office:value="41801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36" table:style-name="ce23">
            <text:p><text:s text:c="3"/>536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812" table:style-name="ce23">
            <text:p><text:s text:c="2"/>31 812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247" table:style-name="ce23">
            <text:p><text:s text:c="3"/>2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10" table:style-name="ce23">
            <text:p><text:s text:c="3"/>810</text:p>
          </table:table-cell>
          <table:table-cell office:value-type="float" office:value="328" table:style-name="ce23">
            <text:p><text:s text:c="3"/>328</text:p>
          </table:table-cell>
          <table:table-cell office:value-type="float" office:value="578" table:style-name="ce23">
            <text:p><text:s text:c="3"/>578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2113" table:style-name="ce23">
            <text:p><text:s text:c="2"/>2 1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80" table:style-name="ce23">
            <text:p><text:s text:c="2"/>3 680</text:p>
          </table:table-cell>
          <table:table-cell office:value-type="float" office:value="1080" table:style-name="ce23">
            <text:p><text:s text:c="2"/>1 080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1612" table:style-name="ce23">
            <text:p><text:s text:c="2"/>1 6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524" table:style-name="ce23">
            <text:p><text:s text:c="2"/>46 524</text:p>
          </table:table-cell>
          <table:table-cell table:number-columns-repeated="16313"/>
        </table:table-row>
        <table:table-row table:style-name="ro5">
          <table:table-cell office:value-type="float" office:value="41802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1" table:style-name="ce46">
            <text:p><text:s text:c="2"/>4 821</text:p>
          </table:table-cell>
          <table:table-cell office:value-type="float" office:value="6834" table:style-name="ce46">
            <text:p><text:s text:c="2"/>6 8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00" table:style-name="ce46">
            <text:p><text:s text:c="2"/>8 70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28" table:style-name="ce46">
            <text:p><text:s text:c="2"/>24 228</text:p>
          </table:table-cell>
          <table:table-cell table:number-columns-repeated="16313"/>
        </table:table-row>
        <table:table-row table:style-name="ro5">
          <table:table-cell office:value-type="float" office:value="41803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591" table:style-name="ce46">
            <text:p><text:s text:c="2"/>1 59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75" table:style-name="ce46">
            <text:p><text:s text:c="2"/>25 57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7" table:style-name="ce46">
            <text:p><text:s text:c="2"/>3 7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1179" table:style-name="ce46">
            <text:p><text:s text:c="2"/>1 179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64" table:style-name="ce46">
            <text:p><text:s text:c="3"/>86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80" table:style-name="ce46">
            <text:p><text:s text:c="2"/>1 98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6" table:style-name="ce46">
            <text:p><text:s text:c="2"/>1 8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70" table:style-name="ce46">
            <text:p><text:s text:c="2"/>41 270</text:p>
          </table:table-cell>
          <table:table-cell table:number-columns-repeated="16313"/>
        </table:table-row>
        <table:table-row table:style-name="ro5">
          <table:table-cell office:value-type="float" office:value="45001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81" table:style-name="ce46">
            <text:p><text:s text:c="3"/>681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372" table:style-name="ce46">
            <text:p><text:s text:c="2"/>2 372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3543" table:style-name="ce46">
            <text:p><text:s text:c="2"/>3 543</text:p>
          </table:table-cell>
          <table:table-cell office:value-type="float" office:value="6450" table:style-name="ce46">
            <text:p><text:s text:c="2"/>6 4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648" table:style-name="ce46">
            <text:p><text:s text:c="2"/>1 648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4" table:style-name="ce46">
            <text:p><text:s text:c="2"/>1 014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54" table:style-name="ce46">
            <text:p><text:s text:c="2"/>23 854</text:p>
          </table:table-cell>
          <table:table-cell table:number-columns-repeated="16313"/>
        </table:table-row>
        <table:table-row table:style-name="ro5">
          <table:table-cell office:value-type="float" office:value="46801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472" table:style-name="ce46">
            <text:p><text:s text:c="2"/>6 472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4292" table:style-name="ce46">
            <text:p><text:s text:c="2"/>4 292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941" table:style-name="ce46">
            <text:p><text:s text:c="3"/>941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1173" table:style-name="ce46">
            <text:p><text:s text:c="2"/>1 17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309" table:style-name="ce46">
            <text:p><text:s text:c="2"/>1 309</text:p>
          </table:table-cell>
          <table:table-cell office:value-type="float" office:value="1504" table:style-name="ce46">
            <text:p><text:s text:c="2"/>1 504</text:p>
          </table:table-cell>
          <table:table-cell office:value-type="float" office:value="1086" table:style-name="ce46">
            <text:p><text:s text:c="2"/>1 086</text:p>
          </table:table-cell>
          <table:table-cell office:value-type="float" office:value="1373" table:style-name="ce46">
            <text:p><text:s text:c="2"/>1 373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2279" table:style-name="ce46">
            <text:p><text:s text:c="2"/>2 27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59" table:style-name="ce46">
            <text:p><text:s text:c="2"/>4 9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3077" table:style-name="ce46">
            <text:p><text:s text:c="2"/>3 077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59" table:style-name="ce46">
            <text:p><text:s text:c="2"/>41 259</text:p>
          </table:table-cell>
          <table:table-cell table:number-columns-repeated="16313"/>
        </table:table-row>
        <table:table-row table:style-name="ro5">
          <table:table-cell office:value-type="float" office:value="49001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4190" table:style-name="ce46">
            <text:p><text:s text:c="2"/>4 190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5313" table:style-name="ce46">
            <text:p><text:s text:c="2"/>5 313</text:p>
          </table:table-cell>
          <table:table-cell office:value-type="float" office:value="1761" table:style-name="ce46">
            <text:p><text:s text:c="2"/>1 761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8664" table:style-name="ce46">
            <text:p><text:s text:c="2"/>8 664</text:p>
          </table:table-cell>
          <table:table-cell office:value-type="float" office:value="1919" table:style-name="ce46">
            <text:p><text:s text:c="2"/>1 919</text:p>
          </table:table-cell>
          <table:table-cell office:value-type="float" office:value="11325" table:style-name="ce46">
            <text:p><text:s text:c="2"/>11 325</text:p>
          </table:table-cell>
          <table:table-cell office:value-type="float" office:value="2294" table:style-name="ce46">
            <text:p><text:s text:c="2"/>2 294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801" table:style-name="ce46">
            <text:p><text:s text:c="3"/>801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2515" table:style-name="ce46">
            <text:p><text:s text:c="2"/>2 515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3410" table:style-name="ce46">
            <text:p><text:s text:c="2"/>3 410</text:p>
          </table:table-cell>
          <table:table-cell office:value-type="float" office:value="931" table:style-name="ce46">
            <text:p><text:s text:c="3"/>931</text:p>
          </table:table-cell>
          <table:table-cell office:value-type="float" office:value="4531" table:style-name="ce46">
            <text:p><text:s text:c="2"/>4 531</text:p>
          </table:table-cell>
          <table:table-cell office:value-type="float" office:value="1719" table:style-name="ce46">
            <text:p><text:s text:c="2"/>1 719</text:p>
          </table:table-cell>
          <table:table-cell office:value-type="float" office:value="1235" table:style-name="ce46">
            <text:p><text:s text:c="2"/>1 235</text:p>
          </table:table-cell>
          <table:table-cell office:value-type="float" office:value="2327" table:style-name="ce46">
            <text:p><text:s text:c="2"/>2 327</text:p>
          </table:table-cell>
          <table:table-cell office:value-type="float" office:value="2141" table:style-name="ce46">
            <text:p><text:s text:c="2"/>2 141</text:p>
          </table:table-cell>
          <table:table-cell office:value-type="float" office:value="2072" table:style-name="ce46">
            <text:p><text:s text:c="2"/>2 072</text:p>
          </table:table-cell>
          <table:table-cell office:value-type="float" office:value="3894" table:style-name="ce46">
            <text:p><text:s text:c="2"/>3 894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806" table:style-name="ce46">
            <text:p><text:s text:c="2"/>1 806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1078" table:style-name="ce46">
            <text:p><text:s text:c="2"/>1 078</text:p>
          </table:table-cell>
          <table:table-cell office:value-type="float" office:value="1311" table:style-name="ce46">
            <text:p><text:s text:c="2"/>1 311</text:p>
          </table:table-cell>
          <table:table-cell office:value-type="float" office:value="3064" table:style-name="ce46">
            <text:p><text:s text:c="2"/>3 064</text:p>
          </table:table-cell>
          <table:table-cell office:value-type="float" office:value="1107" table:style-name="ce46">
            <text:p><text:s text:c="2"/>1 107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276" table:style-name="ce46">
            <text:p><text:s text:c="2"/>3 276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1632" table:style-name="ce46">
            <text:p><text:s text:c="2"/>1 632</text:p>
          </table:table-cell>
          <table:table-cell office:value-type="float" office:value="1007" table:style-name="ce46">
            <text:p><text:s text:c="2"/>1 007</text:p>
          </table:table-cell>
          <table:table-cell office:value-type="float" office:value="34504" table:style-name="ce46">
            <text:p><text:s text:c="2"/>34 504</text:p>
          </table:table-cell>
          <table:table-cell office:value-type="float" office:value="30828" table:style-name="ce46">
            <text:p><text:s text:c="2"/>30 828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515" table:style-name="ce46">
            <text:p><text:s text:c="2"/>4 5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587" table:style-name="ce46">
            <text:p><text:s text:c="2"/>158 587</text:p>
          </table:table-cell>
          <table:table-cell table:number-columns-repeated="16313"/>
        </table:table-row>
        <table:table-row table:style-name="ro5">
          <table:table-cell office:value-type="float" office:value="49002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06" table:style-name="ce23">
            <text:p><text:s text:c="3"/>60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81" table:style-name="ce23">
            <text:p><text:s text:c="3"/>781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230" table:style-name="ce23">
            <text:p><text:s text:c="2"/>2 230</text:p>
          </table:table-cell>
          <table:table-cell office:value-type="float" office:value="2269" table:style-name="ce23">
            <text:p><text:s text:c="2"/>2 269</text:p>
          </table:table-cell>
          <table:table-cell office:value-type="float" office:value="1220" table:style-name="ce23">
            <text:p><text:s text:c="2"/>1 220</text:p>
          </table:table-cell>
          <table:table-cell office:value-type="float" office:value="881" table:style-name="ce23">
            <text:p><text:s text:c="3"/>8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966" table:style-name="ce23">
            <text:p><text:s text:c="2"/>1 9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923" table:style-name="ce23">
            <text:p><text:s text:c="2"/>14 923</text:p>
          </table:table-cell>
          <table:table-cell table:number-columns-repeated="16313"/>
        </table:table-row>
        <table:table-row table:style-name="ro5">
          <table:table-cell office:value-type="float" office:value="50001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88" table:style-name="ce47">
            <text:p><text:s text:c="2"/>9 0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986" table:style-name="ce47">
            <text:p><text:s text:c="2"/>1 986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1988" table:style-name="ce47">
            <text:p><text:s text:c="2"/>1 98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15" table:style-name="ce47">
            <text:p><text:s text:c="2"/>1 11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61" table:style-name="ce47">
            <text:p><text:s text:c="2"/>1 461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1558" table:style-name="ce47">
            <text:p><text:s text:c="2"/>1 5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755" table:style-name="ce47">
            <text:p><text:s text:c="2"/>21 755</text:p>
          </table:table-cell>
          <table:table-cell table:number-columns-repeated="16313"/>
        </table:table-row>
        <table:table-row table:style-name="ro5">
          <table:table-cell office:value-type="float" office:value="51001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344" table:style-name="ce47">
            <text:p><text:s text:c="2"/>2 34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353" table:style-name="ce47">
            <text:p><text:s text:c="2"/>1 353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3346" table:style-name="ce47">
            <text:p><text:s text:c="2"/>3 346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765" table:style-name="ce47">
            <text:p><text:s text:c="3"/>765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702" table:style-name="ce47">
            <text:p><text:s text:c="3"/>702</text:p>
          </table:table-cell>
          <table:table-cell office:value-type="float" office:value="2705" table:style-name="ce47">
            <text:p><text:s text:c="2"/>2 70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28" table:style-name="ce47">
            <text:p><text:s text:c="3"/>928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666" table:style-name="ce47">
            <text:p><text:s text:c="3"/>66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131" table:style-name="ce47">
            <text:p><text:s text:c="2"/>1 131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2296" table:style-name="ce47">
            <text:p><text:s text:c="2"/>2 296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7692" table:style-name="ce47">
            <text:p><text:s text:c="2"/>7 6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523" table:style-name="ce47">
            <text:p><text:s text:c="2"/>30 523</text:p>
          </table:table-cell>
          <table:table-cell table:number-columns-repeated="16313"/>
        </table:table-row>
        <table:table-row table:style-name="ro5">
          <table:table-cell office:value-type="float" office:value="52801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107" table:style-name="ce47">
            <text:p><text:s text:c="2"/>4 107</text:p>
          </table:table-cell>
          <table:table-cell office:value-type="float" office:value="2217" table:style-name="ce47">
            <text:p><text:s text:c="2"/>2 217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3065" table:style-name="ce47">
            <text:p><text:s text:c="2"/>3 065</text:p>
          </table:table-cell>
          <table:table-cell office:value-type="float" office:value="2134" table:style-name="ce47">
            <text:p><text:s text:c="2"/>2 134</text:p>
          </table:table-cell>
          <table:table-cell office:value-type="float" office:value="3716" table:style-name="ce47">
            <text:p><text:s text:c="2"/>3 716</text:p>
          </table:table-cell>
          <table:table-cell office:value-type="float" office:value="2195" table:style-name="ce47">
            <text:p><text:s text:c="2"/>2 19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151" table:style-name="ce47">
            <text:p><text:s text:c="2"/>1 151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1068" table:style-name="ce47">
            <text:p><text:s text:c="2"/>1 068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2722" table:style-name="ce47">
            <text:p><text:s text:c="2"/>2 722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877" table:style-name="ce47">
            <text:p><text:s text:c="3"/>877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3560" table:style-name="ce47">
            <text:p><text:s text:c="2"/>3 560</text:p>
          </table:table-cell>
          <table:table-cell office:value-type="float" office:value="525" table:style-name="ce47">
            <text:p><text:s text:c="3"/>525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12176" table:style-name="ce47">
            <text:p><text:s text:c="2"/>12 176</text:p>
          </table:table-cell>
          <table:table-cell office:value-type="float" office:value="8200" table:style-name="ce47">
            <text:p><text:s text:c="2"/>8 200</text:p>
          </table:table-cell>
          <table:table-cell office:value-type="float" office:value="2556" table:style-name="ce47">
            <text:p><text:s text:c="2"/>2 556</text:p>
          </table:table-cell>
          <table:table-cell office:value-type="float" office:value="4799" table:style-name="ce47">
            <text:p><text:s text:c="2"/>4 799</text:p>
          </table:table-cell>
          <table:table-cell office:value-type="float" office:value="3568" table:style-name="ce47">
            <text:p><text:s text:c="2"/>3 56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754" table:style-name="ce47">
            <text:p><text:s text:c="2"/>1 754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21" table:style-name="ce47">
            <text:p><text:s text:c="2"/>1 0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174" table:style-name="ce47">
            <text:p><text:s text:c="2"/>72 174</text:p>
          </table:table-cell>
          <table:table-cell table:number-columns-repeated="16313"/>
        </table:table-row>
        <table:table-row table:style-name="ro5">
          <table:table-cell office:value-type="float" office:value="52802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4379" table:style-name="ce47">
            <text:p><text:s text:c="2"/>4 379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722" table:style-name="ce47">
            <text:p><text:s text:c="2"/>1 722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4627" table:style-name="ce47">
            <text:p><text:s text:c="2"/>4 627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074" table:style-name="ce47">
            <text:p><text:s text:c="2"/>2 074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200" table:style-name="ce47">
            <text:p><text:s text:c="2"/>22 200</text:p>
          </table:table-cell>
          <table:table-cell table:number-columns-repeated="16313"/>
        </table:table-row>
        <table:table-row table:style-name="ro5">
          <table:table-cell office:value-type="float" office:value="55001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582" table:style-name="ce46">
            <text:p><text:s text:c="2"/>1 582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3800" table:style-name="ce46">
            <text:p><text:s text:c="2"/>3 800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1464" table:style-name="ce46">
            <text:p><text:s text:c="2"/>1 46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989" table:style-name="ce46">
            <text:p><text:s text:c="2"/>2 989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7716" table:style-name="ce46">
            <text:p><text:s text:c="2"/>7 7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19" table:style-name="ce46">
            <text:p><text:s text:c="2"/>27 519</text:p>
          </table:table-cell>
          <table:table-cell table:number-columns-repeated="16313"/>
        </table:table-row>
        <table:table-row table:style-name="ro5">
          <table:table-cell office:value-type="float" office:value="56001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563" table:style-name="ce46">
            <text:p><text:s text:c="3"/>56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202" table:style-name="ce46">
            <text:p><text:s text:c="2"/>3 20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445" table:style-name="ce46">
            <text:p><text:s text:c="2"/>1 4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2" table:style-name="ce46">
            <text:p><text:s text:c="2"/>1 36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611" table:style-name="ce46">
            <text:p><text:s text:c="2"/>10 611</text:p>
          </table:table-cell>
          <table:table-cell office:value-type="float" office:value="1936" table:style-name="ce46">
            <text:p><text:s text:c="2"/>1 936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4864" table:style-name="ce46">
            <text:p><text:s text:c="2"/>4 864</text:p>
          </table:table-cell>
          <table:table-cell office:value-type="float" office:value="4239" table:style-name="ce46">
            <text:p><text:s text:c="2"/>4 23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042" table:style-name="ce46">
            <text:p><text:s text:c="2"/>9 0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11" table:style-name="ce46">
            <text:p><text:s text:c="2"/>42 011</text:p>
          </table:table-cell>
          <table:table-cell table:number-columns-repeated="16313"/>
        </table:table-row>
        <table:table-row table:style-name="ro5">
          <table:table-cell office:value-type="float" office:value="58001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50" table:style-name="ce46">
            <text:p><text:s text:c="2"/>2 05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3112" table:style-name="ce46">
            <text:p><text:s text:c="2"/>3 1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7" table:style-name="ce46">
            <text:p><text:s text:c="3"/>887</text:p>
          </table:table-cell>
          <table:table-cell office:value-type="float" office:value="3078" table:style-name="ce46">
            <text:p><text:s text:c="2"/>3 078</text:p>
          </table:table-cell>
          <table:table-cell office:value-type="float" office:value="2038" table:style-name="ce46">
            <text:p><text:s text:c="2"/>2 03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97" table:style-name="ce46">
            <text:p><text:s text:c="2"/>13 197</text:p>
          </table:table-cell>
          <table:table-cell table:number-columns-repeated="16313"/>
        </table:table-row>
        <table:table-row table:style-name="ro5">
          <table:table-cell office:value-type="float" office:value="59801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001" table:style-name="ce46">
            <text:p><text:s text:c="2"/>5 001</text:p>
          </table:table-cell>
          <table:table-cell office:value-type="float" office:value="4451" table:style-name="ce46">
            <text:p><text:s text:c="2"/>4 4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096" table:style-name="ce46">
            <text:p><text:s text:c="2"/>33 0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02" table:style-name="ce46">
            <text:p><text:s text:c="2"/>42 702</text:p>
          </table:table-cell>
          <table:table-cell table:number-columns-repeated="16313"/>
        </table:table-row>
        <table:table-row table:style-name="ro5">
          <table:table-cell office:value-type="float" office:value="61001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123" table:style-name="ce46">
            <text:p><text:s text:c="2"/>1 123</text:p>
          </table:table-cell>
          <table:table-cell office:value-type="float" office:value="1092" table:style-name="ce46">
            <text:p><text:s text:c="2"/>1 092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244" table:style-name="ce46">
            <text:p><text:s text:c="2"/>1 244</text:p>
          </table:table-cell>
          <table:table-cell office:value-type="float" office:value="1120" table:style-name="ce46">
            <text:p><text:s text:c="2"/>1 120</text:p>
          </table:table-cell>
          <table:table-cell office:value-type="float" office:value="6608" table:style-name="ce46">
            <text:p><text:s text:c="2"/>6 608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642" table:style-name="ce46">
            <text:p><text:s text:c="3"/>642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23342" table:style-name="ce46">
            <text:p><text:s text:c="2"/>23 342</text:p>
          </table:table-cell>
          <table:table-cell office:value-type="float" office:value="1496" table:style-name="ce46">
            <text:p><text:s text:c="2"/>1 496</text:p>
          </table:table-cell>
          <table:table-cell office:value-type="float" office:value="9617" table:style-name="ce46">
            <text:p><text:s text:c="2"/>9 617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2620" table:style-name="ce46">
            <text:p><text:s text:c="2"/>2 620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3036" table:style-name="ce46">
            <text:p><text:s text:c="2"/>3 036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722" table:style-name="ce46">
            <text:p><text:s text:c="2"/>1 722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5901" table:style-name="ce46">
            <text:p><text:s text:c="2"/>5 901</text:p>
          </table:table-cell>
          <table:table-cell office:value-type="float" office:value="1080" table:style-name="ce46">
            <text:p><text:s text:c="2"/>1 080</text:p>
          </table:table-cell>
          <table:table-cell office:value-type="float" office:value="1409" table:style-name="ce46">
            <text:p><text:s text:c="2"/>1 409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1193" table:style-name="ce46">
            <text:p><text:s text:c="2"/>1 193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090" table:style-name="ce46">
            <text:p><text:s text:c="2"/>80 090</text:p>
          </table:table-cell>
          <table:table-cell table:number-columns-repeated="16313"/>
        </table:table-row>
        <table:table-row table:style-name="ro5">
          <table:table-cell office:value-type="float" office:value="62801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479" table:style-name="ce47">
            <text:p><text:s text:c="3"/>47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18" table:style-name="ce47">
            <text:p><text:s text:c="3"/>81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473" table:style-name="ce47">
            <text:p><text:s text:c="2"/>1 473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7987" table:style-name="ce47">
            <text:p><text:s text:c="2"/>7 987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93" table:style-name="ce47">
            <text:p><text:s text:c="3"/>793</text:p>
          </table:table-cell>
          <table:table-cell office:value-type="float" office:value="1198" table:style-name="ce47">
            <text:p><text:s text:c="2"/>1 198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514" table:style-name="ce47">
            <text:p><text:s text:c="3"/>514</text:p>
          </table:table-cell>
          <table:table-cell office:value-type="float" office:value="1119" table:style-name="ce47">
            <text:p><text:s text:c="2"/>1 119</text:p>
          </table:table-cell>
          <table:table-cell office:value-type="float" office:value="3072" table:style-name="ce47">
            <text:p><text:s text:c="2"/>3 072</text:p>
          </table:table-cell>
          <table:table-cell office:value-type="float" office:value="8736" table:style-name="ce47">
            <text:p><text:s text:c="2"/>8 736</text:p>
          </table:table-cell>
          <table:table-cell office:value-type="float" office:value="17026" table:style-name="ce47">
            <text:p><text:s text:c="2"/>17 026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2536" table:style-name="ce47">
            <text:p><text:s text:c="2"/>2 53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730" table:style-name="ce47">
            <text:p><text:s text:c="2"/>5 730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891" table:style-name="ce47">
            <text:p><text:s text:c="3"/>891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1992" table:style-name="ce47">
            <text:p><text:s text:c="2"/>11 992</text:p>
          </table:table-cell>
          <table:table-cell office:value-type="float" office:value="1635" table:style-name="ce47">
            <text:p><text:s text:c="2"/>1 635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2876" table:style-name="ce47">
            <text:p><text:s text:c="2"/>2 8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415" table:style-name="ce47">
            <text:p><text:s text:c="2"/>1 4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807" table:style-name="ce47">
            <text:p><text:s text:c="2"/>77 807</text:p>
          </table:table-cell>
          <table:table-cell table:number-columns-repeated="16313"/>
        </table:table-row>
        <table:table-row table:style-name="ro5">
          <table:table-cell office:value-type="float" office:value="64801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227" table:style-name="ce47">
            <text:p><text:s text:c="2"/>7 227</text:p>
          </table:table-cell>
          <table:table-cell office:value-type="float" office:value="2876" table:style-name="ce47">
            <text:p><text:s text:c="2"/>2 876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729" table:style-name="ce47">
            <text:p><text:s text:c="3"/>729</text:p>
          </table:table-cell>
          <table:table-cell office:value-type="float" office:value="4944" table:style-name="ce47">
            <text:p><text:s text:c="2"/>4 944</text:p>
          </table:table-cell>
          <table:table-cell office:value-type="float" office:value="1876" table:style-name="ce47">
            <text:p><text:s text:c="2"/>1 876</text:p>
          </table:table-cell>
          <table:table-cell office:value-type="float" office:value="658" table:style-name="ce47">
            <text:p><text:s text:c="3"/>658</text:p>
          </table:table-cell>
          <table:table-cell office:value-type="float" office:value="6392" table:style-name="ce47">
            <text:p><text:s text:c="2"/>6 392</text:p>
          </table:table-cell>
          <table:table-cell office:value-type="float" office:value="2313" table:style-name="ce47">
            <text:p><text:s text:c="2"/>2 313</text:p>
          </table:table-cell>
          <table:table-cell office:value-type="float" office:value="6224" table:style-name="ce47">
            <text:p><text:s text:c="2"/>6 224</text:p>
          </table:table-cell>
          <table:table-cell office:value-type="float" office:value="1780" table:style-name="ce47">
            <text:p><text:s text:c="2"/>1 780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974" table:style-name="ce47">
            <text:p><text:s text:c="3"/>974</text:p>
          </table:table-cell>
          <table:table-cell office:value-type="float" office:value="1374" table:style-name="ce47">
            <text:p><text:s text:c="2"/>1 374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647" table:style-name="ce47">
            <text:p><text:s text:c="3"/>647</text:p>
          </table:table-cell>
          <table:table-cell office:value-type="float" office:value="2801" table:style-name="ce47">
            <text:p><text:s text:c="2"/>2 801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4157" table:style-name="ce47">
            <text:p><text:s text:c="2"/>4 157</text:p>
          </table:table-cell>
          <table:table-cell office:value-type="float" office:value="1395" table:style-name="ce47">
            <text:p><text:s text:c="2"/>1 395</text:p>
          </table:table-cell>
          <table:table-cell office:value-type="float" office:value="4816" table:style-name="ce47">
            <text:p><text:s text:c="2"/>4 816</text:p>
          </table:table-cell>
          <table:table-cell office:value-type="float" office:value="1695" table:style-name="ce47">
            <text:p><text:s text:c="2"/>1 695</text:p>
          </table:table-cell>
          <table:table-cell office:value-type="float" office:value="1044" table:style-name="ce47">
            <text:p><text:s text:c="2"/>1 044</text:p>
          </table:table-cell>
          <table:table-cell office:value-type="float" office:value="1288" table:style-name="ce47">
            <text:p><text:s text:c="2"/>1 288</text:p>
          </table:table-cell>
          <table:table-cell office:value-type="float" office:value="2281" table:style-name="ce47">
            <text:p><text:s text:c="2"/>2 281</text:p>
          </table:table-cell>
          <table:table-cell office:value-type="float" office:value="2424" table:style-name="ce47">
            <text:p><text:s text:c="2"/>2 424</text:p>
          </table:table-cell>
          <table:table-cell office:value-type="float" office:value="2758" table:style-name="ce47">
            <text:p><text:s text:c="2"/>2 758</text:p>
          </table:table-cell>
          <table:table-cell office:value-type="float" office:value="1498" table:style-name="ce47">
            <text:p><text:s text:c="2"/>1 498</text:p>
          </table:table-cell>
          <table:table-cell office:value-type="float" office:value="2123" table:style-name="ce47">
            <text:p><text:s text:c="2"/>2 123</text:p>
          </table:table-cell>
          <table:table-cell office:value-type="float" office:value="1849" table:style-name="ce47">
            <text:p><text:s text:c="2"/>1 849</text:p>
          </table:table-cell>
          <table:table-cell office:value-type="float" office:value="1843" table:style-name="ce47">
            <text:p><text:s text:c="2"/>1 843</text:p>
          </table:table-cell>
          <table:table-cell office:value-type="float" office:value="2559" table:style-name="ce47">
            <text:p><text:s text:c="2"/>2 559</text:p>
          </table:table-cell>
          <table:table-cell office:value-type="float" office:value="2933" table:style-name="ce47">
            <text:p><text:s text:c="2"/>2 933</text:p>
          </table:table-cell>
          <table:table-cell office:value-type="float" office:value="1383" table:style-name="ce47">
            <text:p><text:s text:c="2"/>1 383</text:p>
          </table:table-cell>
          <table:table-cell office:value-type="float" office:value="1132" table:style-name="ce47">
            <text:p><text:s text:c="2"/>1 132</text:p>
          </table:table-cell>
          <table:table-cell office:value-type="float" office:value="1298" table:style-name="ce47">
            <text:p><text:s text:c="2"/>1 298</text:p>
          </table:table-cell>
          <table:table-cell office:value-type="float" office:value="830" table:style-name="ce47">
            <text:p><text:s text:c="3"/>830</text:p>
          </table:table-cell>
          <table:table-cell office:value-type="float" office:value="8533" table:style-name="ce47">
            <text:p><text:s text:c="2"/>8 533</text:p>
          </table:table-cell>
          <table:table-cell office:value-type="float" office:value="1818" table:style-name="ce47">
            <text:p><text:s text:c="2"/>1 818</text:p>
          </table:table-cell>
          <table:table-cell office:value-type="float" office:value="11479" table:style-name="ce47">
            <text:p><text:s text:c="2"/>11 479</text:p>
          </table:table-cell>
          <table:table-cell office:value-type="float" office:value="3328" table:style-name="ce47">
            <text:p><text:s text:c="2"/>3 328</text:p>
          </table:table-cell>
          <table:table-cell office:value-type="float" office:value="33098" table:style-name="ce47">
            <text:p><text:s text:c="2"/>33 098</text:p>
          </table:table-cell>
          <table:table-cell office:value-type="float" office:value="10793" table:style-name="ce47">
            <text:p><text:s text:c="2"/>10 793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1608" table:style-name="ce47">
            <text:p><text:s text:c="2"/>1 608</text:p>
          </table:table-cell>
          <table:table-cell office:value-type="float" office:value="4126" table:style-name="ce47">
            <text:p><text:s text:c="2"/>4 126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3899" table:style-name="ce47">
            <text:p><text:s text:c="2"/>3 899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1215" table:style-name="ce47">
            <text:p><text:s text:c="2"/>1 215</text:p>
          </table:table-cell>
          <table:table-cell office:value-type="float" office:value="8136" table:style-name="ce47">
            <text:p><text:s text:c="2"/>8 136</text:p>
          </table:table-cell>
          <table:table-cell office:value-type="float" office:value="3284" table:style-name="ce47">
            <text:p><text:s text:c="2"/>3 284</text:p>
          </table:table-cell>
          <table:table-cell office:value-type="float" office:value="86225" table:style-name="ce47">
            <text:p><text:s text:c="2"/>86 225</text:p>
          </table:table-cell>
          <table:table-cell office:value-type="float" office:value="30974" table:style-name="ce47">
            <text:p><text:s text:c="2"/>30 974</text:p>
          </table:table-cell>
          <table:table-cell office:value-type="float" office:value="5887" table:style-name="ce47">
            <text:p><text:s text:c="2"/>5 887</text:p>
          </table:table-cell>
          <table:table-cell office:value-type="float" office:value="1752" table:style-name="ce47">
            <text:p><text:s text:c="2"/>1 752</text:p>
          </table:table-cell>
          <table:table-cell office:value-type="float" office:value="1142" table:style-name="ce47">
            <text:p><text:s text:c="2"/>1 142</text:p>
          </table:table-cell>
          <table:table-cell office:value-type="float" office:value="1529" table:style-name="ce47">
            <text:p><text:s text:c="2"/>1 529</text:p>
          </table:table-cell>
          <table:table-cell office:value-type="float" office:value="6591" table:style-name="ce47">
            <text:p><text:s text:c="2"/>6 591</text:p>
          </table:table-cell>
          <table:table-cell office:value-type="float" office:value="1399" table:style-name="ce47">
            <text:p><text:s text:c="2"/>1 399</text:p>
          </table:table-cell>
          <table:table-cell office:value-type="float" office:value="70987" table:style-name="ce47">
            <text:p><text:s text:c="2"/>70 987</text:p>
          </table:table-cell>
          <table:table-cell office:value-type="float" office:value="1125" table:style-name="ce47">
            <text:p><text:s text:c="2"/>1 125</text:p>
          </table:table-cell>
          <table:table-cell office:value-type="float" office:value="2727" table:style-name="ce47">
            <text:p><text:s text:c="2"/>2 727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6369" table:style-name="ce47">
            <text:p><text:s text:c="2"/>6 369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2806" table:style-name="ce47">
            <text:p><text:s text:c="2"/>2 8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6893" table:style-name="ce47">
            <text:p><text:s text:c="2"/>396 893</text:p>
          </table:table-cell>
          <table:table-cell table:number-columns-repeated="16313"/>
        </table:table-row>
        <table:table-row table:style-name="ro5">
          <table:table-cell office:value-type="float" office:value="68001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407" table:style-name="ce47">
            <text:p><text:s text:c="2"/>1 407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409" table:style-name="ce47">
            <text:p><text:s text:c="2"/>1 409</text:p>
          </table:table-cell>
          <table:table-cell office:value-type="float" office:value="3995" table:style-name="ce47">
            <text:p><text:s text:c="2"/>3 995</text:p>
          </table:table-cell>
          <table:table-cell office:value-type="float" office:value="40290" table:style-name="ce47">
            <text:p><text:s text:c="2"/>40 290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2810" table:style-name="ce47">
            <text:p><text:s text:c="2"/>2 810</text:p>
          </table:table-cell>
          <table:table-cell office:value-type="float" office:value="1328" table:style-name="ce47">
            <text:p><text:s text:c="2"/>1 328</text:p>
          </table:table-cell>
          <table:table-cell office:value-type="float" office:value="5101" table:style-name="ce47">
            <text:p><text:s text:c="2"/>5 101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42" table:style-name="ce47">
            <text:p><text:s text:c="2"/>2 542</text:p>
          </table:table-cell>
          <table:table-cell office:value-type="float" office:value="1690" table:style-name="ce47">
            <text:p><text:s text:c="2"/>1 690</text:p>
          </table:table-cell>
          <table:table-cell office:value-type="float" office:value="6212" table:style-name="ce47">
            <text:p><text:s text:c="2"/>6 212</text:p>
          </table:table-cell>
          <table:table-cell office:value-type="float" office:value="1906" table:style-name="ce47">
            <text:p><text:s text:c="2"/>1 906</text:p>
          </table:table-cell>
          <table:table-cell office:value-type="float" office:value="5285" table:style-name="ce47">
            <text:p><text:s text:c="2"/>5 285</text:p>
          </table:table-cell>
          <table:table-cell office:value-type="float" office:value="933" table:style-name="ce47">
            <text:p><text:s text:c="3"/>933</text:p>
          </table:table-cell>
          <table:table-cell office:value-type="float" office:value="1199" table:style-name="ce47">
            <text:p><text:s text:c="2"/>1 199</text:p>
          </table:table-cell>
          <table:table-cell office:value-type="float" office:value="1152" table:style-name="ce47">
            <text:p><text:s text:c="2"/>1 152</text:p>
          </table:table-cell>
          <table:table-cell office:value-type="float" office:value="3263" table:style-name="ce47">
            <text:p><text:s text:c="2"/>3 263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3484" table:style-name="ce47">
            <text:p><text:s text:c="2"/>3 484</text:p>
          </table:table-cell>
          <table:table-cell office:value-type="float" office:value="714" table:style-name="ce47">
            <text:p><text:s text:c="3"/>714</text:p>
          </table:table-cell>
          <table:table-cell office:value-type="float" office:value="4931" table:style-name="ce47">
            <text:p><text:s text:c="2"/>4 931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2370" table:style-name="ce47">
            <text:p><text:s text:c="2"/>2 370</text:p>
          </table:table-cell>
          <table:table-cell office:value-type="float" office:value="4365" table:style-name="ce47">
            <text:p><text:s text:c="2"/>4 365</text:p>
          </table:table-cell>
          <table:table-cell office:value-type="float" office:value="3175" table:style-name="ce47">
            <text:p><text:s text:c="2"/>3 1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482" table:style-name="ce47">
            <text:p><text:s text:c="2"/>109 482</text:p>
          </table:table-cell>
          <table:table-cell table:number-columns-repeated="16313"/>
        </table:table-row>
        <table:table-row table:style-name="ro5">
          <table:table-cell office:value-type="float" office:value="68002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69801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10959" table:style-name="ce47">
            <text:p><text:s text:c="2"/>10 959</text:p>
          </table:table-cell>
          <table:table-cell office:value-type="float" office:value="2225" table:style-name="ce47">
            <text:p><text:s text:c="2"/>2 225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4588" table:style-name="ce47">
            <text:p><text:s text:c="2"/>4 588</text:p>
          </table:table-cell>
          <table:table-cell office:value-type="float" office:value="862" table:style-name="ce47">
            <text:p><text:s text:c="3"/>862</text:p>
          </table:table-cell>
          <table:table-cell office:value-type="float" office:value="7325" table:style-name="ce47">
            <text:p><text:s text:c="2"/>7 325</text:p>
          </table:table-cell>
          <table:table-cell office:value-type="float" office:value="2161" table:style-name="ce47">
            <text:p><text:s text:c="2"/>2 161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003" table:style-name="ce47">
            <text:p><text:s text:c="2"/>2 00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5888" table:style-name="ce47">
            <text:p><text:s text:c="2"/>5 888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3906" table:style-name="ce47">
            <text:p><text:s text:c="2"/>3 906</text:p>
          </table:table-cell>
          <table:table-cell office:value-type="float" office:value="3908" table:style-name="ce47">
            <text:p><text:s text:c="2"/>3 908</text:p>
          </table:table-cell>
          <table:table-cell office:value-type="float" office:value="1579" table:style-name="ce47">
            <text:p><text:s text:c="2"/>1 579</text:p>
          </table:table-cell>
          <table:table-cell office:value-type="float" office:value="4230" table:style-name="ce47">
            <text:p><text:s text:c="2"/>4 230</text:p>
          </table:table-cell>
          <table:table-cell office:value-type="float" office:value="1950" table:style-name="ce47">
            <text:p><text:s text:c="2"/>1 950</text:p>
          </table:table-cell>
          <table:table-cell office:value-type="float" office:value="2286" table:style-name="ce47">
            <text:p><text:s text:c="2"/>2 286</text:p>
          </table:table-cell>
          <table:table-cell office:value-type="float" office:value="1848" table:style-name="ce47">
            <text:p><text:s text:c="2"/>1 848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2620" table:style-name="ce47">
            <text:p><text:s text:c="2"/>2 620</text:p>
          </table:table-cell>
          <table:table-cell office:value-type="float" office:value="2503" table:style-name="ce47">
            <text:p><text:s text:c="2"/>2 503</text:p>
          </table:table-cell>
          <table:table-cell office:value-type="float" office:value="2237" table:style-name="ce47">
            <text:p><text:s text:c="2"/>2 237</text:p>
          </table:table-cell>
          <table:table-cell office:value-type="float" office:value="2631" table:style-name="ce47">
            <text:p><text:s text:c="2"/>2 631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1430" table:style-name="ce47">
            <text:p><text:s text:c="2"/>1 430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4993" table:style-name="ce47">
            <text:p><text:s text:c="2"/>4 993</text:p>
          </table:table-cell>
          <table:table-cell office:value-type="float" office:value="7217" table:style-name="ce47">
            <text:p><text:s text:c="2"/>7 217</text:p>
          </table:table-cell>
          <table:table-cell office:value-type="float" office:value="27519" table:style-name="ce47">
            <text:p><text:s text:c="2"/>27 519</text:p>
          </table:table-cell>
          <table:table-cell office:value-type="float" office:value="2476" table:style-name="ce47">
            <text:p><text:s text:c="2"/>2 476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2045" table:style-name="ce47">
            <text:p><text:s text:c="2"/>2 045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045" table:style-name="ce47">
            <text:p><text:s text:c="2"/>1 045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3078" table:style-name="ce47">
            <text:p><text:s text:c="2"/>3 078</text:p>
          </table:table-cell>
          <table:table-cell office:value-type="float" office:value="3430" table:style-name="ce47">
            <text:p><text:s text:c="2"/>3 430</text:p>
          </table:table-cell>
          <table:table-cell office:value-type="float" office:value="3287" table:style-name="ce47">
            <text:p><text:s text:c="2"/>3 287</text:p>
          </table:table-cell>
          <table:table-cell office:value-type="float" office:value="18205" table:style-name="ce47">
            <text:p><text:s text:c="2"/>18 205</text:p>
          </table:table-cell>
          <table:table-cell office:value-type="float" office:value="2292" table:style-name="ce47">
            <text:p><text:s text:c="2"/>2 292</text:p>
          </table:table-cell>
          <table:table-cell office:value-type="float" office:value="18873" table:style-name="ce47">
            <text:p><text:s text:c="2"/>18 873</text:p>
          </table:table-cell>
          <table:table-cell office:value-type="float" office:value="5040" table:style-name="ce47">
            <text:p><text:s text:c="2"/>5 040</text:p>
          </table:table-cell>
          <table:table-cell office:value-type="float" office:value="479" table:style-name="ce47">
            <text:p><text:s text:c="3"/>479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4152" table:style-name="ce47">
            <text:p><text:s text:c="2"/>4 152</text:p>
          </table:table-cell>
          <table:table-cell office:value-type="float" office:value="1440" table:style-name="ce47">
            <text:p><text:s text:c="2"/>1 440</text:p>
          </table:table-cell>
          <table:table-cell office:value-type="float" office:value="5005" table:style-name="ce47">
            <text:p><text:s text:c="2"/>5 005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443" table:style-name="ce47">
            <text:p><text:s text:c="2"/>2 443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728" table:style-name="ce47">
            <text:p><text:s text:c="2"/>2 728</text:p>
          </table:table-cell>
          <table:table-cell office:value-type="float" office:value="1250" table:style-name="ce47">
            <text:p><text:s text:c="2"/>1 250</text:p>
          </table:table-cell>
          <table:table-cell office:value-type="float" office:value="3417" table:style-name="ce47">
            <text:p><text:s text:c="2"/>3 4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654" table:style-name="ce47">
            <text:p><text:s text:c="2"/>199 654</text:p>
          </table:table-cell>
          <table:table-cell table:number-columns-repeated="16313"/>
        </table:table-row>
        <table:table-row table:style-name="ro5">
          <table:table-cell office:value-type="float" office:value="71801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1" table:style-name="ce46">
            <text:p><text:s text:c="2"/>3 291</text:p>
          </table:table-cell>
          <table:table-cell table:number-columns-repeated="16313"/>
        </table:table-row>
        <table:table-row table:style-name="ro5">
          <table:table-cell office:value-type="float" office:value="71802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201" table:style-name="ce46">
            <text:p><text:s text:c="2"/>2 201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173" table:style-name="ce46">
            <text:p><text:s text:c="2"/>1 173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1157" table:style-name="ce46">
            <text:p><text:s text:c="2"/>1 157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1572" table:style-name="ce46">
            <text:p><text:s text:c="2"/>1 572</text:p>
          </table:table-cell>
          <table:table-cell office:value-type="float" office:value="1682" table:style-name="ce46">
            <text:p><text:s text:c="2"/>1 682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828" table:style-name="ce46">
            <text:p><text:s text:c="2"/>3 828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3865" table:style-name="ce46">
            <text:p><text:s text:c="2"/>3 865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601" table:style-name="ce46">
            <text:p><text:s text:c="2"/>1 601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72" table:style-name="ce46">
            <text:p><text:s text:c="2"/>4 87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7" table:style-name="ce46">
            <text:p><text:s text:c="2"/>3 3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04" table:style-name="ce46">
            <text:p><text:s text:c="2"/>6 404</text:p>
          </table:table-cell>
          <table:table-cell office:value-type="float" office:value="2098" table:style-name="ce46">
            <text:p><text:s text:c="2"/>2 098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919" table:style-name="ce46">
            <text:p><text:s text:c="2"/>1 9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378" table:style-name="ce46">
            <text:p><text:s text:c="2"/>49 378</text:p>
          </table:table-cell>
          <table:table-cell table:number-columns-repeated="16313"/>
        </table:table-row>
        <table:table-row table:style-name="ro5">
          <table:table-cell office:value-type="float" office:value="73801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993" table:style-name="ce46">
            <text:p><text:s text:c="2"/>2 993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4687" table:style-name="ce46">
            <text:p><text:s text:c="2"/>4 687</text:p>
          </table:table-cell>
          <table:table-cell office:value-type="float" office:value="6413" table:style-name="ce46">
            <text:p><text:s text:c="2"/>6 413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515" table:style-name="ce46">
            <text:p><text:s text:c="3"/>515</text:p>
          </table:table-cell>
          <table:table-cell office:value-type="float" office:value="1124" table:style-name="ce46">
            <text:p><text:s text:c="2"/>1 12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1652" table:style-name="ce46">
            <text:p><text:s text:c="2"/>1 652</text:p>
          </table:table-cell>
          <table:table-cell office:value-type="float" office:value="2552" table:style-name="ce46">
            <text:p><text:s text:c="2"/>2 552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37" table:style-name="ce46">
            <text:p><text:s text:c="3"/>637</text:p>
          </table:table-cell>
          <table:table-cell office:value-type="float" office:value="1616" table:style-name="ce46">
            <text:p><text:s text:c="2"/>1 616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5118" table:style-name="ce46">
            <text:p><text:s text:c="2"/>5 11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4904" table:style-name="ce46">
            <text:p><text:s text:c="2"/>4 904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2356" table:style-name="ce46">
            <text:p><text:s text:c="2"/>2 356</text:p>
          </table:table-cell>
          <table:table-cell office:value-type="float" office:value="3512" table:style-name="ce46">
            <text:p><text:s text:c="2"/>3 512</text:p>
          </table:table-cell>
          <table:table-cell office:value-type="float" office:value="22813" table:style-name="ce46">
            <text:p><text:s text:c="2"/>22 813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443" table:style-name="ce46">
            <text:p><text:s text:c="3"/>443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1121" table:style-name="ce46">
            <text:p><text:s text:c="2"/>1 121</text:p>
          </table:table-cell>
          <table:table-cell office:value-type="float" office:value="2718" table:style-name="ce46">
            <text:p><text:s text:c="2"/>2 718</text:p>
          </table:table-cell>
          <table:table-cell office:value-type="float" office:value="4321" table:style-name="ce46">
            <text:p><text:s text:c="2"/>4 321</text:p>
          </table:table-cell>
          <table:table-cell office:value-type="float" office:value="2283" table:style-name="ce46">
            <text:p><text:s text:c="2"/>2 283</text:p>
          </table:table-cell>
          <table:table-cell office:value-type="float" office:value="14043" table:style-name="ce46">
            <text:p><text:s text:c="2"/>14 043</text:p>
          </table:table-cell>
          <table:table-cell office:value-type="float" office:value="1050" table:style-name="ce46">
            <text:p><text:s text:c="2"/>1 050</text:p>
          </table:table-cell>
          <table:table-cell office:value-type="float" office:value="5605" table:style-name="ce46">
            <text:p><text:s text:c="2"/>5 605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2577" table:style-name="ce46">
            <text:p><text:s text:c="2"/>2 577</text:p>
          </table:table-cell>
          <table:table-cell office:value-type="float" office:value="1313" table:style-name="ce46">
            <text:p><text:s text:c="2"/>1 313</text:p>
          </table:table-cell>
          <table:table-cell office:value-type="float" office:value="1980" table:style-name="ce46">
            <text:p><text:s text:c="2"/>1 980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4866" table:style-name="ce46">
            <text:p><text:s text:c="2"/>4 866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3621" table:style-name="ce46">
            <text:p><text:s text:c="2"/>3 621</text:p>
          </table:table-cell>
          <table:table-cell office:value-type="float" office:value="1303" table:style-name="ce46">
            <text:p><text:s text:c="2"/>1 303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057" table:style-name="ce46">
            <text:p><text:s text:c="2"/>2 057</text:p>
          </table:table-cell>
          <table:table-cell office:value-type="float" office:value="1984" table:style-name="ce46">
            <text:p><text:s text:c="2"/>1 9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319" table:style-name="ce46">
            <text:p><text:s text:c="2"/>126 319</text:p>
          </table:table-cell>
          <table:table-cell table:number-columns-repeated="16313"/>
        </table:table-row>
        <table:table-row table:style-name="ro5">
          <table:table-cell office:value-type="float" office:value="77001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33" table:style-name="ce46">
            <text:p><text:s text:c="3"/>53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7140" table:style-name="ce46">
            <text:p><text:s text:c="2"/>17 140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1854" table:style-name="ce46">
            <text:p><text:s text:c="2"/>1 854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102" table:style-name="ce46">
            <text:p><text:s text:c="2"/>1 102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755" table:style-name="ce46">
            <text:p><text:s text:c="3"/>755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947" table:style-name="ce46">
            <text:p><text:s text:c="3"/>947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1046" table:style-name="ce46">
            <text:p><text:s text:c="2"/>1 046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2431" table:style-name="ce46">
            <text:p><text:s text:c="2"/>2 431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2165" table:style-name="ce46">
            <text:p><text:s text:c="2"/>2 165</text:p>
          </table:table-cell>
          <table:table-cell office:value-type="float" office:value="6338" table:style-name="ce46">
            <text:p><text:s text:c="2"/>6 338</text:p>
          </table:table-cell>
          <table:table-cell office:value-type="float" office:value="1175" table:style-name="ce46">
            <text:p><text:s text:c="2"/>1 175</text:p>
          </table:table-cell>
          <table:table-cell office:value-type="float" office:value="12202" table:style-name="ce46">
            <text:p><text:s text:c="2"/>12 202</text:p>
          </table:table-cell>
          <table:table-cell office:value-type="float" office:value="5620" table:style-name="ce46">
            <text:p><text:s text:c="2"/>5 620</text:p>
          </table:table-cell>
          <table:table-cell office:value-type="float" office:value="1317" table:style-name="ce46">
            <text:p><text:s text:c="2"/>1 317</text:p>
          </table:table-cell>
          <table:table-cell office:value-type="float" office:value="4407" table:style-name="ce46">
            <text:p><text:s text:c="2"/>4 407</text:p>
          </table:table-cell>
          <table:table-cell office:value-type="float" office:value="2878" table:style-name="ce46">
            <text:p><text:s text:c="2"/>2 878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720" table:style-name="ce46">
            <text:p><text:s text:c="2"/>1 720</text:p>
          </table:table-cell>
          <table:table-cell office:value-type="float" office:value="1109" table:style-name="ce46">
            <text:p><text:s text:c="2"/>1 109</text:p>
          </table:table-cell>
          <table:table-cell office:value-type="float" office:value="1840" table:style-name="ce46">
            <text:p><text:s text:c="2"/>1 840</text:p>
          </table:table-cell>
          <table:table-cell office:value-type="float" office:value="6801" table:style-name="ce46">
            <text:p><text:s text:c="2"/>6 801</text:p>
          </table:table-cell>
          <table:table-cell office:value-type="float" office:value="3938" table:style-name="ce46">
            <text:p><text:s text:c="2"/>3 938</text:p>
          </table:table-cell>
          <table:table-cell office:value-type="float" office:value="2445" table:style-name="ce46">
            <text:p><text:s text:c="2"/>2 445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1410" table:style-name="ce46">
            <text:p><text:s text:c="2"/>1 410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2409" table:style-name="ce46">
            <text:p><text:s text:c="2"/>2 409</text:p>
          </table:table-cell>
          <table:table-cell office:value-type="float" office:value="1478" table:style-name="ce46">
            <text:p><text:s text:c="2"/>1 478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4368" table:style-name="ce46">
            <text:p><text:s text:c="2"/>4 368</text:p>
          </table:table-cell>
          <table:table-cell office:value-type="float" office:value="2118" table:style-name="ce46">
            <text:p><text:s text:c="2"/>2 118</text:p>
          </table:table-cell>
          <table:table-cell office:value-type="float" office:value="3529" table:style-name="ce46">
            <text:p><text:s text:c="2"/>3 529</text:p>
          </table:table-cell>
          <table:table-cell office:value-type="float" office:value="2246" table:style-name="ce46">
            <text:p><text:s text:c="2"/>2 246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712" table:style-name="ce46">
            <text:p><text:s text:c="2"/>116 712</text:p>
          </table:table-cell>
          <table:table-cell table:number-columns-repeated="16313"/>
        </table:table-row>
        <table:table-row table:style-name="ro5">
          <table:table-cell office:value-type="float" office:value="78801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949" table:style-name="ce46">
            <text:p><text:s text:c="3"/>949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135" table:style-name="ce46">
            <text:p><text:s text:c="2"/>1 135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1417" table:style-name="ce46">
            <text:p><text:s text:c="2"/>1 417</text:p>
          </table:table-cell>
          <table:table-cell office:value-type="float" office:value="924" table:style-name="ce46">
            <text:p><text:s text:c="3"/>924</text:p>
          </table:table-cell>
          <table:table-cell office:value-type="float" office:value="9471" table:style-name="ce46">
            <text:p><text:s text:c="2"/>9 471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1938" table:style-name="ce46">
            <text:p><text:s text:c="2"/>1 938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1182" table:style-name="ce46">
            <text:p><text:s text:c="2"/>1 18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783" table:style-name="ce46">
            <text:p><text:s text:c="3"/>783</text:p>
          </table:table-cell>
          <table:table-cell office:value-type="float" office:value="1525" table:style-name="ce46">
            <text:p><text:s text:c="2"/>1 525</text:p>
          </table:table-cell>
          <table:table-cell office:value-type="float" office:value="1609" table:style-name="ce46">
            <text:p><text:s text:c="2"/>1 609</text:p>
          </table:table-cell>
          <table:table-cell office:value-type="float" office:value="4223" table:style-name="ce46">
            <text:p><text:s text:c="2"/>4 223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2074" table:style-name="ce46">
            <text:p><text:s text:c="2"/>2 074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3765" table:style-name="ce46">
            <text:p><text:s text:c="2"/>3 765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7591" table:style-name="ce46">
            <text:p><text:s text:c="2"/>7 591</text:p>
          </table:table-cell>
          <table:table-cell office:value-type="float" office:value="4624" table:style-name="ce46">
            <text:p><text:s text:c="2"/>4 624</text:p>
          </table:table-cell>
          <table:table-cell office:value-type="float" office:value="2201" table:style-name="ce46">
            <text:p><text:s text:c="2"/>2 201</text:p>
          </table:table-cell>
          <table:table-cell office:value-type="float" office:value="2776" table:style-name="ce46">
            <text:p><text:s text:c="2"/>2 776</text:p>
          </table:table-cell>
          <table:table-cell office:value-type="float" office:value="2448" table:style-name="ce46">
            <text:p><text:s text:c="2"/>2 448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980" table:style-name="ce46">
            <text:p><text:s text:c="2"/>1 9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771" table:style-name="ce46">
            <text:p><text:s text:c="2"/>65 771</text:p>
          </table:table-cell>
          <table:table-cell table:number-columns-repeated="16313"/>
        </table:table-row>
        <table:table-row table:style-name="ro5">
          <table:table-cell office:value-type="float" office:value="78802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779" table:style-name="ce47">
            <text:p><text:s text:c="3"/>779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829" table:style-name="ce47">
            <text:p><text:s text:c="3"/>82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1436" table:style-name="ce47">
            <text:p><text:s text:c="2"/>1 436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2458" table:style-name="ce47">
            <text:p><text:s text:c="2"/>2 458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1070" table:style-name="ce47">
            <text:p><text:s text:c="2"/>1 070</text:p>
          </table:table-cell>
          <table:table-cell office:value-type="float" office:value="21175" table:style-name="ce47">
            <text:p><text:s text:c="2"/>21 175</text:p>
          </table:table-cell>
          <table:table-cell office:value-type="float" office:value="871" table:style-name="ce47">
            <text:p><text:s text:c="3"/>87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621" table:style-name="ce47">
            <text:p><text:s text:c="3"/>621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682" table:style-name="ce47">
            <text:p><text:s text:c="3"/>682</text:p>
          </table:table-cell>
          <table:table-cell office:value-type="float" office:value="673" table:style-name="ce47">
            <text:p><text:s text:c="3"/>67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16523" table:style-name="ce47">
            <text:p><text:s text:c="2"/>16 523</text:p>
          </table:table-cell>
          <table:table-cell office:value-type="float" office:value="4268" table:style-name="ce47">
            <text:p><text:s text:c="2"/>4 268</text:p>
          </table:table-cell>
          <table:table-cell office:value-type="float" office:value="18189" table:style-name="ce47">
            <text:p><text:s text:c="2"/>18 189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2130" table:style-name="ce47">
            <text:p><text:s text:c="2"/>2 130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2309" table:style-name="ce47">
            <text:p><text:s text:c="2"/>2 309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19598" table:style-name="ce47">
            <text:p><text:s text:c="2"/>19 598</text:p>
          </table:table-cell>
          <table:table-cell office:value-type="float" office:value="7201" table:style-name="ce47">
            <text:p><text:s text:c="2"/>7 201</text:p>
          </table:table-cell>
          <table:table-cell office:value-type="float" office:value="1998" table:style-name="ce47">
            <text:p><text:s text:c="2"/>1 998</text:p>
          </table:table-cell>
          <table:table-cell office:value-type="float" office:value="7390" table:style-name="ce47">
            <text:p><text:s text:c="2"/>7 390</text:p>
          </table:table-cell>
          <table:table-cell office:value-type="float" office:value="1613" table:style-name="ce47">
            <text:p><text:s text:c="2"/>1 613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4435" table:style-name="ce47">
            <text:p><text:s text:c="2"/>4 4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724" table:style-name="ce47">
            <text:p><text:s text:c="2"/>129 724</text:p>
          </table:table-cell>
          <table:table-cell table:number-columns-repeated="16313"/>
        </table:table-row>
        <table:table-row table:style-name="ro5">
          <table:table-cell office:value-type="float" office:value="80001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568" table:style-name="ce47">
            <text:p><text:s text:c="3"/>568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745" table:style-name="ce47">
            <text:p><text:s text:c="3"/>745</text:p>
          </table:table-cell>
          <table:table-cell office:value-type="float" office:value="5270" table:style-name="ce47">
            <text:p><text:s text:c="2"/>5 270</text:p>
          </table:table-cell>
          <table:table-cell office:value-type="float" office:value="1390" table:style-name="ce47">
            <text:p><text:s text:c="2"/>1 39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2963" table:style-name="ce47">
            <text:p><text:s text:c="2"/>2 96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5889" table:style-name="ce47">
            <text:p><text:s text:c="2"/>5 889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877" table:style-name="ce47">
            <text:p><text:s text:c="3"/>87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7808" table:style-name="ce47">
            <text:p><text:s text:c="2"/>7 808</text:p>
          </table:table-cell>
          <table:table-cell office:value-type="float" office:value="3385" table:style-name="ce47">
            <text:p><text:s text:c="2"/>3 385</text:p>
          </table:table-cell>
          <table:table-cell office:value-type="float" office:value="1553" table:style-name="ce47">
            <text:p><text:s text:c="2"/>1 553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296" table:style-name="ce47">
            <text:p><text:s text:c="2"/>42 296</text:p>
          </table:table-cell>
          <table:table-cell table:number-columns-repeated="16313"/>
        </table:table-row>
        <table:table-row table:style-name="ro5">
          <table:table-cell office:value-type="float" office:value="84001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4002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5911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5921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1087" table:style-name="ce46">
            <text:p><text:s text:c="2"/>1 08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8" table:style-name="ce46">
            <text:p><text:s text:c="2"/>2 0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9" table:style-name="ce46">
            <text:p><text:s text:c="2"/>3 029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749" table:style-name="ce46">
            <text:p><text:s text:c="3"/>74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778" table:style-name="ce46">
            <text:p><text:s text:c="2"/>1 778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39" table:style-name="ce46">
            <text:p><text:s text:c="2"/>13 639</text:p>
          </table:table-cell>
          <table:table-cell table:number-columns-repeated="16313"/>
        </table:table-row>
        <table:table-row table:style-name="ro5">
          <table:table-cell office:value-type="float" office:value="86911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6921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057" table:style-name="ce46">
            <text:p><text:s text:c="2"/>25 0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43" table:style-name="ce46">
            <text:p><text:s text:c="2"/>25 143</text:p>
          </table:table-cell>
          <table:table-cell table:number-columns-repeated="16313"/>
        </table:table-row>
        <table:table-row table:style-name="ro5">
          <table:table-cell office:value-type="float" office:value="90801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2" table:style-name="ce46">
            <text:p><text:s text:c="2"/>2 612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3" table:style-name="ce46">
            <text:p><text:s text:c="3"/>843</text:p>
          </table:table-cell>
          <table:table-cell office:value-type="float" office:value="1316" table:style-name="ce46">
            <text:p><text:s text:c="2"/>1 3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04" table:style-name="ce46">
            <text:p><text:s text:c="2"/>6 204</text:p>
          </table:table-cell>
          <table:table-cell table:number-columns-repeated="16313"/>
        </table:table-row>
        <table:table-row table:style-name="ro5">
          <table:table-cell office:value-type="float" office:value="94801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56" table:style-name="ce46">
            <text:p><text:s text:c="2"/>1 05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39" table:style-name="ce46">
            <text:p><text:s text:c="2"/>5 939</text:p>
          </table:table-cell>
          <table:table-cell table:number-columns-repeated="16313"/>
        </table:table-row>
        <table:table-row table:style-name="ro5">
          <table:table-cell office:value-type="float" office:value="94802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95" table:style-name="ce47">
            <text:p><text:s text:c="3"/>7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201" table:style-name="ce47">
            <text:p><text:s text:c="2"/>3 201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3877" table:style-name="ce47">
            <text:p><text:s text:c="2"/>3 877</text:p>
          </table:table-cell>
          <table:table-cell office:value-type="float" office:value="1336" table:style-name="ce47">
            <text:p><text:s text:c="2"/>1 336</text:p>
          </table:table-cell>
          <table:table-cell office:value-type="float" office:value="1648" table:style-name="ce47">
            <text:p><text:s text:c="2"/>1 648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236" table:style-name="ce47">
            <text:p><text:s text:c="2"/>1 23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73" table:style-name="ce47">
            <text:p><text:s text:c="2"/>17 373</text:p>
          </table:table-cell>
          <table:table-cell table:number-columns-repeated="16313"/>
        </table:table-row>
        <table:table-row table:style-name="ro5">
          <table:table-cell office:value-type="float" office:value="94803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5" table:style-name="ce47">
            <text:p><text:s text:c="3"/>56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1522" table:style-name="ce47">
            <text:p><text:s text:c="2"/>1 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31" table:style-name="ce47">
            <text:p><text:s text:c="2"/>3 931</text:p>
          </table:table-cell>
          <table:table-cell table:number-columns-repeated="16313"/>
        </table:table-row>
        <table:table-row table:style-name="ro5">
          <table:table-cell office:value-type="float" office:value="97001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51016" table:style-name="ce49">
            <text:p><text:s text:c="2"/>151 016</text:p>
          </table:table-cell>
          <table:table-cell office:value-type="float" office:value="73106" table:style-name="ce49">
            <text:p><text:s text:c="2"/>73 106</text:p>
          </table:table-cell>
          <table:table-cell office:value-type="float" office:value="8043" table:style-name="ce49">
            <text:p><text:s text:c="2"/>8 043</text:p>
          </table:table-cell>
          <table:table-cell office:value-type="float" office:value="10597" table:style-name="ce49">
            <text:p><text:s text:c="2"/>10 597</text:p>
          </table:table-cell>
          <table:table-cell office:value-type="float" office:value="103497" table:style-name="ce49">
            <text:p><text:s text:c="2"/>103 497</text:p>
          </table:table-cell>
          <table:table-cell office:value-type="float" office:value="27193" table:style-name="ce49">
            <text:p><text:s text:c="2"/>27 193</text:p>
          </table:table-cell>
          <table:table-cell office:value-type="float" office:value="10951" table:style-name="ce49">
            <text:p><text:s text:c="2"/>10 951</text:p>
          </table:table-cell>
          <table:table-cell office:value-type="float" office:value="231922" table:style-name="ce49">
            <text:p><text:s text:c="2"/>231 922</text:p>
          </table:table-cell>
          <table:table-cell office:value-type="float" office:value="49706" table:style-name="ce49">
            <text:p><text:s text:c="2"/>49 706</text:p>
          </table:table-cell>
          <table:table-cell office:value-type="float" office:value="231271" table:style-name="ce49">
            <text:p><text:s text:c="2"/>231 271</text:p>
          </table:table-cell>
          <table:table-cell office:value-type="float" office:value="54101" table:style-name="ce49">
            <text:p><text:s text:c="2"/>54 101</text:p>
          </table:table-cell>
          <table:table-cell office:value-type="float" office:value="10954" table:style-name="ce49">
            <text:p><text:s text:c="2"/>10 954</text:p>
          </table:table-cell>
          <table:table-cell office:value-type="float" office:value="33380" table:style-name="ce49">
            <text:p><text:s text:c="2"/>33 380</text:p>
          </table:table-cell>
          <table:table-cell office:value-type="float" office:value="35957" table:style-name="ce49">
            <text:p><text:s text:c="2"/>35 957</text:p>
          </table:table-cell>
          <table:table-cell office:value-type="float" office:value="27749" table:style-name="ce49">
            <text:p><text:s text:c="2"/>27 749</text:p>
          </table:table-cell>
          <table:table-cell office:value-type="float" office:value="16539" table:style-name="ce49">
            <text:p><text:s text:c="2"/>16 539</text:p>
          </table:table-cell>
          <table:table-cell office:value-type="float" office:value="61364" table:style-name="ce49">
            <text:p><text:s text:c="2"/>61 364</text:p>
          </table:table-cell>
          <table:table-cell office:value-type="float" office:value="11397" table:style-name="ce49">
            <text:p><text:s text:c="2"/>11 397</text:p>
          </table:table-cell>
          <table:table-cell office:value-type="float" office:value="298445" table:style-name="ce49">
            <text:p><text:s text:c="2"/>298 445</text:p>
          </table:table-cell>
          <table:table-cell office:value-type="float" office:value="37626" table:style-name="ce49">
            <text:p><text:s text:c="2"/>37 626</text:p>
          </table:table-cell>
          <table:table-cell office:value-type="float" office:value="118733" table:style-name="ce49">
            <text:p><text:s text:c="2"/>118 733</text:p>
          </table:table-cell>
          <table:table-cell office:value-type="float" office:value="60754" table:style-name="ce49">
            <text:p><text:s text:c="2"/>60 754</text:p>
          </table:table-cell>
          <table:table-cell office:value-type="float" office:value="33344" table:style-name="ce49">
            <text:p><text:s text:c="2"/>33 344</text:p>
          </table:table-cell>
          <table:table-cell office:value-type="float" office:value="35047" table:style-name="ce49">
            <text:p><text:s text:c="2"/>35 047</text:p>
          </table:table-cell>
          <table:table-cell office:value-type="float" office:value="74206" table:style-name="ce49">
            <text:p><text:s text:c="2"/>74 206</text:p>
          </table:table-cell>
          <table:table-cell office:value-type="float" office:value="55739" table:style-name="ce49">
            <text:p><text:s text:c="2"/>55 739</text:p>
          </table:table-cell>
          <table:table-cell office:value-type="float" office:value="77894" table:style-name="ce49">
            <text:p><text:s text:c="2"/>77 894</text:p>
          </table:table-cell>
          <table:table-cell office:value-type="float" office:value="41313" table:style-name="ce49">
            <text:p><text:s text:c="2"/>41 313</text:p>
          </table:table-cell>
          <table:table-cell office:value-type="float" office:value="53989" table:style-name="ce49">
            <text:p><text:s text:c="2"/>53 989</text:p>
          </table:table-cell>
          <table:table-cell office:value-type="float" office:value="61595" table:style-name="ce49">
            <text:p><text:s text:c="2"/>61 595</text:p>
          </table:table-cell>
          <table:table-cell office:value-type="float" office:value="51891" table:style-name="ce49">
            <text:p><text:s text:c="2"/>51 891</text:p>
          </table:table-cell>
          <table:table-cell office:value-type="float" office:value="75403" table:style-name="ce49">
            <text:p><text:s text:c="2"/>75 403</text:p>
          </table:table-cell>
          <table:table-cell office:value-type="float" office:value="119804" table:style-name="ce49">
            <text:p><text:s text:c="2"/>119 804</text:p>
          </table:table-cell>
          <table:table-cell office:value-type="float" office:value="53500" table:style-name="ce49">
            <text:p><text:s text:c="2"/>53 500</text:p>
          </table:table-cell>
          <table:table-cell office:value-type="float" office:value="33931" table:style-name="ce49">
            <text:p><text:s text:c="2"/>33 931</text:p>
          </table:table-cell>
          <table:table-cell office:value-type="float" office:value="36200" table:style-name="ce49">
            <text:p><text:s text:c="2"/>36 200</text:p>
          </table:table-cell>
          <table:table-cell office:value-type="float" office:value="41153" table:style-name="ce49">
            <text:p><text:s text:c="2"/>41 153</text:p>
          </table:table-cell>
          <table:table-cell office:value-type="float" office:value="153964" table:style-name="ce49">
            <text:p><text:s text:c="2"/>153 964</text:p>
          </table:table-cell>
          <table:table-cell office:value-type="float" office:value="27790" table:style-name="ce49">
            <text:p><text:s text:c="2"/>27 790</text:p>
          </table:table-cell>
          <table:table-cell office:value-type="float" office:value="315309" table:style-name="ce49">
            <text:p><text:s text:c="2"/>315 309</text:p>
          </table:table-cell>
          <table:table-cell office:value-type="float" office:value="64719" table:style-name="ce49">
            <text:p><text:s text:c="2"/>64 719</text:p>
          </table:table-cell>
          <table:table-cell office:value-type="float" office:value="371031" table:style-name="ce49">
            <text:p><text:s text:c="2"/>371 031</text:p>
          </table:table-cell>
          <table:table-cell office:value-type="float" office:value="187508" table:style-name="ce49">
            <text:p><text:s text:c="2"/>187 508</text:p>
          </table:table-cell>
          <table:table-cell office:value-type="float" office:value="10743" table:style-name="ce49">
            <text:p><text:s text:c="2"/>10 743</text:p>
          </table:table-cell>
          <table:table-cell office:value-type="float" office:value="28981" table:style-name="ce49">
            <text:p><text:s text:c="2"/>28 981</text:p>
          </table:table-cell>
          <table:table-cell office:value-type="float" office:value="51233" table:style-name="ce49">
            <text:p><text:s text:c="2"/>51 233</text:p>
          </table:table-cell>
          <table:table-cell office:value-type="float" office:value="11909" table:style-name="ce49">
            <text:p><text:s text:c="2"/>11 909</text:p>
          </table:table-cell>
          <table:table-cell office:value-type="float" office:value="120915" table:style-name="ce49">
            <text:p><text:s text:c="2"/>120 915</text:p>
          </table:table-cell>
          <table:table-cell office:value-type="float" office:value="10827" table:style-name="ce49">
            <text:p><text:s text:c="2"/>10 827</text:p>
          </table:table-cell>
          <table:table-cell office:value-type="float" office:value="25348" table:style-name="ce49">
            <text:p><text:s text:c="2"/>25 348</text:p>
          </table:table-cell>
          <table:table-cell office:value-type="float" office:value="94241" table:style-name="ce49">
            <text:p><text:s text:c="2"/>94 241</text:p>
          </table:table-cell>
          <table:table-cell office:value-type="float" office:value="45118" table:style-name="ce49">
            <text:p><text:s text:c="2"/>45 118</text:p>
          </table:table-cell>
          <table:table-cell office:value-type="float" office:value="216263" table:style-name="ce49">
            <text:p><text:s text:c="2"/>216 263</text:p>
          </table:table-cell>
          <table:table-cell office:value-type="float" office:value="51076" table:style-name="ce49">
            <text:p><text:s text:c="2"/>51 076</text:p>
          </table:table-cell>
          <table:table-cell office:value-type="float" office:value="65494" table:style-name="ce49">
            <text:p><text:s text:c="2"/>65 494</text:p>
          </table:table-cell>
          <table:table-cell office:value-type="float" office:value="25170" table:style-name="ce49">
            <text:p><text:s text:c="2"/>25 170</text:p>
          </table:table-cell>
          <table:table-cell office:value-type="float" office:value="64411" table:style-name="ce49">
            <text:p><text:s text:c="2"/>64 411</text:p>
          </table:table-cell>
          <table:table-cell office:value-type="float" office:value="16203" table:style-name="ce49">
            <text:p><text:s text:c="2"/>16 203</text:p>
          </table:table-cell>
          <table:table-cell office:value-type="float" office:value="69675" table:style-name="ce49">
            <text:p><text:s text:c="2"/>69 675</text:p>
          </table:table-cell>
          <table:table-cell office:value-type="float" office:value="7271" table:style-name="ce49">
            <text:p><text:s text:c="2"/>7 271</text:p>
          </table:table-cell>
          <table:table-cell office:value-type="float" office:value="231768" table:style-name="ce49">
            <text:p><text:s text:c="2"/>231 768</text:p>
          </table:table-cell>
          <table:table-cell office:value-type="float" office:value="53762" table:style-name="ce49">
            <text:p><text:s text:c="2"/>53 762</text:p>
          </table:table-cell>
          <table:table-cell office:value-type="float" office:value="37867" table:style-name="ce49">
            <text:p><text:s text:c="2"/>37 867</text:p>
          </table:table-cell>
          <table:table-cell office:value-type="float" office:value="62457" table:style-name="ce49">
            <text:p><text:s text:c="2"/>62 457</text:p>
          </table:table-cell>
          <table:table-cell office:value-type="float" office:value="103305" table:style-name="ce49">
            <text:p><text:s text:c="2"/>103 305</text:p>
          </table:table-cell>
          <table:table-cell office:value-type="float" office:value="16502" table:style-name="ce49">
            <text:p><text:s text:c="2"/>16 502</text:p>
          </table:table-cell>
          <table:table-cell office:value-type="float" office:value="72075" table:style-name="ce49">
            <text:p><text:s text:c="2"/>72 075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122245" table:style-name="ce49">
            <text:p><text:s/>5 122 245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6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float" office:value="1911" table:style-name="ce25">
            <text:p>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636" table:style-name="ce57">
            <text:p><text:s text:c="3"/>6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1" table:style-name="ce57">
            <text:p><text:s text:c="3"/>6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7" table:style-name="ce57">
            <text:p><text:s text:c="2"/>1 727</text:p>
          </table:table-cell>
          <table:table-cell office:value-type="float" office:value="3014" table:style-name="ce57">
            <text:p><text:s text:c="2"/>3 014</text:p>
          </table:table-cell>
          <table:table-cell office:value-type="float" office:value="21809" table:style-name="ce57">
            <text:p><text:s text:c="2"/>21 809</text:p>
          </table:table-cell>
          <table:table-cell table:number-columns-repeated="16374"/>
        </table:table-row>
        <table:table-row table:style-name="ro5">
          <table:table-cell office:value-type="float" office:value="1912" table:style-name="ce25">
            <text:p>1912</text:p>
          </table:table-cell>
          <table:table-cell office:value-type="string" table:style-name="ce26">
            <text:p>Milho em grão</text:p>
          </table:table-cell>
          <table:table-cell office:value-type="float" office:value="13588" table:style-name="ce57">
            <text:p><text:s text:c="2"/>13 5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54" table:style-name="ce57">
            <text:p><text:s text:c="2"/>5 0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80" table:style-name="ce57">
            <text:p><text:s/>(-) <text:s text:c="2"/>180</text:p>
          </table:table-cell>
          <table:table-cell office:value-type="float" office:value="18462" table:style-name="ce57">
            <text:p><text:s text:c="2"/>18 462</text:p>
          </table:table-cell>
          <table:table-cell office:value-type="float" office:value="43166" table:style-name="ce57">
            <text:p><text:s text:c="2"/>43 166</text:p>
          </table:table-cell>
          <table:table-cell table:number-columns-repeated="16374"/>
        </table:table-row>
        <table:table-row table:style-name="ro5">
          <table:table-cell office:value-type="float" office:value="1913" table:style-name="ce25">
            <text:p>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345" table:style-name="ce57">
            <text:p><text:s text:c="2"/>4 3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4875" table:style-name="ce57">
            <text:p><text:s text:c="2"/>4 875</text:p>
          </table:table-cell>
          <table:table-cell office:value-type="float" office:value="10508" table:style-name="ce57">
            <text:p><text:s text:c="2"/>10 508</text:p>
          </table:table-cell>
          <table:table-cell table:number-columns-repeated="16374"/>
        </table:table-row>
        <table:table-row table:style-name="ro5">
          <table:table-cell office:value-type="float" office:value="1914" table:style-name="ce25">
            <text:p>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46" table:style-name="ce57">
            <text:p><text:s text:c="2"/>1 5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46" table:style-name="ce57">
            <text:p><text:s text:c="2"/>1 546</text:p>
          </table:table-cell>
          <table:table-cell office:value-type="float" office:value="58231" table:style-name="ce57">
            <text:p><text:s text:c="2"/>58 231</text:p>
          </table:table-cell>
          <table:table-cell table:number-columns-repeated="16374"/>
        </table:table-row>
        <table:table-row table:style-name="ro5">
          <table:table-cell office:value-type="float" office:value="1915" table:style-name="ce27">
            <text:p>1915</text:p>
          </table:table-cell>
          <table:table-cell office:value-type="string" table:style-name="ce28">
            <text:p>Soja <text:s/>em grão</text:p>
          </table:table-cell>
          <table:table-cell office:value-type="float" office:value="68973" table:style-name="ce57">
            <text:p><text:s text:c="2"/>68 9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9" table:style-name="ce57">
            <text:p><text:s text:c="3"/>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72" table:style-name="ce57">
            <text:p><text:s text:c="2"/>6 672</text:p>
          </table:table-cell>
          <table:table-cell office:value-type="float" office:value="75744" table:style-name="ce57">
            <text:p><text:s text:c="2"/>75 744</text:p>
          </table:table-cell>
          <table:table-cell office:value-type="float" office:value="126939" table:style-name="ce57">
            <text:p><text:s text:c="2"/>126 939</text:p>
          </table:table-cell>
          <table:table-cell table:number-columns-repeated="16374"/>
        </table:table-row>
        <table:table-row table:style-name="ro5">
          <table:table-cell office:value-type="float" office:value="1916" table:style-name="ce7">
            <text:p>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291" table:style-name="ce58">
            <text:p><text:s text:c="2"/>1 291</text:p>
          </table:table-cell>
          <table:table-cell office:value-type="float" office:value="47" table:style-name="ce58">
            <text:p><text:s text:c="3"/>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363" table:style-name="ce58">
            <text:p><text:s text:c="2"/>68 3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5" table:style-name="ce58">
            <text:p><text:s text:c="3"/>285</text:p>
          </table:table-cell>
          <table:table-cell office:value-type="float" office:value="69986" table:style-name="ce58">
            <text:p><text:s text:c="2"/>69 986</text:p>
          </table:table-cell>
          <table:table-cell office:value-type="float" office:value="95489" table:style-name="ce58">
            <text:p><text:s text:c="2"/>95 489</text:p>
          </table:table-cell>
          <table:table-cell table:number-columns-repeated="16374"/>
        </table:table-row>
        <table:table-row table:style-name="ro5">
          <table:table-cell office:value-type="float" office:value="1917" table:style-name="ce7">
            <text:p>1917</text:p>
          </table:table-cell>
          <table:table-cell office:value-type="string" table:style-name="ce5">
            <text:p>Laranja</text:p>
          </table:table-cell>
          <table:table-cell office:value-type="float" office:value="41" table:style-name="ce58">
            <text:p><text:s text:c="3"/>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27" table:style-name="ce58">
            <text:p><text:s text:c="2"/>2 627</text:p>
          </table:table-cell>
          <table:table-cell office:value-type="float" office:value="242" table:style-name="ce58">
            <text:p><text:s text:c="3"/>2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10" table:style-name="ce58">
            <text:p><text:s text:c="2"/>2 910</text:p>
          </table:table-cell>
          <table:table-cell office:value-type="float" office:value="12705" table:style-name="ce58">
            <text:p><text:s text:c="2"/>12 705</text:p>
          </table:table-cell>
          <table:table-cell table:number-columns-repeated="16374"/>
        </table:table-row>
        <table:table-row table:style-name="ro5">
          <table:table-cell office:value-type="float" office:value="1918" table:style-name="ce7">
            <text:p>1918</text:p>
          </table:table-cell>
          <table:table-cell office:value-type="string" table:style-name="ce5">
            <text:p>Café em grão</text:p>
          </table:table-cell>
          <table:table-cell office:value-type="float" office:value="16812" table:style-name="ce58">
            <text:p><text:s text:c="2"/>16 8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7" table:style-name="ce58">
            <text:p><text:s text:c="3"/>557</text:p>
          </table:table-cell>
          <table:table-cell office:value-type="float" office:value="154" table:style-name="ce58">
            <text:p><text:s text:c="3"/>154</text:p>
          </table:table-cell>
          <table:table-cell office:value-type="float" office:value="-722" table:style-name="ce58">
            <text:p><text:s/>(-) <text:s text:c="2"/>722</text:p>
          </table:table-cell>
          <table:table-cell office:value-type="float" office:value="16801" table:style-name="ce58">
            <text:p><text:s text:c="2"/>16 801</text:p>
          </table:table-cell>
          <table:table-cell office:value-type="float" office:value="23856" table:style-name="ce58">
            <text:p><text:s text:c="2"/>23 856</text:p>
          </table:table-cell>
          <table:table-cell table:number-columns-repeated="16374"/>
        </table:table-row>
        <table:table-row table:style-name="ro5">
          <table:table-cell office:value-type="float" office:value="1919" table:style-name="ce7">
            <text:p>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818" table:style-name="ce58">
            <text:p><text:s text:c="2"/>1 818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393" table:style-name="ce58">
            <text:p><text:s text:c="2"/>33 393</text:p>
          </table:table-cell>
          <table:table-cell office:value-type="float" office:value="184" table:style-name="ce58">
            <text:p><text:s text:c="3"/>1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402" table:style-name="ce58">
            <text:p><text:s text:c="2"/>35 402</text:p>
          </table:table-cell>
          <table:table-cell office:value-type="float" office:value="40619" table:style-name="ce58">
            <text:p><text:s text:c="2"/>40 619</text:p>
          </table:table-cell>
          <table:table-cell table:number-columns-repeated="16374"/>
        </table:table-row>
        <table:table-row table:style-name="ro5">
          <table:table-cell office:value-type="float" office:value="1921" table:style-name="ce9">
            <text:p>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332" table:style-name="ce58">
            <text:p><text:s text:c="2"/>1 3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81" table:style-name="ce58">
            <text:p><text:s text:c="2"/>1 081</text:p>
          </table:table-cell>
          <table:table-cell office:value-type="float" office:value="15591" table:style-name="ce58">
            <text:p><text:s text:c="2"/>15 591</text:p>
          </table:table-cell>
          <table:table-cell office:value-type="float" office:value="1735" table:style-name="ce58">
            <text:p><text:s text:c="2"/>1 735</text:p>
          </table:table-cell>
          <table:table-cell office:value-type="float" office:value="19739" table:style-name="ce58">
            <text:p><text:s text:c="2"/>19 739</text:p>
          </table:table-cell>
          <table:table-cell office:value-type="float" office:value="84907" table:style-name="ce58">
            <text:p><text:s text:c="2"/>84 907</text:p>
          </table:table-cell>
          <table:table-cell table:number-columns-repeated="16374"/>
        </table:table-row>
        <table:table-row table:style-name="ro5">
          <table:table-cell office:value-type="float" office:value="1922" table:style-name="ce25">
            <text:p>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64" table:style-name="ce57">
            <text:p><text:s text:c="2"/>13 8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64" table:style-name="ce57">
            <text:p><text:s text:c="2"/>13 864</text:p>
          </table:table-cell>
          <table:table-cell office:value-type="float" office:value="35564" table:style-name="ce57">
            <text:p><text:s text:c="2"/>35 564</text:p>
          </table:table-cell>
          <table:table-cell table:number-columns-repeated="16374"/>
        </table:table-row>
        <table:table-row table:style-name="ro5">
          <table:table-cell office:value-type="float" office:value="1923" table:style-name="ce25">
            <text:p>1923</text:p>
          </table:table-cell>
          <table:table-cell office:value-type="string" table:style-name="ce26">
            <text:p>Suínos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3" table:style-name="ce57">
            <text:p><text:s text:c="3"/>283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3" table:style-name="ce57">
            <text:p><text:s text:c="3"/>333</text:p>
          </table:table-cell>
          <table:table-cell office:value-type="float" office:value="9492" table:style-name="ce57">
            <text:p><text:s text:c="2"/>9 492</text:p>
          </table:table-cell>
          <table:table-cell table:number-columns-repeated="16374"/>
        </table:table-row>
        <table:table-row table:style-name="ro5">
          <table:table-cell office:value-type="float" office:value="1924" table:style-name="ce25">
            <text:p>1924</text:p>
          </table:table-cell>
          <table:table-cell office:value-type="string" table:style-name="ce26">
            <text:p>Aves e ovos</text:p>
          </table:table-cell>
          <table:table-cell office:value-type="float" office:value="751" table:style-name="ce57">
            <text:p><text:s text:c="3"/>75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06" table:style-name="ce57">
            <text:p><text:s text:c="2"/>10 106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970" table:style-name="ce57">
            <text:p><text:s text:c="2"/>10 970</text:p>
          </table:table-cell>
          <table:table-cell office:value-type="float" office:value="32088" table:style-name="ce57">
            <text:p><text:s text:c="2"/>32 088</text:p>
          </table:table-cell>
          <table:table-cell table:number-columns-repeated="16374"/>
        </table:table-row>
        <table:table-row table:style-name="ro5">
          <table:table-cell office:value-type="float" office:value="2801" table:style-name="ce25">
            <text:p>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2069" table:style-name="ce57">
            <text:p><text:s text:c="2"/>2 0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98" table:style-name="ce57">
            <text:p><text:s text:c="2"/>9 098</text:p>
          </table:table-cell>
          <table:table-cell office:value-type="float" office:value="840" table:style-name="ce57">
            <text:p><text:s text:c="3"/>840</text:p>
          </table:table-cell>
          <table:table-cell office:value-type="float" office:value="-415" table:style-name="ce57">
            <text:p><text:s/>(-) <text:s text:c="2"/>415</text:p>
          </table:table-cell>
          <table:table-cell office:value-type="float" office:value="11592" table:style-name="ce57">
            <text:p><text:s text:c="2"/>11 592</text:p>
          </table:table-cell>
          <table:table-cell office:value-type="float" office:value="28742" table:style-name="ce57">
            <text:p><text:s text:c="2"/>28 742</text:p>
          </table:table-cell>
          <table:table-cell table:number-columns-repeated="16374"/>
        </table:table-row>
        <table:table-row table:style-name="ro5">
          <table:table-cell office:value-type="float" office:value="2802" table:style-name="ce27">
            <text:p>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665" table:style-name="ce57">
            <text:p><text:s text:c="3"/>665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951" table:style-name="ce57">
            <text:p><text:s text:c="2"/>14 9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21" table:style-name="ce57">
            <text:p><text:s text:c="2"/>15 621</text:p>
          </table:table-cell>
          <table:table-cell office:value-type="float" office:value="19224" table:style-name="ce57">
            <text:p><text:s text:c="2"/>19 224</text:p>
          </table:table-cell>
          <table:table-cell table:number-columns-repeated="16374"/>
        </table:table-row>
        <table:table-row table:style-name="ro5">
          <table:table-cell office:value-type="float" office:value="5801" table:style-name="ce7">
            <text:p>5801</text:p>
          </table:table-cell>
          <table:table-cell office:value-type="string" table:style-name="ce5">
            <text:p>Carvão mineral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7" table:style-name="ce58">
            <text:p><text:s text:c="3"/>77</text:p>
          </table:table-cell>
          <table:table-cell office:value-type="float" office:value="78" table:style-name="ce58">
            <text:p><text:s text:c="3"/>78</text:p>
          </table:table-cell>
          <table:table-cell office:value-type="float" office:value="8742" table:style-name="ce58">
            <text:p><text:s text:c="2"/>8 742</text:p>
          </table:table-cell>
          <table:table-cell table:number-columns-repeated="16374"/>
        </table:table-row>
        <table:table-row table:style-name="ro5">
          <table:table-cell office:value-type="float" office:value="5802" table:style-name="ce7">
            <text:p>5802</text:p>
          </table:table-cell>
          <table:table-cell office:value-type="string" table:style-name="ce5">
            <text:p>Minerais não-metálicos</text:p>
          </table:table-cell>
          <table:table-cell office:value-type="float" office:value="1937" table:style-name="ce58">
            <text:p><text:s text:c="2"/>1 93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33" table:style-name="ce58">
            <text:p><text:s/>(-) <text:s text:c="2"/>633</text:p>
          </table:table-cell>
          <table:table-cell office:value-type="float" office:value="1304" table:style-name="ce58">
            <text:p><text:s text:c="2"/>1 304</text:p>
          </table:table-cell>
          <table:table-cell office:value-type="float" office:value="27340" table:style-name="ce58">
            <text:p><text:s text:c="2"/>27 340</text:p>
          </table:table-cell>
          <table:table-cell table:number-columns-repeated="16374"/>
        </table:table-row>
        <table:table-row table:style-name="ro5">
          <table:table-cell office:value-type="float" office:value="6801" table:style-name="ce7">
            <text:p>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4941" table:style-name="ce58">
            <text:p><text:s text:c="2"/>34 9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91" table:style-name="ce58">
            <text:p><text:s text:c="2"/>6 491</text:p>
          </table:table-cell>
          <table:table-cell office:value-type="float" office:value="576" table:style-name="ce58">
            <text:p><text:s text:c="3"/>576</text:p>
          </table:table-cell>
          <table:table-cell office:value-type="float" office:value="42008" table:style-name="ce58">
            <text:p><text:s text:c="2"/>42 008</text:p>
          </table:table-cell>
          <table:table-cell office:value-type="float" office:value="136361" table:style-name="ce58">
            <text:p><text:s text:c="2"/>136 361</text:p>
          </table:table-cell>
          <table:table-cell table:number-columns-repeated="16374"/>
        </table:table-row>
        <table:table-row table:style-name="ro5">
          <table:table-cell office:value-type="float" office:value="7911" table:style-name="ce7">
            <text:p>7911</text:p>
          </table:table-cell>
          <table:table-cell office:value-type="string" table:style-name="ce5">
            <text:p>Minério de ferro</text:p>
          </table:table-cell>
          <table:table-cell office:value-type="float" office:value="45649" table:style-name="ce58">
            <text:p><text:s text:c="2"/>45 6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922" table:style-name="ce58">
            <text:p><text:s/>(-) <text:s/>1 922</text:p>
          </table:table-cell>
          <table:table-cell office:value-type="float" office:value="43727" table:style-name="ce58">
            <text:p><text:s text:c="2"/>43 727</text:p>
          </table:table-cell>
          <table:table-cell office:value-type="float" office:value="55793" table:style-name="ce58">
            <text:p><text:s text:c="2"/>55 793</text:p>
          </table:table-cell>
          <table:table-cell table:number-columns-repeated="16374"/>
        </table:table-row>
        <table:table-row table:style-name="ro5">
          <table:table-cell office:value-type="float" office:value="7921" table:style-name="ce9">
            <text:p>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8798" table:style-name="ce58">
            <text:p><text:s text:c="2"/>8 7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909" table:style-name="ce58">
            <text:p><text:s/>(-) <text:s text:c="2"/>909</text:p>
          </table:table-cell>
          <table:table-cell office:value-type="float" office:value="7889" table:style-name="ce58">
            <text:p><text:s text:c="2"/>7 889</text:p>
          </table:table-cell>
          <table:table-cell office:value-type="float" office:value="21616" table:style-name="ce58">
            <text:p><text:s text:c="2"/>21 616</text:p>
          </table:table-cell>
          <table:table-cell table:number-columns-repeated="16374"/>
        </table:table-row>
        <table:table-row table:style-name="ro5">
          <table:table-cell office:value-type="float" office:value="10911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3543" table:style-name="ce57">
            <text:p><text:s text:c="2"/>23 543</text:p>
          </table:table-cell>
          <table:table-cell office:value-type="float" office:value="119" table:style-name="ce57">
            <text:p><text:s text:c="3"/>1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615" table:style-name="ce57">
            <text:p><text:s text:c="2"/>124 6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7" table:style-name="ce57">
            <text:p><text:s text:c="3"/>327</text:p>
          </table:table-cell>
          <table:table-cell office:value-type="float" office:value="148604" table:style-name="ce57">
            <text:p><text:s text:c="2"/>148 604</text:p>
          </table:table-cell>
          <table:table-cell office:value-type="float" office:value="181060" table:style-name="ce57">
            <text:p><text:s text:c="2"/>181 060</text:p>
          </table:table-cell>
          <table:table-cell table:number-columns-repeated="16374"/>
        </table:table-row>
        <table:table-row table:style-name="ro5">
          <table:table-cell office:value-type="float" office:value="10912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4641" table:style-name="ce57">
            <text:p><text:s text:c="2"/>4 6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97" table:style-name="ce57">
            <text:p><text:s text:c="2"/>8 4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13198" table:style-name="ce57">
            <text:p><text:s text:c="2"/>13 198</text:p>
          </table:table-cell>
          <table:table-cell office:value-type="float" office:value="18422" table:style-name="ce57">
            <text:p><text:s text:c="2"/>18 422</text:p>
          </table:table-cell>
          <table:table-cell table:number-columns-repeated="16374"/>
        </table:table-row>
        <table:table-row table:style-name="ro5">
          <table:table-cell office:value-type="float" office:value="10913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4281" table:style-name="ce57">
            <text:p><text:s text:c="2"/>24 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989" table:style-name="ce57">
            <text:p><text:s text:c="2"/>37 9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1" table:style-name="ce57">
            <text:p><text:s text:c="3"/>391</text:p>
          </table:table-cell>
          <table:table-cell office:value-type="float" office:value="62661" table:style-name="ce57">
            <text:p><text:s text:c="2"/>62 661</text:p>
          </table:table-cell>
          <table:table-cell office:value-type="float" office:value="71308" table:style-name="ce57">
            <text:p><text:s text:c="2"/>71 308</text:p>
          </table:table-cell>
          <table:table-cell table:number-columns-repeated="16374"/>
        </table:table-row>
        <table:table-row table:style-name="ro5">
          <table:table-cell office:value-type="float" office:value="10914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677" table:style-name="ce57">
            <text:p><text:s text:c="3"/>6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17" table:style-name="ce57">
            <text:p><text:s text:c="2"/>9 0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86" table:style-name="ce57">
            <text:p><text:s/>(-) <text:s text:c="2"/>386</text:p>
          </table:table-cell>
          <table:table-cell office:value-type="float" office:value="9308" table:style-name="ce57">
            <text:p><text:s text:c="2"/>9 308</text:p>
          </table:table-cell>
          <table:table-cell office:value-type="float" office:value="10576" table:style-name="ce57">
            <text:p><text:s text:c="2"/>10 576</text:p>
          </table:table-cell>
          <table:table-cell table:number-columns-repeated="16374"/>
        </table:table-row>
        <table:table-row table:style-name="ro5">
          <table:table-cell office:value-type="float" office:value="10915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35" table:style-name="ce57">
            <text:p><text:s text:c="2"/>19 0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0" table:style-name="ce57">
            <text:p><text:s/>(-) <text:s text:c="2"/>150</text:p>
          </table:table-cell>
          <table:table-cell office:value-type="float" office:value="18906" table:style-name="ce57">
            <text:p><text:s text:c="2"/>18 906</text:p>
          </table:table-cell>
          <table:table-cell office:value-type="float" office:value="30839" table:style-name="ce57">
            <text:p><text:s text:c="2"/>30 839</text:p>
          </table:table-cell>
          <table:table-cell table:number-columns-repeated="16374"/>
        </table:table-row>
        <table:table-row table:style-name="ro5">
          <table:table-cell office:value-type="float" office:value="10916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584" table:style-name="ce58">
            <text:p><text:s text:c="3"/>584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015" table:style-name="ce58">
            <text:p><text:s text:c="2"/>68 01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1" table:style-name="ce58">
            <text:p><text:s text:c="3"/>401</text:p>
          </table:table-cell>
          <table:table-cell office:value-type="float" office:value="69008" table:style-name="ce58">
            <text:p><text:s text:c="2"/>69 008</text:p>
          </table:table-cell>
          <table:table-cell office:value-type="float" office:value="79637" table:style-name="ce58">
            <text:p><text:s text:c="2"/>79 637</text:p>
          </table:table-cell>
          <table:table-cell table:number-columns-repeated="16374"/>
        </table:table-row>
        <table:table-row table:style-name="ro5">
          <table:table-cell office:value-type="float" office:value="10921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35790" table:style-name="ce58">
            <text:p><text:s text:c="2"/>35 7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049" table:style-name="ce58">
            <text:p><text:s text:c="2"/>13 0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693" table:style-name="ce58">
            <text:p><text:s/>(-) <text:s/>2 693</text:p>
          </table:table-cell>
          <table:table-cell office:value-type="float" office:value="46146" table:style-name="ce58">
            <text:p><text:s text:c="2"/>46 146</text:p>
          </table:table-cell>
          <table:table-cell office:value-type="float" office:value="62385" table:style-name="ce58">
            <text:p><text:s text:c="2"/>62 385</text:p>
          </table:table-cell>
          <table:table-cell table:number-columns-repeated="16374"/>
        </table:table-row>
        <table:table-row table:style-name="ro5">
          <table:table-cell office:value-type="float" office:value="10931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9904" table:style-name="ce58">
            <text:p><text:s text:c="2"/>9 904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762" table:style-name="ce58">
            <text:p><text:s text:c="2"/>28 7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936" table:style-name="ce58">
            <text:p><text:s/>(-) <text:s text:c="2"/>936</text:p>
          </table:table-cell>
          <table:table-cell office:value-type="float" office:value="37749" table:style-name="ce58">
            <text:p><text:s text:c="2"/>37 749</text:p>
          </table:table-cell>
          <table:table-cell office:value-type="float" office:value="45170" table:style-name="ce58">
            <text:p><text:s text:c="2"/>45 170</text:p>
          </table:table-cell>
          <table:table-cell table:number-columns-repeated="16374"/>
        </table:table-row>
        <table:table-row table:style-name="ro5">
          <table:table-cell office:value-type="float" office:value="10932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1855" table:style-name="ce58">
            <text:p><text:s text:c="2"/>21 8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46" table:style-name="ce58">
            <text:p><text:s text:c="2"/>21 8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868" table:style-name="ce58">
            <text:p><text:s/>(-) <text:s text:c="2"/>868</text:p>
          </table:table-cell>
          <table:table-cell office:value-type="float" office:value="42833" table:style-name="ce58">
            <text:p><text:s text:c="2"/>42 833</text:p>
          </table:table-cell>
          <table:table-cell office:value-type="float" office:value="78044" table:style-name="ce58">
            <text:p><text:s text:c="2"/>78 044</text:p>
          </table:table-cell>
          <table:table-cell table:number-columns-repeated="16374"/>
        </table:table-row>
        <table:table-row table:style-name="ro5">
          <table:table-cell office:value-type="float" office:value="10933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180" table:style-name="ce58">
            <text:p><text:s text:c="2"/>2 180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877" table:style-name="ce58">
            <text:p><text:s text:c="2"/>14 87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44" table:style-name="ce58">
            <text:p><text:s text:c="3"/>544</text:p>
          </table:table-cell>
          <table:table-cell office:value-type="float" office:value="17605" table:style-name="ce58">
            <text:p><text:s text:c="2"/>17 605</text:p>
          </table:table-cell>
          <table:table-cell office:value-type="float" office:value="21187" table:style-name="ce58">
            <text:p><text:s text:c="2"/>21 187</text:p>
          </table:table-cell>
          <table:table-cell table:number-columns-repeated="16374"/>
        </table:table-row>
        <table:table-row table:style-name="ro5">
          <table:table-cell office:value-type="float" office:value="10934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701" table:style-name="ce57">
            <text:p><text:s text:c="3"/>70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548" table:style-name="ce57">
            <text:p><text:s text:c="2"/>23 5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08" table:style-name="ce57">
            <text:p><text:s text:c="2"/>1 108</text:p>
          </table:table-cell>
          <table:table-cell office:value-type="float" office:value="25371" table:style-name="ce57">
            <text:p><text:s text:c="2"/>25 371</text:p>
          </table:table-cell>
          <table:table-cell office:value-type="float" office:value="28226" table:style-name="ce57">
            <text:p><text:s text:c="2"/>28 226</text:p>
          </table:table-cell>
          <table:table-cell table:number-columns-repeated="16374"/>
        </table:table-row>
        <table:table-row table:style-name="ro5">
          <table:table-cell office:value-type="float" office:value="10935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636" table:style-name="ce57">
            <text:p><text:s text:c="3"/>63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597" table:style-name="ce57">
            <text:p><text:s text:c="2"/>31 5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3" table:style-name="ce57">
            <text:p><text:s text:c="3"/>243</text:p>
          </table:table-cell>
          <table:table-cell office:value-type="float" office:value="32488" table:style-name="ce57">
            <text:p><text:s text:c="2"/>32 488</text:p>
          </table:table-cell>
          <table:table-cell office:value-type="float" office:value="57507" table:style-name="ce57">
            <text:p><text:s text:c="2"/>57 507</text:p>
          </table:table-cell>
          <table:table-cell table:number-columns-repeated="16374"/>
        </table:table-row>
        <table:table-row table:style-name="ro5">
          <table:table-cell office:value-type="float" office:value="10936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776" table:style-name="ce57">
            <text:p><text:s text:c="3"/>7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725" table:style-name="ce57">
            <text:p><text:s text:c="2"/>13 7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" table:style-name="ce57">
            <text:p><text:s text:c="3"/>100</text:p>
          </table:table-cell>
          <table:table-cell office:value-type="float" office:value="14601" table:style-name="ce57">
            <text:p><text:s text:c="2"/>14 601</text:p>
          </table:table-cell>
          <table:table-cell office:value-type="float" office:value="49900" table:style-name="ce57">
            <text:p><text:s text:c="2"/>49 900</text:p>
          </table:table-cell>
          <table:table-cell table:number-columns-repeated="16374"/>
        </table:table-row>
        <table:table-row table:style-name="ro5">
          <table:table-cell office:value-type="float" office:value="10937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4249" table:style-name="ce57">
            <text:p><text:s text:c="2"/>4 249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910" table:style-name="ce57">
            <text:p><text:s text:c="2"/>160 9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4" table:style-name="ce57">
            <text:p><text:s text:c="3"/>434</text:p>
          </table:table-cell>
          <table:table-cell office:value-type="float" office:value="165679" table:style-name="ce57">
            <text:p><text:s text:c="2"/>165 679</text:p>
          </table:table-cell>
          <table:table-cell office:value-type="float" office:value="187929" table:style-name="ce57">
            <text:p><text:s text:c="2"/>187 929</text:p>
          </table:table-cell>
          <table:table-cell table:number-columns-repeated="16374"/>
        </table:table-row>
        <table:table-row table:style-name="ro5">
          <table:table-cell office:value-type="float" office:value="11001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534" table:style-name="ce57">
            <text:p><text:s text:c="2"/>3 5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571" table:style-name="ce57">
            <text:p><text:s text:c="2"/>74 5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45" table:style-name="ce57">
            <text:p><text:s/>(-) <text:s/>3 145</text:p>
          </table:table-cell>
          <table:table-cell office:value-type="float" office:value="74960" table:style-name="ce57">
            <text:p><text:s text:c="2"/>74 960</text:p>
          </table:table-cell>
          <table:table-cell office:value-type="float" office:value="134989" table:style-name="ce57">
            <text:p><text:s text:c="2"/>134 989</text:p>
          </table:table-cell>
          <table:table-cell table:number-columns-repeated="16374"/>
        </table:table-row>
        <table:table-row table:style-name="ro5">
          <table:table-cell office:value-type="float" office:value="12001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7147" table:style-name="ce58">
            <text:p><text:s text:c="2"/>7 1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880" table:style-name="ce58">
            <text:p><text:s text:c="2"/>24 8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61" table:style-name="ce58">
            <text:p><text:s text:c="2"/>1 361</text:p>
          </table:table-cell>
          <table:table-cell office:value-type="float" office:value="33388" table:style-name="ce58">
            <text:p><text:s text:c="2"/>33 388</text:p>
          </table:table-cell>
          <table:table-cell office:value-type="float" office:value="34514" table:style-name="ce58">
            <text:p><text:s text:c="2"/>34 514</text:p>
          </table:table-cell>
          <table:table-cell table:number-columns-repeated="16374"/>
        </table:table-row>
        <table:table-row table:style-name="ro5">
          <table:table-cell office:value-type="float" office:value="13001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327" table:style-name="ce58">
            <text:p><text:s text:c="3"/>3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2" table:style-name="ce58">
            <text:p><text:s text:c="3"/>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58" table:style-name="ce58">
            <text:p><text:s/>(-) <text:s text:c="2"/>158</text:p>
          </table:table-cell>
          <table:table-cell office:value-type="float" office:value="251" table:style-name="ce58">
            <text:p><text:s text:c="3"/>251</text:p>
          </table:table-cell>
          <table:table-cell office:value-type="float" office:value="14167" table:style-name="ce58">
            <text:p><text:s text:c="2"/>14 167</text:p>
          </table:table-cell>
          <table:table-cell table:number-columns-repeated="16374"/>
        </table:table-row>
        <table:table-row table:style-name="ro5">
          <table:table-cell office:value-type="float" office:value="13002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945" table:style-name="ce58">
            <text:p><text:s text:c="3"/>94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80" table:style-name="ce58">
            <text:p><text:s text:c="2"/>1 3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404" table:style-name="ce58">
            <text:p><text:s/>(-) <text:s/>1 404</text:p>
          </table:table-cell>
          <table:table-cell office:value-type="float" office:value="921" table:style-name="ce58">
            <text:p><text:s text:c="3"/>921</text:p>
          </table:table-cell>
          <table:table-cell office:value-type="float" office:value="28083" table:style-name="ce58">
            <text:p><text:s text:c="2"/>28 083</text:p>
          </table:table-cell>
          <table:table-cell table:number-columns-repeated="16374"/>
        </table:table-row>
        <table:table-row table:style-name="ro5">
          <table:table-cell office:value-type="float" office:value="13003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224" table:style-name="ce58">
            <text:p><text:s text:c="2"/>1 2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460" table:style-name="ce58">
            <text:p><text:s text:c="2"/>34 4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25" table:style-name="ce58">
            <text:p><text:s/>(-) <text:s text:c="2"/>125</text:p>
          </table:table-cell>
          <table:table-cell office:value-type="float" office:value="35559" table:style-name="ce58">
            <text:p><text:s text:c="2"/>35 559</text:p>
          </table:table-cell>
          <table:table-cell office:value-type="float" office:value="47813" table:style-name="ce58">
            <text:p><text:s text:c="2"/>47 813</text:p>
          </table:table-cell>
          <table:table-cell table:number-columns-repeated="16374"/>
        </table:table-row>
        <table:table-row table:style-name="ro5">
          <table:table-cell office:value-type="float" office:value="14001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164" table:style-name="ce58">
            <text:p><text:s text:c="2"/>2 164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1650" table:style-name="ce58">
            <text:p><text:s text:c="2"/>131 6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994" table:style-name="ce58">
            <text:p><text:s/>(-) <text:s/>1 994</text:p>
          </table:table-cell>
          <table:table-cell office:value-type="float" office:value="131840" table:style-name="ce58">
            <text:p><text:s text:c="2"/>131 840</text:p>
          </table:table-cell>
          <table:table-cell office:value-type="float" office:value="143949" table:style-name="ce58">
            <text:p><text:s text:c="2"/>143 949</text:p>
          </table:table-cell>
          <table:table-cell table:number-columns-repeated="16374"/>
        </table:table-row>
        <table:table-row table:style-name="ro5">
          <table:table-cell office:value-type="float" office:value="15001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11315" table:style-name="ce57">
            <text:p><text:s text:c="2"/>11 3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639" table:style-name="ce57">
            <text:p><text:s text:c="2"/>56 6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70" table:style-name="ce57">
            <text:p><text:s/>(-) <text:s text:c="2"/>270</text:p>
          </table:table-cell>
          <table:table-cell office:value-type="float" office:value="67684" table:style-name="ce57">
            <text:p><text:s text:c="2"/>67 684</text:p>
          </table:table-cell>
          <table:table-cell office:value-type="float" office:value="76403" table:style-name="ce57">
            <text:p><text:s text:c="2"/>76 403</text:p>
          </table:table-cell>
          <table:table-cell table:number-columns-repeated="16374"/>
        </table:table-row>
        <table:table-row table:style-name="ro5">
          <table:table-cell office:value-type="float" office:value="16001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8057" table:style-name="ce57">
            <text:p><text:s text:c="2"/>8 0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21" table:style-name="ce57">
            <text:p><text:s text:c="2"/>2 421</text:p>
          </table:table-cell>
          <table:table-cell office:value-type="float" office:value="82" table:style-name="ce57">
            <text:p><text:s text:c="3"/>82</text:p>
          </table:table-cell>
          <table:table-cell office:value-type="float" office:value="-1087" table:style-name="ce57">
            <text:p><text:s/>(-) <text:s/>1 087</text:p>
          </table:table-cell>
          <table:table-cell office:value-type="float" office:value="9473" table:style-name="ce57">
            <text:p><text:s text:c="2"/>9 473</text:p>
          </table:table-cell>
          <table:table-cell office:value-type="float" office:value="35437" table:style-name="ce57">
            <text:p><text:s text:c="2"/>35 437</text:p>
          </table:table-cell>
          <table:table-cell table:number-columns-repeated="16374"/>
        </table:table-row>
        <table:table-row table:style-name="ro5">
          <table:table-cell office:value-type="float" office:value="17001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9491" table:style-name="ce57">
            <text:p><text:s text:c="2"/>19 4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54" table:style-name="ce57">
            <text:p><text:s text:c="3"/>954</text:p>
          </table:table-cell>
          <table:table-cell office:value-type="float" office:value="20445" table:style-name="ce57">
            <text:p><text:s text:c="2"/>20 445</text:p>
          </table:table-cell>
          <table:table-cell office:value-type="float" office:value="26584" table:style-name="ce57">
            <text:p><text:s text:c="2"/>26 584</text:p>
          </table:table-cell>
          <table:table-cell table:number-columns-repeated="16374"/>
        </table:table-row>
        <table:table-row table:style-name="ro5">
          <table:table-cell office:value-type="float" office:value="17002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778" table:style-name="ce57">
            <text:p><text:s text:c="2"/>6 7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63" table:style-name="ce57">
            <text:p><text:s text:c="2"/>18 2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18" table:style-name="ce57">
            <text:p><text:s/>(-) <text:s text:c="2"/>918</text:p>
          </table:table-cell>
          <table:table-cell office:value-type="float" office:value="24123" table:style-name="ce57">
            <text:p><text:s text:c="2"/>24 123</text:p>
          </table:table-cell>
          <table:table-cell office:value-type="float" office:value="91269" table:style-name="ce57">
            <text:p><text:s text:c="2"/>91 269</text:p>
          </table:table-cell>
          <table:table-cell table:number-columns-repeated="16374"/>
        </table:table-row>
        <table:table-row table:style-name="ro5">
          <table:table-cell office:value-type="float" office:value="18001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00" table:style-name="ce57">
            <text:p><text:s text:c="3"/>1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9" table:style-name="ce57">
            <text:p><text:s text:c="3"/>6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07" table:style-name="ce57">
            <text:p><text:s/>(-) <text:s text:c="2"/>407</text:p>
          </table:table-cell>
          <table:table-cell office:value-type="float" office:value="382" table:style-name="ce57">
            <text:p><text:s text:c="3"/>382</text:p>
          </table:table-cell>
          <table:table-cell office:value-type="float" office:value="36630" table:style-name="ce57">
            <text:p><text:s text:c="2"/>36 630</text:p>
          </table:table-cell>
          <table:table-cell table:number-columns-repeated="16374"/>
        </table:table-row>
        <table:table-row table:style-name="ro5">
          <table:table-cell office:value-type="float" office:value="19911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3967" table:style-name="ce58">
            <text:p><text:s text:c="2"/>3 9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73" table:style-name="ce58">
            <text:p><text:s text:c="3"/>67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7" table:style-name="ce58">
            <text:p><text:s text:c="3"/>507</text:p>
          </table:table-cell>
          <table:table-cell office:value-type="float" office:value="5147" table:style-name="ce58">
            <text:p><text:s text:c="2"/>5 147</text:p>
          </table:table-cell>
          <table:table-cell office:value-type="float" office:value="18680" table:style-name="ce58">
            <text:p><text:s text:c="2"/>18 680</text:p>
          </table:table-cell>
          <table:table-cell table:number-columns-repeated="16374"/>
        </table:table-row>
        <table:table-row table:style-name="ro5">
          <table:table-cell office:value-type="float" office:value="19912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3049" table:style-name="ce58">
            <text:p><text:s text:c="2"/>143 0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3049" table:style-name="ce58">
            <text:p><text:s text:c="2"/>143 049</text:p>
          </table:table-cell>
          <table:table-cell office:value-type="float" office:value="163932" table:style-name="ce58">
            <text:p><text:s text:c="2"/>163 932</text:p>
          </table:table-cell>
          <table:table-cell table:number-columns-repeated="16374"/>
        </table:table-row>
        <table:table-row table:style-name="ro5">
          <table:table-cell office:value-type="float" office:value="19913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85" table:style-name="ce58">
            <text:p><text:s/>(-) <text:s text:c="2"/>685</text:p>
          </table:table-cell>
          <table:table-cell office:value-type="float" office:value="-685" table:style-name="ce58">
            <text:p><text:s/>(-) <text:s text:c="2"/>685</text:p>
          </table:table-cell>
          <table:table-cell office:value-type="float" office:value="15077" table:style-name="ce58">
            <text:p><text:s text:c="2"/>15 077</text:p>
          </table:table-cell>
          <table:table-cell table:number-columns-repeated="16374"/>
        </table:table-row>
        <table:table-row table:style-name="ro5">
          <table:table-cell office:value-type="float" office:value="19914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4609" table:style-name="ce58">
            <text:p><text:s text:c="2"/>4 6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20" table:style-name="ce58">
            <text:p><text:s/>(-) <text:s text:c="2"/>520</text:p>
          </table:table-cell>
          <table:table-cell office:value-type="float" office:value="4089" table:style-name="ce58">
            <text:p><text:s text:c="2"/>4 089</text:p>
          </table:table-cell>
          <table:table-cell office:value-type="float" office:value="15491" table:style-name="ce58">
            <text:p><text:s text:c="2"/>15 491</text:p>
          </table:table-cell>
          <table:table-cell table:number-columns-repeated="16374"/>
        </table:table-row>
        <table:table-row table:style-name="ro5">
          <table:table-cell office:value-type="float" office:value="19915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87" table:style-name="ce58">
            <text:p><text:s text:c="2"/>6 3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87" table:style-name="ce58">
            <text:p><text:s text:c="2"/>6 387</text:p>
          </table:table-cell>
          <table:table-cell office:value-type="float" office:value="135467" table:style-name="ce58">
            <text:p><text:s text:c="2"/>135 467</text:p>
          </table:table-cell>
          <table:table-cell table:number-columns-repeated="16374"/>
        </table:table-row>
        <table:table-row table:style-name="ro5">
          <table:table-cell office:value-type="float" office:value="19916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851" table:style-name="ce57">
            <text:p><text:s text:c="2"/>2 8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719" table:style-name="ce57">
            <text:p><text:s text:c="2"/>31 7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129" table:style-name="ce57">
            <text:p><text:s/>(-) <text:s/>4 129</text:p>
          </table:table-cell>
          <table:table-cell office:value-type="float" office:value="30441" table:style-name="ce57">
            <text:p><text:s text:c="2"/>30 441</text:p>
          </table:table-cell>
          <table:table-cell office:value-type="float" office:value="232244" table:style-name="ce57">
            <text:p><text:s text:c="2"/>232 244</text:p>
          </table:table-cell>
          <table:table-cell table:number-columns-repeated="16374"/>
        </table:table-row>
        <table:table-row table:style-name="ro5">
          <table:table-cell office:value-type="float" office:value="19921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275" table:style-name="ce57">
            <text:p><text:s text:c="2"/>3 2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054" table:style-name="ce57">
            <text:p><text:s text:c="2"/>43 0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89" table:style-name="ce57">
            <text:p><text:s/>(-) <text:s text:c="2"/>189</text:p>
          </table:table-cell>
          <table:table-cell office:value-type="float" office:value="46140" table:style-name="ce57">
            <text:p><text:s text:c="2"/>46 140</text:p>
          </table:table-cell>
          <table:table-cell office:value-type="float" office:value="91485" table:style-name="ce57">
            <text:p><text:s text:c="2"/>91 485</text:p>
          </table:table-cell>
          <table:table-cell table:number-columns-repeated="16374"/>
        </table:table-row>
        <table:table-row table:style-name="ro5">
          <table:table-cell office:value-type="float" office:value="20911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138" table:style-name="ce57">
            <text:p><text:s text:c="2"/>2 1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2" table:style-name="ce57">
            <text:p><text:s text:c="2"/>1 532</text:p>
          </table:table-cell>
          <table:table-cell office:value-type="float" office:value="3698" table:style-name="ce57">
            <text:p><text:s text:c="2"/>3 698</text:p>
          </table:table-cell>
          <table:table-cell office:value-type="float" office:value="71499" table:style-name="ce57">
            <text:p><text:s text:c="2"/>71 499</text:p>
          </table:table-cell>
          <table:table-cell table:number-columns-repeated="16374"/>
        </table:table-row>
        <table:table-row table:style-name="ro5">
          <table:table-cell office:value-type="float" office:value="20912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603" table:style-name="ce57">
            <text:p><text:s text:c="3"/>6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98" table:style-name="ce57">
            <text:p><text:s text:c="2"/>2 998</text:p>
          </table:table-cell>
          <table:table-cell office:value-type="float" office:value="3601" table:style-name="ce57">
            <text:p><text:s text:c="2"/>3 601</text:p>
          </table:table-cell>
          <table:table-cell office:value-type="float" office:value="59176" table:style-name="ce57">
            <text:p><text:s text:c="2"/>59 176</text:p>
          </table:table-cell>
          <table:table-cell table:number-columns-repeated="16374"/>
        </table:table-row>
        <table:table-row table:style-name="ro5">
          <table:table-cell office:value-type="float" office:value="20913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448" table:style-name="ce57">
            <text:p><text:s text:c="2"/>7 4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" table:style-name="ce57">
            <text:p><text:s/>(-) <text:s text:c="2"/>3</text:p>
          </table:table-cell>
          <table:table-cell office:value-type="float" office:value="7445" table:style-name="ce57">
            <text:p><text:s text:c="2"/>7 445</text:p>
          </table:table-cell>
          <table:table-cell office:value-type="float" office:value="74010" table:style-name="ce57">
            <text:p><text:s text:c="2"/>74 010</text:p>
          </table:table-cell>
          <table:table-cell table:number-columns-repeated="16374"/>
        </table:table-row>
        <table:table-row table:style-name="ro5">
          <table:table-cell office:value-type="float" office:value="20914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444" table:style-name="ce58">
            <text:p><text:s text:c="2"/>9 4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93" table:style-name="ce58">
            <text:p><text:s text:c="2"/>2 393</text:p>
          </table:table-cell>
          <table:table-cell office:value-type="float" office:value="11837" table:style-name="ce58">
            <text:p><text:s text:c="2"/>11 837</text:p>
          </table:table-cell>
          <table:table-cell office:value-type="float" office:value="63144" table:style-name="ce58">
            <text:p><text:s text:c="2"/>63 144</text:p>
          </table:table-cell>
          <table:table-cell table:number-columns-repeated="16374"/>
        </table:table-row>
        <table:table-row table:style-name="ro5">
          <table:table-cell office:value-type="float" office:value="20921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963" table:style-name="ce58">
            <text:p><text:s text:c="3"/>9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2" table:style-name="ce58">
            <text:p><text:s text:c="3"/>6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190" table:style-name="ce58">
            <text:p><text:s/>(-) <text:s/>1 190</text:p>
          </table:table-cell>
          <table:table-cell office:value-type="float" office:value="415" table:style-name="ce58">
            <text:p><text:s text:c="3"/>415</text:p>
          </table:table-cell>
          <table:table-cell office:value-type="float" office:value="52658" table:style-name="ce58">
            <text:p><text:s text:c="2"/>52 658</text:p>
          </table:table-cell>
          <table:table-cell table:number-columns-repeated="16374"/>
        </table:table-row>
        <table:table-row table:style-name="ro5">
          <table:table-cell office:value-type="float" office:value="20922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5630" table:style-name="ce58">
            <text:p><text:s text:c="2"/>5 6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99" table:style-name="ce58">
            <text:p><text:s text:c="3"/>5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65" table:style-name="ce58">
            <text:p><text:s text:c="2"/>1 665</text:p>
          </table:table-cell>
          <table:table-cell office:value-type="float" office:value="7894" table:style-name="ce58">
            <text:p><text:s text:c="2"/>7 894</text:p>
          </table:table-cell>
          <table:table-cell office:value-type="float" office:value="41814" table:style-name="ce58">
            <text:p><text:s text:c="2"/>41 814</text:p>
          </table:table-cell>
          <table:table-cell table:number-columns-repeated="16374"/>
        </table:table-row>
        <table:table-row table:style-name="ro5">
          <table:table-cell office:value-type="float" office:value="20923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694" table:style-name="ce58">
            <text:p><text:s text:c="3"/>6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8" table:style-name="ce58">
            <text:p><text:s text:c="3"/>3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20" table:style-name="ce58">
            <text:p><text:s/>(-) <text:s text:c="2"/>620</text:p>
          </table:table-cell>
          <table:table-cell office:value-type="float" office:value="462" table:style-name="ce58">
            <text:p><text:s text:c="3"/>462</text:p>
          </table:table-cell>
          <table:table-cell office:value-type="float" office:value="27373" table:style-name="ce58">
            <text:p><text:s text:c="2"/>27 373</text:p>
          </table:table-cell>
          <table:table-cell table:number-columns-repeated="16374"/>
        </table:table-row>
        <table:table-row table:style-name="ro5">
          <table:table-cell office:value-type="float" office:value="20931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152" table:style-name="ce58">
            <text:p><text:s text:c="2"/>4 1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4967" table:style-name="ce58">
            <text:p><text:s text:c="2"/>84 9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" table:style-name="ce58">
            <text:p><text:s text:c="3"/>391</text:p>
          </table:table-cell>
          <table:table-cell office:value-type="float" office:value="89510" table:style-name="ce58">
            <text:p><text:s text:c="2"/>89 510</text:p>
          </table:table-cell>
          <table:table-cell office:value-type="float" office:value="107640" table:style-name="ce58">
            <text:p><text:s text:c="2"/>107 640</text:p>
          </table:table-cell>
          <table:table-cell table:number-columns-repeated="16374"/>
        </table:table-row>
        <table:table-row table:style-name="ro5">
          <table:table-cell office:value-type="float" office:value="21001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207" table:style-name="ce57">
            <text:p><text:s text:c="2"/>4 207</text:p>
          </table:table-cell>
          <table:table-cell office:value-type="float" office:value="10181" table:style-name="ce57">
            <text:p><text:s text:c="2"/>10 1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7371" table:style-name="ce57">
            <text:p><text:s text:c="2"/>97 3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1" table:style-name="ce57">
            <text:p><text:s text:c="3"/>571</text:p>
          </table:table-cell>
          <table:table-cell office:value-type="float" office:value="112330" table:style-name="ce57">
            <text:p><text:s text:c="2"/>112 330</text:p>
          </table:table-cell>
          <table:table-cell office:value-type="float" office:value="158062" table:style-name="ce57">
            <text:p><text:s text:c="2"/>158 062</text:p>
          </table:table-cell>
          <table:table-cell table:number-columns-repeated="16374"/>
        </table:table-row>
        <table:table-row table:style-name="ro5">
          <table:table-cell office:value-type="float" office:value="22001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038" table:style-name="ce57">
            <text:p><text:s text:c="2"/>5 0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95" table:style-name="ce57">
            <text:p><text:s text:c="2"/>9 8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6" table:style-name="ce57">
            <text:p><text:s text:c="3"/>166</text:p>
          </table:table-cell>
          <table:table-cell office:value-type="float" office:value="15099" table:style-name="ce57">
            <text:p><text:s text:c="2"/>15 099</text:p>
          </table:table-cell>
          <table:table-cell office:value-type="float" office:value="42823" table:style-name="ce57">
            <text:p><text:s text:c="2"/>42 823</text:p>
          </table:table-cell>
          <table:table-cell table:number-columns-repeated="16374"/>
        </table:table-row>
        <table:table-row table:style-name="ro5">
          <table:table-cell office:value-type="float" office:value="22002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426" table:style-name="ce57">
            <text:p><text:s text:c="2"/>3 4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11" table:style-name="ce57">
            <text:p><text:s text:c="2"/>8 3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957" table:style-name="ce57">
            <text:p><text:s/>(-) <text:s/>2 957</text:p>
          </table:table-cell>
          <table:table-cell office:value-type="float" office:value="8780" table:style-name="ce57">
            <text:p><text:s text:c="2"/>8 780</text:p>
          </table:table-cell>
          <table:table-cell office:value-type="float" office:value="101546" table:style-name="ce57">
            <text:p><text:s text:c="2"/>101 546</text:p>
          </table:table-cell>
          <table:table-cell table:number-columns-repeated="16374"/>
        </table:table-row>
        <table:table-row table:style-name="ro5">
          <table:table-cell office:value-type="float" office:value="23001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94" table:style-name="ce57">
            <text:p><text:s text:c="3"/>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09" table:style-name="ce57">
            <text:p><text:s/>(-) <text:s text:c="2"/>509</text:p>
          </table:table-cell>
          <table:table-cell office:value-type="float" office:value="-415" table:style-name="ce57">
            <text:p><text:s/>(-) <text:s text:c="2"/>415</text:p>
          </table:table-cell>
          <table:table-cell office:value-type="float" office:value="16746" table:style-name="ce57">
            <text:p><text:s text:c="2"/>16 746</text:p>
          </table:table-cell>
          <table:table-cell table:number-columns-repeated="16374"/>
        </table:table-row>
        <table:table-row table:style-name="ro5">
          <table:table-cell office:value-type="float" office:value="23002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470" table:style-name="ce57">
            <text:p><text:s/>(-) <text:s/>1 470</text:p>
          </table:table-cell>
          <table:table-cell office:value-type="float" office:value="-1422" table:style-name="ce57">
            <text:p><text:s/>(-) <text:s/>1 422</text:p>
          </table:table-cell>
          <table:table-cell office:value-type="float" office:value="29518" table:style-name="ce57">
            <text:p><text:s text:c="2"/>29 518</text:p>
          </table:table-cell>
          <table:table-cell table:number-columns-repeated="16374"/>
        </table:table-row>
        <table:table-row table:style-name="ro5">
          <table:table-cell office:value-type="float" office:value="23003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7460" table:style-name="ce58">
            <text:p><text:s text:c="2"/>7 4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70" table:style-name="ce58">
            <text:p><text:s text:c="2"/>4 0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953" table:style-name="ce58">
            <text:p><text:s/>(-) <text:s/>1 953</text:p>
          </table:table-cell>
          <table:table-cell office:value-type="float" office:value="9577" table:style-name="ce58">
            <text:p><text:s text:c="2"/>9 577</text:p>
          </table:table-cell>
          <table:table-cell office:value-type="float" office:value="71124" table:style-name="ce58">
            <text:p><text:s text:c="2"/>71 124</text:p>
          </table:table-cell>
          <table:table-cell table:number-columns-repeated="16374"/>
        </table:table-row>
        <table:table-row table:style-name="ro5">
          <table:table-cell office:value-type="float" office:value="24911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9139" table:style-name="ce58">
            <text:p><text:s text:c="2"/>9 1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28" table:style-name="ce58">
            <text:p><text:s/>(-) <text:s text:c="2"/>128</text:p>
          </table:table-cell>
          <table:table-cell office:value-type="float" office:value="9011" table:style-name="ce58">
            <text:p><text:s text:c="2"/>9 011</text:p>
          </table:table-cell>
          <table:table-cell office:value-type="float" office:value="11709" table:style-name="ce58">
            <text:p><text:s text:c="2"/>11 709</text:p>
          </table:table-cell>
          <table:table-cell table:number-columns-repeated="16374"/>
        </table:table-row>
        <table:table-row table:style-name="ro5">
          <table:table-cell office:value-type="float" office:value="24912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4259" table:style-name="ce58">
            <text:p><text:s text:c="2"/>24 2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1" table:style-name="ce58">
            <text:p><text:s text:c="3"/>261</text:p>
          </table:table-cell>
          <table:table-cell office:value-type="float" office:value="66" table:style-name="ce58">
            <text:p><text:s text:c="3"/>66</text:p>
          </table:table-cell>
          <table:table-cell office:value-type="float" office:value="-3208" table:style-name="ce58">
            <text:p><text:s/>(-) <text:s/>3 208</text:p>
          </table:table-cell>
          <table:table-cell office:value-type="float" office:value="21378" table:style-name="ce58">
            <text:p><text:s text:c="2"/>21 378</text:p>
          </table:table-cell>
          <table:table-cell office:value-type="float" office:value="100223" table:style-name="ce58">
            <text:p><text:s text:c="2"/>100 223</text:p>
          </table:table-cell>
          <table:table-cell table:number-columns-repeated="16374"/>
        </table:table-row>
        <table:table-row table:style-name="ro5">
          <table:table-cell office:value-type="float" office:value="24921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6548" table:style-name="ce58">
            <text:p><text:s text:c="2"/>26 5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1" table:style-name="ce58">
            <text:p><text:s text:c="3"/>5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786" table:style-name="ce58">
            <text:p><text:s/>(-) <text:s text:c="2"/>786</text:p>
          </table:table-cell>
          <table:table-cell office:value-type="float" office:value="26293" table:style-name="ce58">
            <text:p><text:s text:c="2"/>26 293</text:p>
          </table:table-cell>
          <table:table-cell office:value-type="float" office:value="68830" table:style-name="ce58">
            <text:p><text:s text:c="2"/>68 830</text:p>
          </table:table-cell>
          <table:table-cell table:number-columns-repeated="16374"/>
        </table:table-row>
        <table:table-row table:style-name="ro5">
          <table:table-cell office:value-type="float" office:value="24922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82" table:style-name="ce58">
            <text:p><text:s text:c="3"/>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95" table:style-name="ce58">
            <text:p><text:s/>(-) <text:s text:c="2"/>295</text:p>
          </table:table-cell>
          <table:table-cell office:value-type="float" office:value="-213" table:style-name="ce58">
            <text:p><text:s/>(-) <text:s text:c="2"/>213</text:p>
          </table:table-cell>
          <table:table-cell office:value-type="float" office:value="5986" table:style-name="ce58">
            <text:p><text:s text:c="2"/>5 986</text:p>
          </table:table-cell>
          <table:table-cell table:number-columns-repeated="16374"/>
        </table:table-row>
        <table:table-row table:style-name="ro5">
          <table:table-cell office:value-type="float" office:value="25001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622" table:style-name="ce57">
            <text:p><text:s text:c="2"/>6 6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533" table:style-name="ce57">
            <text:p><text:s text:c="2"/>18 533</text:p>
          </table:table-cell>
          <table:table-cell office:value-type="float" office:value="9547" table:style-name="ce57">
            <text:p><text:s text:c="2"/>9 547</text:p>
          </table:table-cell>
          <table:table-cell office:value-type="float" office:value="-2908" table:style-name="ce57">
            <text:p><text:s/>(-) <text:s/>2 908</text:p>
          </table:table-cell>
          <table:table-cell office:value-type="float" office:value="31794" table:style-name="ce57">
            <text:p><text:s text:c="2"/>31 794</text:p>
          </table:table-cell>
          <table:table-cell office:value-type="float" office:value="137358" table:style-name="ce57">
            <text:p><text:s text:c="2"/>137 358</text:p>
          </table:table-cell>
          <table:table-cell table:number-columns-repeated="16374"/>
        </table:table-row>
        <table:table-row table:style-name="ro5">
          <table:table-cell office:value-type="float" office:value="26001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497" table:style-name="ce57">
            <text:p><text:s text:c="3"/>4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2" table:style-name="ce57">
            <text:p><text:s text:c="3"/>212</text:p>
          </table:table-cell>
          <table:table-cell office:value-type="float" office:value="709" table:style-name="ce57">
            <text:p><text:s text:c="3"/>709</text:p>
          </table:table-cell>
          <table:table-cell office:value-type="float" office:value="23755" table:style-name="ce57">
            <text:p><text:s text:c="2"/>23 755</text:p>
          </table:table-cell>
          <table:table-cell table:number-columns-repeated="16374"/>
        </table:table-row>
        <table:table-row table:style-name="ro5">
          <table:table-cell office:value-type="float" office:value="26002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824" table:style-name="ce57">
            <text:p><text:s text:c="3"/>8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57" table:style-name="ce57">
            <text:p><text:s text:c="2"/>18 257</text:p>
          </table:table-cell>
          <table:table-cell office:value-type="float" office:value="14137" table:style-name="ce57">
            <text:p><text:s text:c="2"/>14 137</text:p>
          </table:table-cell>
          <table:table-cell office:value-type="float" office:value="-1049" table:style-name="ce57">
            <text:p><text:s/>(-) <text:s/>1 049</text:p>
          </table:table-cell>
          <table:table-cell office:value-type="float" office:value="32169" table:style-name="ce57">
            <text:p><text:s text:c="2"/>32 169</text:p>
          </table:table-cell>
          <table:table-cell office:value-type="float" office:value="49515" table:style-name="ce57">
            <text:p><text:s text:c="2"/>49 515</text:p>
          </table:table-cell>
          <table:table-cell table:number-columns-repeated="16374"/>
        </table:table-row>
        <table:table-row table:style-name="ro5">
          <table:table-cell office:value-type="float" office:value="26003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983" table:style-name="ce57">
            <text:p><text:s text:c="3"/>9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919" table:style-name="ce57">
            <text:p><text:s text:c="2"/>51 919</text:p>
          </table:table-cell>
          <table:table-cell office:value-type="float" office:value="28896" table:style-name="ce57">
            <text:p><text:s text:c="2"/>28 896</text:p>
          </table:table-cell>
          <table:table-cell office:value-type="float" office:value="-1262" table:style-name="ce57">
            <text:p><text:s/>(-) <text:s/>1 262</text:p>
          </table:table-cell>
          <table:table-cell office:value-type="float" office:value="80536" table:style-name="ce57">
            <text:p><text:s text:c="2"/>80 536</text:p>
          </table:table-cell>
          <table:table-cell office:value-type="float" office:value="101623" table:style-name="ce57">
            <text:p><text:s text:c="2"/>101 623</text:p>
          </table:table-cell>
          <table:table-cell table:number-columns-repeated="16374"/>
        </table:table-row>
        <table:table-row table:style-name="ro5">
          <table:table-cell office:value-type="float" office:value="26004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788" table:style-name="ce57">
            <text:p><text:s text:c="2"/>1 7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04" table:style-name="ce57">
            <text:p><text:s text:c="2"/>5 204</text:p>
          </table:table-cell>
          <table:table-cell office:value-type="float" office:value="14803" table:style-name="ce57">
            <text:p><text:s text:c="2"/>14 803</text:p>
          </table:table-cell>
          <table:table-cell office:value-type="float" office:value="-391" table:style-name="ce57">
            <text:p><text:s/>(-) <text:s text:c="2"/>391</text:p>
          </table:table-cell>
          <table:table-cell office:value-type="float" office:value="21404" table:style-name="ce57">
            <text:p><text:s text:c="2"/>21 404</text:p>
          </table:table-cell>
          <table:table-cell office:value-type="float" office:value="31918" table:style-name="ce57">
            <text:p><text:s text:c="2"/>31 918</text:p>
          </table:table-cell>
          <table:table-cell table:number-columns-repeated="16374"/>
        </table:table-row>
        <table:table-row table:style-name="ro5">
          <table:table-cell office:value-type="float" office:value="27001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253" table:style-name="ce58">
            <text:p><text:s text:c="2"/>8 25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80" table:style-name="ce58">
            <text:p><text:s text:c="2"/>4 180</text:p>
          </table:table-cell>
          <table:table-cell office:value-type="float" office:value="25227" table:style-name="ce58">
            <text:p><text:s text:c="2"/>25 227</text:p>
          </table:table-cell>
          <table:table-cell office:value-type="float" office:value="-821" table:style-name="ce58">
            <text:p><text:s/>(-) <text:s text:c="2"/>821</text:p>
          </table:table-cell>
          <table:table-cell office:value-type="float" office:value="36839" table:style-name="ce58">
            <text:p><text:s text:c="2"/>36 839</text:p>
          </table:table-cell>
          <table:table-cell office:value-type="float" office:value="99134" table:style-name="ce58">
            <text:p><text:s text:c="2"/>99 134</text:p>
          </table:table-cell>
          <table:table-cell table:number-columns-repeated="16374"/>
        </table:table-row>
        <table:table-row table:style-name="ro5">
          <table:table-cell office:value-type="float" office:value="27002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03" table:style-name="ce58">
            <text:p><text:s text:c="3"/>70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700" table:style-name="ce58">
            <text:p><text:s text:c="2"/>38 700</text:p>
          </table:table-cell>
          <table:table-cell office:value-type="float" office:value="1743" table:style-name="ce58">
            <text:p><text:s text:c="2"/>1 743</text:p>
          </table:table-cell>
          <table:table-cell office:value-type="float" office:value="592" table:style-name="ce58">
            <text:p><text:s text:c="3"/>592</text:p>
          </table:table-cell>
          <table:table-cell office:value-type="float" office:value="41738" table:style-name="ce58">
            <text:p><text:s text:c="2"/>41 738</text:p>
          </table:table-cell>
          <table:table-cell office:value-type="float" office:value="43918" table:style-name="ce58">
            <text:p><text:s text:c="2"/>43 918</text:p>
          </table:table-cell>
          <table:table-cell table:number-columns-repeated="16374"/>
        </table:table-row>
        <table:table-row table:style-name="ro5">
          <table:table-cell office:value-type="float" office:value="28001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201" table:style-name="ce58">
            <text:p><text:s text:c="2"/>2 20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5" table:style-name="ce58">
            <text:p><text:s text:c="3"/>315</text:p>
          </table:table-cell>
          <table:table-cell office:value-type="float" office:value="26604" table:style-name="ce58">
            <text:p><text:s text:c="2"/>26 604</text:p>
          </table:table-cell>
          <table:table-cell office:value-type="float" office:value="376" table:style-name="ce58">
            <text:p><text:s text:c="3"/>376</text:p>
          </table:table-cell>
          <table:table-cell office:value-type="float" office:value="29496" table:style-name="ce58">
            <text:p><text:s text:c="2"/>29 496</text:p>
          </table:table-cell>
          <table:table-cell office:value-type="float" office:value="34181" table:style-name="ce58">
            <text:p><text:s text:c="2"/>34 181</text:p>
          </table:table-cell>
          <table:table-cell table:number-columns-repeated="16374"/>
        </table:table-row>
        <table:table-row table:style-name="ro5">
          <table:table-cell office:value-type="float" office:value="28002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793" table:style-name="ce58">
            <text:p><text:s text:c="2"/>6 7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63" table:style-name="ce58">
            <text:p><text:s text:c="2"/>8 063</text:p>
          </table:table-cell>
          <table:table-cell office:value-type="float" office:value="-557" table:style-name="ce58">
            <text:p><text:s/>(-) <text:s text:c="2"/>557</text:p>
          </table:table-cell>
          <table:table-cell office:value-type="float" office:value="14299" table:style-name="ce58">
            <text:p><text:s text:c="2"/>14 299</text:p>
          </table:table-cell>
          <table:table-cell office:value-type="float" office:value="20661" table:style-name="ce58">
            <text:p><text:s text:c="2"/>20 661</text:p>
          </table:table-cell>
          <table:table-cell table:number-columns-repeated="16374"/>
        </table:table-row>
        <table:table-row table:style-name="ro5">
          <table:table-cell office:value-type="float" office:value="28003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6787" table:style-name="ce58">
            <text:p><text:s text:c="2"/>16 7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43" table:style-name="ce58">
            <text:p><text:s text:c="2"/>6 943</text:p>
          </table:table-cell>
          <table:table-cell office:value-type="float" office:value="70916" table:style-name="ce58">
            <text:p><text:s text:c="2"/>70 916</text:p>
          </table:table-cell>
          <table:table-cell office:value-type="float" office:value="-2694" table:style-name="ce58">
            <text:p><text:s/>(-) <text:s/>2 694</text:p>
          </table:table-cell>
          <table:table-cell office:value-type="float" office:value="91952" table:style-name="ce58">
            <text:p><text:s text:c="2"/>91 952</text:p>
          </table:table-cell>
          <table:table-cell office:value-type="float" office:value="151555" table:style-name="ce58">
            <text:p><text:s text:c="2"/>151 555</text:p>
          </table:table-cell>
          <table:table-cell table:number-columns-repeated="16374"/>
        </table:table-row>
        <table:table-row table:style-name="ro5">
          <table:table-cell office:value-type="float" office:value="29911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9222" table:style-name="ce57">
            <text:p><text:s text:c="2"/>19 2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000" table:style-name="ce57">
            <text:p><text:s text:c="2"/>109 000</text:p>
          </table:table-cell>
          <table:table-cell office:value-type="float" office:value="45850" table:style-name="ce57">
            <text:p><text:s text:c="2"/>45 850</text:p>
          </table:table-cell>
          <table:table-cell office:value-type="float" office:value="-2876" table:style-name="ce57">
            <text:p><text:s/>(-) <text:s/>2 876</text:p>
          </table:table-cell>
          <table:table-cell office:value-type="float" office:value="171196" table:style-name="ce57">
            <text:p><text:s text:c="2"/>171 196</text:p>
          </table:table-cell>
          <table:table-cell office:value-type="float" office:value="173504" table:style-name="ce57">
            <text:p><text:s text:c="2"/>173 504</text:p>
          </table:table-cell>
          <table:table-cell table:number-columns-repeated="16374"/>
        </table:table-row>
        <table:table-row table:style-name="ro5">
          <table:table-cell office:value-type="float" office:value="29912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2112" table:style-name="ce57">
            <text:p><text:s text:c="2"/>12 1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76" table:style-name="ce57">
            <text:p><text:s text:c="2"/>1 676</text:p>
          </table:table-cell>
          <table:table-cell office:value-type="float" office:value="23530" table:style-name="ce57">
            <text:p><text:s text:c="2"/>23 530</text:p>
          </table:table-cell>
          <table:table-cell office:value-type="float" office:value="-1677" table:style-name="ce57">
            <text:p><text:s/>(-) <text:s/>1 677</text:p>
          </table:table-cell>
          <table:table-cell office:value-type="float" office:value="35641" table:style-name="ce57">
            <text:p><text:s text:c="2"/>35 641</text:p>
          </table:table-cell>
          <table:table-cell office:value-type="float" office:value="41263" table:style-name="ce57">
            <text:p><text:s text:c="2"/>41 263</text:p>
          </table:table-cell>
          <table:table-cell table:number-columns-repeated="16374"/>
        </table:table-row>
        <table:table-row table:style-name="ro5">
          <table:table-cell office:value-type="float" office:value="29921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4057" table:style-name="ce57">
            <text:p><text:s text:c="2"/>14 0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50" table:style-name="ce57">
            <text:p><text:s/>(-) <text:s text:c="2"/>350</text:p>
          </table:table-cell>
          <table:table-cell office:value-type="float" office:value="13707" table:style-name="ce57">
            <text:p><text:s text:c="2"/>13 707</text:p>
          </table:table-cell>
          <table:table-cell office:value-type="float" office:value="127789" table:style-name="ce57">
            <text:p><text:s text:c="2"/>127 789</text:p>
          </table:table-cell>
          <table:table-cell table:number-columns-repeated="16374"/>
        </table:table-row>
        <table:table-row table:style-name="ro5">
          <table:table-cell office:value-type="float" office:value="30001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39455" table:style-name="ce57">
            <text:p><text:s text:c="2"/>39 4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66" table:style-name="ce57">
            <text:p><text:s text:c="2"/>15 666</text:p>
          </table:table-cell>
          <table:table-cell office:value-type="float" office:value="14927" table:style-name="ce57">
            <text:p><text:s text:c="2"/>14 927</text:p>
          </table:table-cell>
          <table:table-cell office:value-type="float" office:value="-9603" table:style-name="ce57">
            <text:p><text:s/>(-) <text:s/>9 603</text:p>
          </table:table-cell>
          <table:table-cell office:value-type="float" office:value="60445" table:style-name="ce57">
            <text:p><text:s text:c="2"/>60 445</text:p>
          </table:table-cell>
          <table:table-cell office:value-type="float" office:value="81504" table:style-name="ce57">
            <text:p><text:s text:c="2"/>81 504</text:p>
          </table:table-cell>
          <table:table-cell table:number-columns-repeated="16374"/>
        </table:table-row>
        <table:table-row table:style-name="ro5">
          <table:table-cell office:value-type="float" office:value="31801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046" table:style-name="ce57">
            <text:p><text:s text:c="2"/>2 0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574" table:style-name="ce57">
            <text:p><text:s text:c="2"/>57 574</text:p>
          </table:table-cell>
          <table:table-cell office:value-type="float" office:value="12639" table:style-name="ce57">
            <text:p><text:s text:c="2"/>12 639</text:p>
          </table:table-cell>
          <table:table-cell office:value-type="float" office:value="-1384" table:style-name="ce57">
            <text:p><text:s/>(-) <text:s/>1 384</text:p>
          </table:table-cell>
          <table:table-cell office:value-type="float" office:value="70875" table:style-name="ce57">
            <text:p><text:s text:c="2"/>70 875</text:p>
          </table:table-cell>
          <table:table-cell office:value-type="float" office:value="74994" table:style-name="ce57">
            <text:p><text:s text:c="2"/>74 994</text:p>
          </table:table-cell>
          <table:table-cell table:number-columns-repeated="16374"/>
        </table:table-row>
        <table:table-row table:style-name="ro5">
          <table:table-cell office:value-type="float" office:value="31802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3033" table:style-name="ce58">
            <text:p><text:s text:c="2"/>3 0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196" table:style-name="ce58">
            <text:p><text:s text:c="2"/>42 196</text:p>
          </table:table-cell>
          <table:table-cell office:value-type="float" office:value="9556" table:style-name="ce58">
            <text:p><text:s text:c="2"/>9 556</text:p>
          </table:table-cell>
          <table:table-cell office:value-type="float" office:value="-690" table:style-name="ce58">
            <text:p><text:s/>(-) <text:s text:c="2"/>690</text:p>
          </table:table-cell>
          <table:table-cell office:value-type="float" office:value="54095" table:style-name="ce58">
            <text:p><text:s text:c="2"/>54 095</text:p>
          </table:table-cell>
          <table:table-cell office:value-type="float" office:value="95941" table:style-name="ce58">
            <text:p><text:s text:c="2"/>95 941</text:p>
          </table:table-cell>
          <table:table-cell table:number-columns-repeated="16374"/>
        </table:table-row>
        <table:table-row table:style-name="ro5">
          <table:table-cell office:value-type="float" office:value="33001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334" table:style-name="ce58">
            <text:p><text:s text:c="2"/>2 3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2" table:style-name="ce58">
            <text:p><text:s text:c="3"/>522</text:p>
          </table:table-cell>
          <table:table-cell office:value-type="float" office:value="11125" table:style-name="ce58">
            <text:p><text:s text:c="2"/>11 1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981" table:style-name="ce58">
            <text:p><text:s text:c="2"/>13 981</text:p>
          </table:table-cell>
          <table:table-cell office:value-type="float" office:value="91440" table:style-name="ce58">
            <text:p><text:s text:c="2"/>91 440</text:p>
          </table:table-cell>
          <table:table-cell table:number-columns-repeated="16374"/>
        </table:table-row>
        <table:table-row table:style-name="ro5">
          <table:table-cell office:value-type="float" office:value="35001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85" table:style-name="ce58">
            <text:p><text:s text:c="3"/>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5547" table:style-name="ce58">
            <text:p><text:s text:c="2"/>105 5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5632" table:style-name="ce58">
            <text:p><text:s text:c="2"/>105 632</text:p>
          </table:table-cell>
          <table:table-cell office:value-type="float" office:value="306211" table:style-name="ce58">
            <text:p><text:s text:c="2"/>306 211</text:p>
          </table:table-cell>
          <table:table-cell table:number-columns-repeated="16374"/>
        </table:table-row>
        <table:table-row table:style-name="ro5">
          <table:table-cell office:value-type="float" office:value="36801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257" table:style-name="ce58">
            <text:p><text:s text:c="2"/>32 2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0" table:style-name="ce58">
            <text:p><text:s text:c="3"/>380</text:p>
          </table:table-cell>
          <table:table-cell office:value-type="float" office:value="32639" table:style-name="ce58">
            <text:p><text:s text:c="2"/>32 639</text:p>
          </table:table-cell>
          <table:table-cell office:value-type="float" office:value="80176" table:style-name="ce58">
            <text:p><text:s text:c="2"/>80 176</text:p>
          </table:table-cell>
          <table:table-cell table:number-columns-repeated="16374"/>
        </table:table-row>
        <table:table-row table:style-name="ro5">
          <table:table-cell office:value-type="float" office:value="41801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28" table:style-name="ce58">
            <text:p><text:s text:c="3"/>2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8229" table:style-name="ce58">
            <text:p><text:s text:c="2"/>318 2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8457" table:style-name="ce58">
            <text:p><text:s text:c="2"/>318 457</text:p>
          </table:table-cell>
          <table:table-cell office:value-type="float" office:value="364981" table:style-name="ce58">
            <text:p><text:s text:c="2"/>364 981</text:p>
          </table:table-cell>
          <table:table-cell table:number-columns-repeated="16374"/>
        </table:table-row>
        <table:table-row table:style-name="ro5">
          <table:table-cell office:value-type="float" office:value="41802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358" table:style-name="ce57">
            <text:p><text:s text:c="2"/>96 3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358" table:style-name="ce57">
            <text:p><text:s text:c="2"/>96 358</text:p>
          </table:table-cell>
          <table:table-cell office:value-type="float" office:value="120586" table:style-name="ce57">
            <text:p><text:s text:c="2"/>120 586</text:p>
          </table:table-cell>
          <table:table-cell table:number-columns-repeated="16374"/>
        </table:table-row>
        <table:table-row table:style-name="ro5">
          <table:table-cell office:value-type="float" office:value="41803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847" table:style-name="ce57">
            <text:p><text:s text:c="2"/>3 8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160" table:style-name="ce57">
            <text:p><text:s text:c="2"/>104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8007" table:style-name="ce57">
            <text:p><text:s text:c="2"/>108 007</text:p>
          </table:table-cell>
          <table:table-cell office:value-type="float" office:value="149277" table:style-name="ce57">
            <text:p><text:s text:c="2"/>149 277</text:p>
          </table:table-cell>
          <table:table-cell table:number-columns-repeated="16374"/>
        </table:table-row>
        <table:table-row table:style-name="ro5">
          <table:table-cell office:value-type="float" office:value="45001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44" table:style-name="ce57">
            <text:p><text:s text:c="3"/>1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002" table:style-name="ce57">
            <text:p><text:s text:c="2"/>46 0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146" table:style-name="ce57">
            <text:p><text:s text:c="2"/>46 146</text:p>
          </table:table-cell>
          <table:table-cell office:value-type="float" office:value="70000" table:style-name="ce57">
            <text:p><text:s text:c="2"/>70 000</text:p>
          </table:table-cell>
          <table:table-cell table:number-columns-repeated="16374"/>
        </table:table-row>
        <table:table-row table:style-name="ro5">
          <table:table-cell office:value-type="float" office:value="46801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319" table:style-name="ce57">
            <text:p><text:s text:c="2"/>4 3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19" table:style-name="ce57">
            <text:p><text:s text:c="2"/>4 319</text:p>
          </table:table-cell>
          <table:table-cell office:value-type="float" office:value="45578" table:style-name="ce57">
            <text:p><text:s text:c="2"/>45 578</text:p>
          </table:table-cell>
          <table:table-cell table:number-columns-repeated="16374"/>
        </table:table-row>
        <table:table-row table:style-name="ro5">
          <table:table-cell office:value-type="float" office:value="49001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117" table:style-name="ce57">
            <text:p><text:s text:c="2"/>1 1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69" table:style-name="ce57">
            <text:p><text:s text:c="2"/>1 6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86" table:style-name="ce57">
            <text:p><text:s text:c="2"/>2 786</text:p>
          </table:table-cell>
          <table:table-cell office:value-type="float" office:value="161373" table:style-name="ce57">
            <text:p><text:s text:c="2"/>161 373</text:p>
          </table:table-cell>
          <table:table-cell table:number-columns-repeated="16374"/>
        </table:table-row>
        <table:table-row table:style-name="ro5">
          <table:table-cell office:value-type="float" office:value="49002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29" table:style-name="ce58">
            <text:p><text:s text:c="3"/>5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397" table:style-name="ce58">
            <text:p><text:s text:c="2"/>92 3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926" table:style-name="ce58">
            <text:p><text:s text:c="2"/>92 926</text:p>
          </table:table-cell>
          <table:table-cell office:value-type="float" office:value="107849" table:style-name="ce58">
            <text:p><text:s text:c="2"/>107 849</text:p>
          </table:table-cell>
          <table:table-cell table:number-columns-repeated="16374"/>
        </table:table-row>
        <table:table-row table:style-name="ro5">
          <table:table-cell office:value-type="float" office:value="50001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5756" table:style-name="ce58">
            <text:p><text:s text:c="2"/>5 7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65" table:style-name="ce58">
            <text:p><text:s text:c="2"/>2 0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821" table:style-name="ce58">
            <text:p><text:s text:c="2"/>7 821</text:p>
          </table:table-cell>
          <table:table-cell office:value-type="float" office:value="29576" table:style-name="ce58">
            <text:p><text:s text:c="2"/>29 576</text:p>
          </table:table-cell>
          <table:table-cell table:number-columns-repeated="16374"/>
        </table:table-row>
        <table:table-row table:style-name="ro5">
          <table:table-cell office:value-type="float" office:value="51001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6416" table:style-name="ce58">
            <text:p><text:s text:c="2"/>6 4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072" table:style-name="ce58">
            <text:p><text:s text:c="2"/>11 0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488" table:style-name="ce58">
            <text:p><text:s text:c="2"/>17 488</text:p>
          </table:table-cell>
          <table:table-cell office:value-type="float" office:value="48011" table:style-name="ce58">
            <text:p><text:s text:c="2"/>48 011</text:p>
          </table:table-cell>
          <table:table-cell table:number-columns-repeated="16374"/>
        </table:table-row>
        <table:table-row table:style-name="ro5">
          <table:table-cell office:value-type="float" office:value="52801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993" table:style-name="ce58">
            <text:p><text:s text:c="2"/>8 9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204" table:style-name="ce58">
            <text:p><text:s text:c="2"/>27 2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197" table:style-name="ce58">
            <text:p><text:s text:c="2"/>36 197</text:p>
          </table:table-cell>
          <table:table-cell office:value-type="float" office:value="108371" table:style-name="ce58">
            <text:p><text:s text:c="2"/>108 371</text:p>
          </table:table-cell>
          <table:table-cell table:number-columns-repeated="16374"/>
        </table:table-row>
        <table:table-row table:style-name="ro5">
          <table:table-cell office:value-type="float" office:value="52802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424" table:style-name="ce58">
            <text:p><text:s text:c="3"/>4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37" table:style-name="ce58">
            <text:p><text:s text:c="2"/>2 33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61" table:style-name="ce58">
            <text:p><text:s text:c="2"/>2 761</text:p>
          </table:table-cell>
          <table:table-cell office:value-type="float" office:value="24961" table:style-name="ce58">
            <text:p><text:s text:c="2"/>24 961</text:p>
          </table:table-cell>
          <table:table-cell table:number-columns-repeated="16374"/>
        </table:table-row>
        <table:table-row table:style-name="ro5">
          <table:table-cell office:value-type="float" office:value="55001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7046" table:style-name="ce57">
            <text:p><text:s text:c="2"/>7 0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261" table:style-name="ce57">
            <text:p><text:s text:c="2"/>11 2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307" table:style-name="ce57">
            <text:p><text:s text:c="2"/>18 307</text:p>
          </table:table-cell>
          <table:table-cell office:value-type="float" office:value="45826" table:style-name="ce57">
            <text:p><text:s text:c="2"/>45 826</text:p>
          </table:table-cell>
          <table:table-cell table:number-columns-repeated="16374"/>
        </table:table-row>
        <table:table-row table:style-name="ro5">
          <table:table-cell office:value-type="float" office:value="56001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5180" table:style-name="ce57">
            <text:p><text:s text:c="2"/>5 1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7239" table:style-name="ce57">
            <text:p><text:s text:c="2"/>227 2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419" table:style-name="ce57">
            <text:p><text:s text:c="2"/>232 419</text:p>
          </table:table-cell>
          <table:table-cell office:value-type="float" office:value="274430" table:style-name="ce57">
            <text:p><text:s text:c="2"/>274 430</text:p>
          </table:table-cell>
          <table:table-cell table:number-columns-repeated="16374"/>
        </table:table-row>
        <table:table-row table:style-name="ro5">
          <table:table-cell office:value-type="float" office:value="58001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184" table:style-name="ce57">
            <text:p><text:s text:c="2"/>1 1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723" table:style-name="ce57">
            <text:p><text:s text:c="2"/>16 7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" table:style-name="ce57">
            <text:p><text:s text:c="3"/>89</text:p>
          </table:table-cell>
          <table:table-cell office:value-type="float" office:value="17996" table:style-name="ce57">
            <text:p><text:s text:c="2"/>17 996</text:p>
          </table:table-cell>
          <table:table-cell office:value-type="float" office:value="31193" table:style-name="ce57">
            <text:p><text:s text:c="2"/>31 193</text:p>
          </table:table-cell>
          <table:table-cell table:number-columns-repeated="16374"/>
        </table:table-row>
        <table:table-row table:style-name="ro5">
          <table:table-cell office:value-type="float" office:value="59801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1288" table:style-name="ce57">
            <text:p><text:s text:c="2"/>1 2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37" table:style-name="ce57">
            <text:p><text:s text:c="2"/>2 0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25" table:style-name="ce57">
            <text:p><text:s text:c="2"/>3 325</text:p>
          </table:table-cell>
          <table:table-cell office:value-type="float" office:value="46027" table:style-name="ce57">
            <text:p><text:s text:c="2"/>46 027</text:p>
          </table:table-cell>
          <table:table-cell table:number-columns-repeated="16374"/>
        </table:table-row>
        <table:table-row table:style-name="ro5">
          <table:table-cell office:value-type="float" office:value="61001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438" table:style-name="ce57">
            <text:p><text:s text:c="2"/>1 4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393" table:style-name="ce57">
            <text:p><text:s text:c="2"/>120 3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831" table:style-name="ce57">
            <text:p><text:s text:c="2"/>121 831</text:p>
          </table:table-cell>
          <table:table-cell office:value-type="float" office:value="201921" table:style-name="ce57">
            <text:p><text:s text:c="2"/>201 921</text:p>
          </table:table-cell>
          <table:table-cell table:number-columns-repeated="16374"/>
        </table:table-row>
        <table:table-row table:style-name="ro5">
          <table:table-cell office:value-type="float" office:value="62801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4826" table:style-name="ce58">
            <text:p><text:s text:c="2"/>4 8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6" table:style-name="ce58">
            <text:p><text:s text:c="3"/>486</text:p>
          </table:table-cell>
          <table:table-cell office:value-type="float" office:value="67362" table:style-name="ce58">
            <text:p><text:s text:c="2"/>67 362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72708" table:style-name="ce58">
            <text:p><text:s text:c="2"/>72 708</text:p>
          </table:table-cell>
          <table:table-cell office:value-type="float" office:value="150515" table:style-name="ce58">
            <text:p><text:s text:c="2"/>150 515</text:p>
          </table:table-cell>
          <table:table-cell table:number-columns-repeated="16374"/>
        </table:table-row>
        <table:table-row table:style-name="ro5">
          <table:table-cell office:value-type="float" office:value="64801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13974" table:style-name="ce58">
            <text:p><text:s text:c="2"/>13 974</text:p>
          </table:table-cell>
          <table:table-cell office:value-type="float" office:value="2025" table:style-name="ce58">
            <text:p><text:s text:c="2"/>2 0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0468" table:style-name="ce58">
            <text:p><text:s text:c="2"/>320 4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6467" table:style-name="ce58">
            <text:p><text:s text:c="2"/>336 467</text:p>
          </table:table-cell>
          <table:table-cell office:value-type="float" office:value="733360" table:style-name="ce58">
            <text:p><text:s text:c="2"/>733 360</text:p>
          </table:table-cell>
          <table:table-cell table:number-columns-repeated="16374"/>
        </table:table-row>
        <table:table-row table:style-name="ro5">
          <table:table-cell office:value-type="float" office:value="68001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587" table:style-name="ce58">
            <text:p><text:s text:c="2"/>4 5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1656" table:style-name="ce58">
            <text:p><text:s text:c="2"/>101 6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6243" table:style-name="ce58">
            <text:p><text:s text:c="2"/>106 243</text:p>
          </table:table-cell>
          <table:table-cell office:value-type="float" office:value="215725" table:style-name="ce58">
            <text:p><text:s text:c="2"/>215 725</text:p>
          </table:table-cell>
          <table:table-cell table:number-columns-repeated="16374"/>
        </table:table-row>
        <table:table-row table:style-name="ro5">
          <table:table-cell office:value-type="float" office:value="68002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3533" table:style-name="ce58">
            <text:p><text:s text:c="2"/>423 5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3533" table:style-name="ce58">
            <text:p><text:s text:c="2"/>423 533</text:p>
          </table:table-cell>
          <table:table-cell office:value-type="float" office:value="423533" table:style-name="ce58">
            <text:p><text:s text:c="2"/>423 533</text:p>
          </table:table-cell>
          <table:table-cell table:number-columns-repeated="16374"/>
        </table:table-row>
        <table:table-row table:style-name="ro5">
          <table:table-cell office:value-type="float" office:value="69801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3824" table:style-name="ce24">
            <text:p>1382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6780" table:style-name="ce24">
            <text:p>1678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0604" table:style-name="ce58">
            <text:p><text:s text:c="2"/>30 604</text:p>
          </table:table-cell>
          <table:table-cell office:value-type="float" office:value="230258" table:style-name="ce58">
            <text:p><text:s text:c="2"/>230 258</text:p>
          </table:table-cell>
          <table:table-cell table:number-columns-repeated="16374"/>
        </table:table-row>
        <table:table-row table:style-name="ro5">
          <table:table-cell office:value-type="float" office:value="71801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343" table:style-name="ce57">
            <text:p><text:s text:c="2"/>43 3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343" table:style-name="ce57">
            <text:p><text:s text:c="2"/>43 343</text:p>
          </table:table-cell>
          <table:table-cell office:value-type="float" office:value="46634" table:style-name="ce57">
            <text:p><text:s text:c="2"/>46 634</text:p>
          </table:table-cell>
          <table:table-cell table:number-columns-repeated="16374"/>
        </table:table-row>
        <table:table-row table:style-name="ro5">
          <table:table-cell office:value-type="float" office:value="71802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8768" table:style-name="ce57">
            <text:p><text:s text:c="2"/>18 7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3" table:style-name="ce57">
            <text:p><text:s text:c="3"/>583</text:p>
          </table:table-cell>
          <table:table-cell office:value-type="float" office:value="2472" table:style-name="ce57">
            <text:p><text:s text:c="2"/>2 4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823" table:style-name="ce57">
            <text:p><text:s text:c="2"/>21 823</text:p>
          </table:table-cell>
          <table:table-cell office:value-type="float" office:value="71201" table:style-name="ce57">
            <text:p><text:s text:c="2"/>71 201</text:p>
          </table:table-cell>
          <table:table-cell table:number-columns-repeated="16374"/>
        </table:table-row>
        <table:table-row table:style-name="ro5">
          <table:table-cell office:value-type="float" office:value="73801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3254" table:style-name="ce57">
            <text:p><text:s text:c="2"/>3 2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93" table:style-name="ce57">
            <text:p><text:s text:c="2"/>1 9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47" table:style-name="ce57">
            <text:p><text:s text:c="2"/>5 247</text:p>
          </table:table-cell>
          <table:table-cell office:value-type="float" office:value="131566" table:style-name="ce57">
            <text:p><text:s text:c="2"/>131 566</text:p>
          </table:table-cell>
          <table:table-cell table:number-columns-repeated="16374"/>
        </table:table-row>
        <table:table-row table:style-name="ro5">
          <table:table-cell office:value-type="float" office:value="77001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459" table:style-name="ce57">
            <text:p><text:s text:c="2"/>5 4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39" table:style-name="ce57">
            <text:p><text:s text:c="2"/>4 2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98" table:style-name="ce57">
            <text:p><text:s text:c="2"/>9 698</text:p>
          </table:table-cell>
          <table:table-cell office:value-type="float" office:value="126410" table:style-name="ce57">
            <text:p><text:s text:c="2"/>126 410</text:p>
          </table:table-cell>
          <table:table-cell table:number-columns-repeated="16374"/>
        </table:table-row>
        <table:table-row table:style-name="ro5">
          <table:table-cell office:value-type="float" office:value="78801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321" table:style-name="ce57">
            <text:p><text:s text:c="2"/>3 3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282" table:style-name="ce57">
            <text:p><text:s text:c="2"/>30 282</text:p>
          </table:table-cell>
          <table:table-cell office:value-type="float" office:value="2364" table:style-name="ce57">
            <text:p><text:s text:c="2"/>2 3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967" table:style-name="ce57">
            <text:p><text:s text:c="2"/>35 967</text:p>
          </table:table-cell>
          <table:table-cell office:value-type="float" office:value="101738" table:style-name="ce57">
            <text:p><text:s text:c="2"/>101 738</text:p>
          </table:table-cell>
          <table:table-cell table:number-columns-repeated="16374"/>
        </table:table-row>
        <table:table-row table:style-name="ro5">
          <table:table-cell office:value-type="float" office:value="78802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758" table:style-name="ce58">
            <text:p><text:s text:c="2"/>4 7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131" table:style-name="ce58">
            <text:p><text:s text:c="2"/>9 1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889" table:style-name="ce58">
            <text:p><text:s text:c="2"/>13 889</text:p>
          </table:table-cell>
          <table:table-cell office:value-type="float" office:value="143613" table:style-name="ce58">
            <text:p><text:s text:c="2"/>143 613</text:p>
          </table:table-cell>
          <table:table-cell table:number-columns-repeated="16374"/>
        </table:table-row>
        <table:table-row table:style-name="ro5">
          <table:table-cell office:value-type="float" office:value="80001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1" table:style-name="ce58">
            <text:p><text:s text:c="3"/>4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1" table:style-name="ce58">
            <text:p><text:s text:c="3"/>431</text:p>
          </table:table-cell>
          <table:table-cell office:value-type="float" office:value="42727" table:style-name="ce58">
            <text:p><text:s text:c="2"/>42 727</text:p>
          </table:table-cell>
          <table:table-cell table:number-columns-repeated="16374"/>
        </table:table-row>
        <table:table-row table:style-name="ro5">
          <table:table-cell office:value-type="float" office:value="84001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3980" table:style-name="ce58">
            <text:p><text:s text:c="2"/>713 9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3980" table:style-name="ce58">
            <text:p><text:s text:c="2"/>713 980</text:p>
          </table:table-cell>
          <table:table-cell office:value-type="float" office:value="713980" table:style-name="ce58">
            <text:p><text:s text:c="2"/>713 980</text:p>
          </table:table-cell>
          <table:table-cell table:number-columns-repeated="16374"/>
        </table:table-row>
        <table:table-row table:style-name="ro5">
          <table:table-cell office:value-type="float" office:value="84002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609" table:style-name="ce58">
            <text:p><text:s text:c="2"/>13 6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609" table:style-name="ce58">
            <text:p><text:s text:c="2"/>13 609</text:p>
          </table:table-cell>
          <table:table-cell office:value-type="float" office:value="13609" table:style-name="ce58">
            <text:p><text:s text:c="2"/>13 609</text:p>
          </table:table-cell>
          <table:table-cell table:number-columns-repeated="16374"/>
        </table:table-row>
        <table:table-row table:style-name="ro5">
          <table:table-cell office:value-type="float" office:value="85911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9854" table:style-name="ce58">
            <text:p><text:s text:c="2"/>309 8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9854" table:style-name="ce58">
            <text:p><text:s text:c="2"/>309 854</text:p>
          </table:table-cell>
          <table:table-cell office:value-type="float" office:value="309854" table:style-name="ce58">
            <text:p><text:s text:c="2"/>309 854</text:p>
          </table:table-cell>
          <table:table-cell table:number-columns-repeated="16374"/>
        </table:table-row>
        <table:table-row table:style-name="ro5">
          <table:table-cell office:value-type="float" office:value="85921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236" table:style-name="ce57">
            <text:p><text:s text:c="2"/>114 2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299" table:style-name="ce57">
            <text:p><text:s text:c="2"/>114 299</text:p>
          </table:table-cell>
          <table:table-cell office:value-type="float" office:value="127938" table:style-name="ce57">
            <text:p><text:s text:c="2"/>127 938</text:p>
          </table:table-cell>
          <table:table-cell table:number-columns-repeated="16374"/>
        </table:table-row>
        <table:table-row table:style-name="ro5">
          <table:table-cell office:value-type="float" office:value="86911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242" table:style-name="ce57">
            <text:p><text:s text:c="2"/>186 2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242" table:style-name="ce57">
            <text:p><text:s text:c="2"/>186 242</text:p>
          </table:table-cell>
          <table:table-cell office:value-type="float" office:value="186242" table:style-name="ce57">
            <text:p><text:s text:c="2"/>186 242</text:p>
          </table:table-cell>
          <table:table-cell table:number-columns-repeated="16374"/>
        </table:table-row>
        <table:table-row table:style-name="ro5">
          <table:table-cell office:value-type="float" office:value="86921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53" table:style-name="ce57">
            <text:p><text:s text:c="3"/>253</text:p>
          </table:table-cell>
          <table:table-cell office:value-type="float" office:value="41395" table:style-name="ce57">
            <text:p><text:s text:c="2"/>41 395</text:p>
          </table:table-cell>
          <table:table-cell office:value-type="float" office:value="8191" table:style-name="ce57">
            <text:p><text:s text:c="2"/>8 191</text:p>
          </table:table-cell>
          <table:table-cell office:value-type="float" office:value="179766" table:style-name="ce57">
            <text:p><text:s text:c="2"/>179 7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9605" table:style-name="ce57">
            <text:p><text:s text:c="2"/>229 605</text:p>
          </table:table-cell>
          <table:table-cell office:value-type="float" office:value="254748" table:style-name="ce57">
            <text:p><text:s text:c="2"/>254 748</text:p>
          </table:table-cell>
          <table:table-cell table:number-columns-repeated="16374"/>
        </table:table-row>
        <table:table-row table:style-name="ro5">
          <table:table-cell office:value-type="float" office:value="90801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2150" table:style-name="ce57">
            <text:p><text:s text:c="2"/>2 1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13" table:style-name="ce57">
            <text:p><text:s text:c="2"/>8 413</text:p>
          </table:table-cell>
          <table:table-cell office:value-type="float" office:value="30304" table:style-name="ce57">
            <text:p><text:s text:c="2"/>30 3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67" table:style-name="ce57">
            <text:p><text:s text:c="2"/>40 867</text:p>
          </table:table-cell>
          <table:table-cell office:value-type="float" office:value="47071" table:style-name="ce57">
            <text:p><text:s text:c="2"/>47 071</text:p>
          </table:table-cell>
          <table:table-cell table:number-columns-repeated="16374"/>
        </table:table-row>
        <table:table-row table:style-name="ro5">
          <table:table-cell office:value-type="float" office:value="94801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042" table:style-name="ce57">
            <text:p><text:s text:c="2"/>42 042</text:p>
          </table:table-cell>
          <table:table-cell office:value-type="float" office:value="31366" table:style-name="ce57">
            <text:p><text:s text:c="2"/>31 3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408" table:style-name="ce57">
            <text:p><text:s text:c="2"/>73 408</text:p>
          </table:table-cell>
          <table:table-cell office:value-type="float" office:value="79347" table:style-name="ce57">
            <text:p><text:s text:c="2"/>79 347</text:p>
          </table:table-cell>
          <table:table-cell table:number-columns-repeated="16374"/>
        </table:table-row>
        <table:table-row table:style-name="ro5">
          <table:table-cell office:value-type="float" office:value="94802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54" table:style-name="ce58">
            <text:p><text:s text:c="2"/>9 4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54" table:style-name="ce58">
            <text:p><text:s text:c="2"/>9 454</text:p>
          </table:table-cell>
          <table:table-cell office:value-type="float" office:value="26827" table:style-name="ce58">
            <text:p><text:s text:c="2"/>26 827</text:p>
          </table:table-cell>
          <table:table-cell table:number-columns-repeated="16374"/>
        </table:table-row>
        <table:table-row table:style-name="ro5">
          <table:table-cell office:value-type="float" office:value="94803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112" table:style-name="ce58">
            <text:p><text:s text:c="2"/>41 1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112" table:style-name="ce58">
            <text:p><text:s text:c="2"/>41 112</text:p>
          </table:table-cell>
          <table:table-cell office:value-type="float" office:value="45043" table:style-name="ce58">
            <text:p><text:s text:c="2"/>45 043</text:p>
          </table:table-cell>
          <table:table-cell table:number-columns-repeated="16374"/>
        </table:table-row>
        <table:table-row table:style-name="ro5">
          <table:table-cell office:value-type="float" office:value="97001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278" table:style-name="ce58">
            <text:p><text:s text:c="2"/>68 27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278" table:style-name="ce58">
            <text:p><text:s text:c="2"/>68 278</text:p>
          </table:table-cell>
          <table:table-cell office:value-type="float" office:value="68278" table:style-name="ce58">
            <text:p><text:s text:c="2"/>68 278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781577" table:style-name="ce49">
            <text:p><text:s text:c="2"/>781 577</text:p>
          </table:table-cell>
          <table:table-cell office:value-type="float" office:value="1277645" table:style-name="ce49">
            <text:p><text:s/>1 277 645</text:p>
          </table:table-cell>
          <table:table-cell office:value-type="float" office:value="88928" table:style-name="ce49">
            <text:p><text:s text:c="2"/>88 928</text:p>
          </table:table-cell>
          <table:table-cell office:value-type="float" office:value="3939208" table:style-name="ce49">
            <text:p><text:s/>3 939 208</text:p>
          </table:table-cell>
          <table:table-cell office:value-type="float" office:value="973271" table:style-name="ce49">
            <text:p><text:s text:c="2"/>973 271</text:p>
          </table:table-cell>
          <table:table-cell office:value-type="float" office:value="-34781" table:style-name="ce49">
            <text:p><text:s/>(-) <text:s/>34 781</text:p>
          </table:table-cell>
          <table:table-cell office:value-type="float" office:value="7025848" table:style-name="ce49">
            <text:p><text:s/>7 025 848</text:p>
          </table:table-cell>
          <table:table-cell office:value-type="float" office:value="12148093" table:style-name="ce49">
            <text:p><text:s/>12 148 093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6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203650" table:style-name="ce23">
            <text:p><text:s text:c="2"/>203 650</text:p>
          </table:table-cell>
          <table:table-cell office:value-type="float" office:value="77748" table:style-name="ce23">
            <text:p><text:s text:c="2"/>77 748</text:p>
          </table:table-cell>
          <table:table-cell office:value-type="float" office:value="25257" table:style-name="ce23">
            <text:p><text:s text:c="2"/>25 257</text:p>
          </table:table-cell>
          <table:table-cell office:value-type="float" office:value="7687" table:style-name="ce23">
            <text:p><text:s text:c="2"/>7 687</text:p>
          </table:table-cell>
          <table:table-cell office:value-type="float" office:value="22035" table:style-name="ce23">
            <text:p><text:s text:c="2"/>22 035</text:p>
          </table:table-cell>
          <table:table-cell office:value-type="float" office:value="21721" table:style-name="ce23">
            <text:p><text:s text:c="2"/>21 721</text:p>
          </table:table-cell>
          <table:table-cell office:value-type="float" office:value="4132" table:style-name="ce23">
            <text:p><text:s text:c="2"/>4 132</text:p>
          </table:table-cell>
          <table:table-cell office:value-type="float" office:value="40462" table:style-name="ce23">
            <text:p><text:s text:c="2"/>40 462</text:p>
          </table:table-cell>
          <table:table-cell office:value-type="float" office:value="11432" table:style-name="ce23">
            <text:p><text:s text:c="2"/>11 432</text:p>
          </table:table-cell>
          <table:table-cell office:value-type="float" office:value="50036" table:style-name="ce23">
            <text:p><text:s text:c="2"/>50 036</text:p>
          </table:table-cell>
          <table:table-cell office:value-type="float" office:value="20387" table:style-name="ce23">
            <text:p><text:s text:c="2"/>20 387</text:p>
          </table:table-cell>
          <table:table-cell office:value-type="float" office:value="3855" table:style-name="ce23">
            <text:p><text:s text:c="2"/>3 855</text:p>
          </table:table-cell>
          <table:table-cell office:value-type="float" office:value="13365" table:style-name="ce23">
            <text:p><text:s text:c="2"/>13 365</text:p>
          </table:table-cell>
          <table:table-cell office:value-type="float" office:value="26067" table:style-name="ce23">
            <text:p><text:s text:c="2"/>26 067</text:p>
          </table:table-cell>
          <table:table-cell office:value-type="float" office:value="14187" table:style-name="ce23">
            <text:p><text:s text:c="2"/>14 187</text:p>
          </table:table-cell>
          <table:table-cell office:value-type="float" office:value="9613" table:style-name="ce23">
            <text:p><text:s text:c="2"/>9 613</text:p>
          </table:table-cell>
          <table:table-cell office:value-type="float" office:value="25667" table:style-name="ce23">
            <text:p><text:s text:c="2"/>25 667</text:p>
          </table:table-cell>
          <table:table-cell office:value-type="float" office:value="9279" table:style-name="ce23">
            <text:p><text:s text:c="2"/>9 279</text:p>
          </table:table-cell>
          <table:table-cell office:value-type="float" office:value="69800" table:style-name="ce23">
            <text:p><text:s text:c="2"/>69 800</text:p>
          </table:table-cell>
          <table:table-cell office:value-type="float" office:value="11207" table:style-name="ce23">
            <text:p><text:s text:c="2"/>11 207</text:p>
          </table:table-cell>
          <table:table-cell office:value-type="float" office:value="30842" table:style-name="ce23">
            <text:p><text:s text:c="2"/>30 842</text:p>
          </table:table-cell>
          <table:table-cell office:value-type="float" office:value="16061" table:style-name="ce23">
            <text:p><text:s text:c="2"/>16 061</text:p>
          </table:table-cell>
          <table:table-cell office:value-type="float" office:value="10437" table:style-name="ce23">
            <text:p><text:s text:c="2"/>10 437</text:p>
          </table:table-cell>
          <table:table-cell office:value-type="float" office:value="26319" table:style-name="ce23">
            <text:p><text:s text:c="2"/>26 319</text:p>
          </table:table-cell>
          <table:table-cell office:value-type="float" office:value="28452" table:style-name="ce23">
            <text:p><text:s text:c="2"/>28 452</text:p>
          </table:table-cell>
          <table:table-cell office:value-type="float" office:value="25265" table:style-name="ce23">
            <text:p><text:s text:c="2"/>25 265</text:p>
          </table:table-cell>
          <table:table-cell office:value-type="float" office:value="15606" table:style-name="ce23">
            <text:p><text:s text:c="2"/>15 606</text:p>
          </table:table-cell>
          <table:table-cell office:value-type="float" office:value="12990" table:style-name="ce23">
            <text:p><text:s text:c="2"/>12 990</text:p>
          </table:table-cell>
          <table:table-cell office:value-type="float" office:value="35240" table:style-name="ce23">
            <text:p><text:s text:c="2"/>35 240</text:p>
          </table:table-cell>
          <table:table-cell office:value-type="float" office:value="15539" table:style-name="ce23">
            <text:p><text:s text:c="2"/>15 539</text:p>
          </table:table-cell>
          <table:table-cell office:value-type="float" office:value="20758" table:style-name="ce23">
            <text:p><text:s text:c="2"/>20 758</text:p>
          </table:table-cell>
          <table:table-cell office:value-type="float" office:value="33529" table:style-name="ce23">
            <text:p><text:s text:c="2"/>33 529</text:p>
          </table:table-cell>
          <table:table-cell office:value-type="float" office:value="13674" table:style-name="ce23">
            <text:p><text:s text:c="2"/>13 674</text:p>
          </table:table-cell>
          <table:table-cell office:value-type="float" office:value="20183" table:style-name="ce23">
            <text:p><text:s text:c="2"/>20 183</text:p>
          </table:table-cell>
          <table:table-cell office:value-type="float" office:value="11700" table:style-name="ce23">
            <text:p><text:s text:c="2"/>11 700</text:p>
          </table:table-cell>
          <table:table-cell office:value-type="float" office:value="31390" table:style-name="ce23">
            <text:p><text:s text:c="2"/>31 390</text:p>
          </table:table-cell>
          <table:table-cell office:value-type="float" office:value="22896" table:style-name="ce23">
            <text:p><text:s text:c="2"/>22 896</text:p>
          </table:table-cell>
          <table:table-cell office:value-type="float" office:value="100009" table:style-name="ce23">
            <text:p><text:s text:c="2"/>100 009</text:p>
          </table:table-cell>
          <table:table-cell office:value-type="float" office:value="43711" table:style-name="ce23">
            <text:p><text:s text:c="2"/>43 711</text:p>
          </table:table-cell>
          <table:table-cell office:value-type="float" office:value="275187" table:style-name="ce23">
            <text:p><text:s text:c="2"/>275 187</text:p>
          </table:table-cell>
          <table:table-cell office:value-type="float" office:value="88202" table:style-name="ce23">
            <text:p><text:s text:c="2"/>88 202</text:p>
          </table:table-cell>
          <table:table-cell office:value-type="float" office:value="611565" table:style-name="ce23">
            <text:p><text:s text:c="2"/>611 565</text:p>
          </table:table-cell>
          <table:table-cell office:value-type="float" office:value="147818" table:style-name="ce23">
            <text:p><text:s text:c="2"/>147 818</text:p>
          </table:table-cell>
          <table:table-cell office:value-type="float" office:value="9502" table:style-name="ce23">
            <text:p><text:s text:c="2"/>9 502</text:p>
          </table:table-cell>
          <table:table-cell office:value-type="float" office:value="9927" table:style-name="ce23">
            <text:p><text:s text:c="2"/>9 927</text:p>
          </table:table-cell>
          <table:table-cell office:value-type="float" office:value="68732" table:style-name="ce23">
            <text:p><text:s text:c="2"/>68 732</text:p>
          </table:table-cell>
          <table:table-cell office:value-type="float" office:value="13324" table:style-name="ce23">
            <text:p><text:s text:c="2"/>13 324</text:p>
          </table:table-cell>
          <table:table-cell office:value-type="float" office:value="114505" table:style-name="ce23">
            <text:p><text:s text:c="2"/>114 505</text:p>
          </table:table-cell>
          <table:table-cell office:value-type="float" office:value="8143" table:style-name="ce23">
            <text:p><text:s text:c="2"/>8 143</text:p>
          </table:table-cell>
          <table:table-cell office:value-type="float" office:value="17803" table:style-name="ce23">
            <text:p><text:s text:c="2"/>17 803</text:p>
          </table:table-cell>
          <table:table-cell office:value-type="float" office:value="66412" table:style-name="ce23">
            <text:p><text:s text:c="2"/>66 412</text:p>
          </table:table-cell>
          <table:table-cell office:value-type="float" office:value="86672" table:style-name="ce23">
            <text:p><text:s text:c="2"/>86 672</text:p>
          </table:table-cell>
          <table:table-cell office:value-type="float" office:value="425532" table:style-name="ce23">
            <text:p><text:s text:c="2"/>425 532</text:p>
          </table:table-cell>
          <table:table-cell office:value-type="float" office:value="527006" table:style-name="ce23">
            <text:p><text:s text:c="2"/>527 006</text:p>
          </table:table-cell>
          <table:table-cell office:value-type="float" office:value="141257" table:style-name="ce23">
            <text:p><text:s text:c="2"/>141 257</text:p>
          </table:table-cell>
          <table:table-cell office:value-type="float" office:value="39482" table:style-name="ce23">
            <text:p><text:s text:c="2"/>39 482</text:p>
          </table:table-cell>
          <table:table-cell office:value-type="float" office:value="35175" table:style-name="ce23">
            <text:p><text:s text:c="2"/>35 175</text:p>
          </table:table-cell>
          <table:table-cell office:value-type="float" office:value="27167" table:style-name="ce23">
            <text:p><text:s text:c="2"/>27 167</text:p>
          </table:table-cell>
          <table:table-cell office:value-type="float" office:value="158212" table:style-name="ce23">
            <text:p><text:s text:c="2"/>158 212</text:p>
          </table:table-cell>
          <table:table-cell office:value-type="float" office:value="33900" table:style-name="ce23">
            <text:p><text:s text:c="2"/>33 900</text:p>
          </table:table-cell>
          <table:table-cell office:value-type="float" office:value="544758" table:style-name="ce23">
            <text:p><text:s text:c="2"/>544 758</text:p>
          </table:table-cell>
          <table:table-cell office:value-type="float" office:value="272681" table:style-name="ce23">
            <text:p><text:s text:c="2"/>272 681</text:p>
          </table:table-cell>
          <table:table-cell office:value-type="float" office:value="84203" table:style-name="ce23">
            <text:p><text:s text:c="2"/>84 203</text:p>
          </table:table-cell>
          <table:table-cell office:value-type="float" office:value="127682" table:style-name="ce23">
            <text:p><text:s text:c="2"/>127 682</text:p>
          </table:table-cell>
          <table:table-cell office:value-type="float" office:value="141574" table:style-name="ce23">
            <text:p><text:s text:c="2"/>141 574</text:p>
          </table:table-cell>
          <table:table-cell office:value-type="float" office:value="20405" table:style-name="ce23">
            <text:p><text:s text:c="2"/>20 405</text:p>
          </table:table-cell>
          <table:table-cell office:value-type="float" office:value="72530" table:style-name="ce23">
            <text:p><text:s text:c="2"/>72 530</text:p>
          </table:table-cell>
          <table:table-cell office:value-type="float" office:value="68278" table:style-name="ce23">
            <text:p><text:s text:c="2"/>68 278</text:p>
          </table:table-cell>
          <table:table-cell office:value-type="float" office:value="5419822" table:style-name="ce23">
            <text:p><text:s/>5 419 82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30436" table:style-name="ce23">
            <text:p><text:s text:c="2"/>30 436</text:p>
          </table:table-cell>
          <table:table-cell office:value-type="float" office:value="22884" table:style-name="ce23">
            <text:p><text:s text:c="2"/>22 884</text:p>
          </table:table-cell>
          <table:table-cell office:value-type="float" office:value="2550" table:style-name="ce23">
            <text:p><text:s text:c="2"/>2 550</text:p>
          </table:table-cell>
          <table:table-cell office:value-type="float" office:value="3844" table:style-name="ce23">
            <text:p><text:s text:c="2"/>3 844</text:p>
          </table:table-cell>
          <table:table-cell office:value-type="float" office:value="21861" table:style-name="ce23">
            <text:p><text:s text:c="2"/>21 861</text:p>
          </table:table-cell>
          <table:table-cell office:value-type="float" office:value="4418" table:style-name="ce23">
            <text:p><text:s text:c="2"/>4 418</text:p>
          </table:table-cell>
          <table:table-cell office:value-type="float" office:value="2663" table:style-name="ce23">
            <text:p><text:s text:c="2"/>2 663</text:p>
          </table:table-cell>
          <table:table-cell office:value-type="float" office:value="27095" table:style-name="ce23">
            <text:p><text:s text:c="2"/>27 095</text:p>
          </table:table-cell>
          <table:table-cell office:value-type="float" office:value="9186" table:style-name="ce23">
            <text:p><text:s text:c="2"/>9 186</text:p>
          </table:table-cell>
          <table:table-cell office:value-type="float" office:value="32413" table:style-name="ce23">
            <text:p><text:s text:c="2"/>32 413</text:p>
          </table:table-cell>
          <table:table-cell office:value-type="float" office:value="8573" table:style-name="ce23">
            <text:p><text:s text:c="2"/>8 573</text:p>
          </table:table-cell>
          <table:table-cell office:value-type="float" office:value="1572" table:style-name="ce23">
            <text:p><text:s text:c="2"/>1 572</text:p>
          </table:table-cell>
          <table:table-cell office:value-type="float" office:value="9901" table:style-name="ce23">
            <text:p><text:s text:c="2"/>9 901</text:p>
          </table:table-cell>
          <table:table-cell office:value-type="float" office:value="17993" table:style-name="ce23">
            <text:p><text:s text:c="2"/>17 993</text:p>
          </table:table-cell>
          <table:table-cell office:value-type="float" office:value="10286" table:style-name="ce23">
            <text:p><text:s text:c="2"/>10 286</text:p>
          </table:table-cell>
          <table:table-cell office:value-type="float" office:value="6110" table:style-name="ce23">
            <text:p><text:s text:c="2"/>6 110</text:p>
          </table:table-cell>
          <table:table-cell office:value-type="float" office:value="12256" table:style-name="ce23">
            <text:p><text:s text:c="2"/>12 256</text:p>
          </table:table-cell>
          <table:table-cell office:value-type="float" office:value="5483" table:style-name="ce23">
            <text:p><text:s text:c="2"/>5 483</text:p>
          </table:table-cell>
          <table:table-cell office:value-type="float" office:value="9130" table:style-name="ce23">
            <text:p><text:s text:c="2"/>9 130</text:p>
          </table:table-cell>
          <table:table-cell office:value-type="float" office:value="6724" table:style-name="ce23">
            <text:p><text:s text:c="2"/>6 724</text:p>
          </table:table-cell>
          <table:table-cell office:value-type="float" office:value="12175" table:style-name="ce23">
            <text:p><text:s text:c="2"/>12 175</text:p>
          </table:table-cell>
          <table:table-cell office:value-type="float" office:value="9166" table:style-name="ce23">
            <text:p><text:s text:c="2"/>9 166</text:p>
          </table:table-cell>
          <table:table-cell office:value-type="float" office:value="5394" table:style-name="ce23">
            <text:p><text:s text:c="2"/>5 394</text:p>
          </table:table-cell>
          <table:table-cell office:value-type="float" office:value="11861" table:style-name="ce23">
            <text:p><text:s text:c="2"/>11 861</text:p>
          </table:table-cell>
          <table:table-cell office:value-type="float" office:value="20293" table:style-name="ce23">
            <text:p><text:s text:c="2"/>20 293</text:p>
          </table:table-cell>
          <table:table-cell office:value-type="float" office:value="19181" table:style-name="ce23">
            <text:p><text:s text:c="2"/>19 181</text:p>
          </table:table-cell>
          <table:table-cell office:value-type="float" office:value="12345" table:style-name="ce23">
            <text:p><text:s text:c="2"/>12 345</text:p>
          </table:table-cell>
          <table:table-cell office:value-type="float" office:value="5803" table:style-name="ce23">
            <text:p><text:s text:c="2"/>5 803</text:p>
          </table:table-cell>
          <table:table-cell office:value-type="float" office:value="22652" table:style-name="ce23">
            <text:p><text:s text:c="2"/>22 652</text:p>
          </table:table-cell>
          <table:table-cell office:value-type="float" office:value="9534" table:style-name="ce23">
            <text:p><text:s text:c="2"/>9 534</text:p>
          </table:table-cell>
          <table:table-cell office:value-type="float" office:value="14194" table:style-name="ce23">
            <text:p><text:s text:c="2"/>14 194</text:p>
          </table:table-cell>
          <table:table-cell office:value-type="float" office:value="27162" table:style-name="ce23">
            <text:p><text:s text:c="2"/>27 162</text:p>
          </table:table-cell>
          <table:table-cell office:value-type="float" office:value="20076" table:style-name="ce23">
            <text:p><text:s text:c="2"/>20 076</text:p>
          </table:table-cell>
          <table:table-cell office:value-type="float" office:value="17710" table:style-name="ce23">
            <text:p><text:s text:c="2"/>17 710</text:p>
          </table:table-cell>
          <table:table-cell office:value-type="float" office:value="9427" table:style-name="ce23">
            <text:p><text:s text:c="2"/>9 427</text:p>
          </table:table-cell>
          <table:table-cell office:value-type="float" office:value="15330" table:style-name="ce23">
            <text:p><text:s text:c="2"/>15 330</text:p>
          </table:table-cell>
          <table:table-cell office:value-type="float" office:value="11083" table:style-name="ce23">
            <text:p><text:s text:c="2"/>11 083</text:p>
          </table:table-cell>
          <table:table-cell office:value-type="float" office:value="18809" table:style-name="ce23">
            <text:p><text:s text:c="2"/>18 809</text:p>
          </table:table-cell>
          <table:table-cell office:value-type="float" office:value="19031" table:style-name="ce23">
            <text:p><text:s text:c="2"/>19 031</text:p>
          </table:table-cell>
          <table:table-cell office:value-type="float" office:value="112487" table:style-name="ce23">
            <text:p><text:s text:c="2"/>112 487</text:p>
          </table:table-cell>
          <table:table-cell office:value-type="float" office:value="43331" table:style-name="ce23">
            <text:p><text:s text:c="2"/>43 331</text:p>
          </table:table-cell>
          <table:table-cell office:value-type="float" office:value="320123" table:style-name="ce23">
            <text:p><text:s text:c="2"/>320 123</text:p>
          </table:table-cell>
          <table:table-cell office:value-type="float" office:value="81580" table:style-name="ce23">
            <text:p><text:s text:c="2"/>81 580</text:p>
          </table:table-cell>
          <table:table-cell office:value-type="float" office:value="5088" table:style-name="ce23">
            <text:p><text:s text:c="2"/>5 088</text:p>
          </table:table-cell>
          <table:table-cell office:value-type="float" office:value="6572" table:style-name="ce23">
            <text:p><text:s text:c="2"/>6 572</text:p>
          </table:table-cell>
          <table:table-cell office:value-type="float" office:value="43301" table:style-name="ce23">
            <text:p><text:s text:c="2"/>43 301</text:p>
          </table:table-cell>
          <table:table-cell office:value-type="float" office:value="10348" table:style-name="ce23">
            <text:p><text:s text:c="2"/>10 348</text:p>
          </table:table-cell>
          <table:table-cell office:value-type="float" office:value="51595" table:style-name="ce23">
            <text:p><text:s text:c="2"/>51 595</text:p>
          </table:table-cell>
          <table:table-cell office:value-type="float" office:value="6432" table:style-name="ce23">
            <text:p><text:s text:c="2"/>6 432</text:p>
          </table:table-cell>
          <table:table-cell office:value-type="float" office:value="10454" table:style-name="ce23">
            <text:p><text:s text:c="2"/>10 454</text:p>
          </table:table-cell>
          <table:table-cell office:value-type="float" office:value="17928" table:style-name="ce23">
            <text:p><text:s text:c="2"/>17 928</text:p>
          </table:table-cell>
          <table:table-cell office:value-type="float" office:value="51039" table:style-name="ce23">
            <text:p><text:s text:c="2"/>51 039</text:p>
          </table:table-cell>
          <table:table-cell office:value-type="float" office:value="156766" table:style-name="ce23">
            <text:p><text:s text:c="2"/>156 766</text:p>
          </table:table-cell>
          <table:table-cell office:value-type="float" office:value="7205" table:style-name="ce23">
            <text:p><text:s text:c="2"/>7 205</text:p>
          </table:table-cell>
          <table:table-cell office:value-type="float" office:value="58462" table:style-name="ce23">
            <text:p><text:s text:c="2"/>58 462</text:p>
          </table:table-cell>
          <table:table-cell office:value-type="float" office:value="20953" table:style-name="ce23">
            <text:p><text:s text:c="2"/>20 953</text:p>
          </table:table-cell>
          <table:table-cell office:value-type="float" office:value="13110" table:style-name="ce23">
            <text:p><text:s text:c="2"/>13 110</text:p>
          </table:table-cell>
          <table:table-cell office:value-type="float" office:value="10812" table:style-name="ce23">
            <text:p><text:s text:c="2"/>10 812</text:p>
          </table:table-cell>
          <table:table-cell office:value-type="float" office:value="104584" table:style-name="ce23">
            <text:p><text:s text:c="2"/>104 584</text:p>
          </table:table-cell>
          <table:table-cell office:value-type="float" office:value="30029" table:style-name="ce23">
            <text:p><text:s text:c="2"/>30 029</text:p>
          </table:table-cell>
          <table:table-cell office:value-type="float" office:value="465387" table:style-name="ce23">
            <text:p><text:s text:c="2"/>465 387</text:p>
          </table:table-cell>
          <table:table-cell office:value-type="float" office:value="260097" table:style-name="ce23">
            <text:p><text:s text:c="2"/>260 097</text:p>
          </table:table-cell>
          <table:table-cell office:value-type="float" office:value="75467" table:style-name="ce23">
            <text:p><text:s text:c="2"/>75 467</text:p>
          </table:table-cell>
          <table:table-cell office:value-type="float" office:value="121521" table:style-name="ce23">
            <text:p><text:s text:c="2"/>121 521</text:p>
          </table:table-cell>
          <table:table-cell office:value-type="float" office:value="71126" table:style-name="ce23">
            <text:p><text:s text:c="2"/>71 126</text:p>
          </table:table-cell>
          <table:table-cell office:value-type="float" office:value="11995" table:style-name="ce23">
            <text:p><text:s text:c="2"/>11 995</text:p>
          </table:table-cell>
          <table:table-cell office:value-type="float" office:value="39762" table:style-name="ce23">
            <text:p><text:s text:c="2"/>39 762</text:p>
          </table:table-cell>
          <table:table-cell office:value-type="float" office:value="68278" table:style-name="ce23">
            <text:p><text:s text:c="2"/>68 278</text:p>
          </table:table-cell>
          <table:table-cell office:value-type="float" office:value="2802436" table:style-name="ce23">
            <text:p><text:s/>2 802 436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5835" table:style-name="ce23">
            <text:p><text:s text:c="2"/>25 835</text:p>
          </table:table-cell>
          <table:table-cell office:value-type="float" office:value="19912" table:style-name="ce23">
            <text:p><text:s text:c="2"/>19 912</text:p>
          </table:table-cell>
          <table:table-cell office:value-type="float" office:value="2095" table:style-name="ce23">
            <text:p><text:s text:c="2"/>2 095</text:p>
          </table:table-cell>
          <table:table-cell office:value-type="float" office:value="3075" table:style-name="ce23">
            <text:p><text:s text:c="2"/>3 075</text:p>
          </table:table-cell>
          <table:table-cell office:value-type="float" office:value="15933" table:style-name="ce23">
            <text:p><text:s text:c="2"/>15 933</text:p>
          </table:table-cell>
          <table:table-cell office:value-type="float" office:value="3527" table:style-name="ce23">
            <text:p><text:s text:c="2"/>3 527</text:p>
          </table:table-cell>
          <table:table-cell office:value-type="float" office:value="2042" table:style-name="ce23">
            <text:p><text:s text:c="2"/>2 042</text:p>
          </table:table-cell>
          <table:table-cell office:value-type="float" office:value="21164" table:style-name="ce23">
            <text:p><text:s text:c="2"/>21 164</text:p>
          </table:table-cell>
          <table:table-cell office:value-type="float" office:value="6773" table:style-name="ce23">
            <text:p><text:s text:c="2"/>6 773</text:p>
          </table:table-cell>
          <table:table-cell office:value-type="float" office:value="25574" table:style-name="ce23">
            <text:p><text:s text:c="2"/>25 574</text:p>
          </table:table-cell>
          <table:table-cell office:value-type="float" office:value="6672" table:style-name="ce23">
            <text:p><text:s text:c="2"/>6 672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8096" table:style-name="ce23">
            <text:p><text:s text:c="2"/>8 096</text:p>
          </table:table-cell>
          <table:table-cell office:value-type="float" office:value="14158" table:style-name="ce23">
            <text:p><text:s text:c="2"/>14 158</text:p>
          </table:table-cell>
          <table:table-cell office:value-type="float" office:value="8481" table:style-name="ce23">
            <text:p><text:s text:c="2"/>8 481</text:p>
          </table:table-cell>
          <table:table-cell office:value-type="float" office:value="5041" table:style-name="ce23">
            <text:p><text:s text:c="2"/>5 041</text:p>
          </table:table-cell>
          <table:table-cell office:value-type="float" office:value="9702" table:style-name="ce23">
            <text:p><text:s text:c="2"/>9 702</text:p>
          </table:table-cell>
          <table:table-cell office:value-type="float" office:value="4452" table:style-name="ce23">
            <text:p><text:s text:c="2"/>4 452</text:p>
          </table:table-cell>
          <table:table-cell office:value-type="float" office:value="6283" table:style-name="ce23">
            <text:p><text:s text:c="2"/>6 283</text:p>
          </table:table-cell>
          <table:table-cell office:value-type="float" office:value="5175" table:style-name="ce23">
            <text:p><text:s text:c="2"/>5 175</text:p>
          </table:table-cell>
          <table:table-cell office:value-type="float" office:value="9284" table:style-name="ce23">
            <text:p><text:s text:c="2"/>9 284</text:p>
          </table:table-cell>
          <table:table-cell office:value-type="float" office:value="7078" table:style-name="ce23">
            <text:p><text:s text:c="2"/>7 078</text:p>
          </table:table-cell>
          <table:table-cell office:value-type="float" office:value="4266" table:style-name="ce23">
            <text:p><text:s text:c="2"/>4 266</text:p>
          </table:table-cell>
          <table:table-cell office:value-type="float" office:value="9106" table:style-name="ce23">
            <text:p><text:s text:c="2"/>9 106</text:p>
          </table:table-cell>
          <table:table-cell office:value-type="float" office:value="15856" table:style-name="ce23">
            <text:p><text:s text:c="2"/>15 856</text:p>
          </table:table-cell>
          <table:table-cell office:value-type="float" office:value="15547" table:style-name="ce23">
            <text:p><text:s text:c="2"/>15 547</text:p>
          </table:table-cell>
          <table:table-cell office:value-type="float" office:value="9629" table:style-name="ce23">
            <text:p><text:s text:c="2"/>9 629</text:p>
          </table:table-cell>
          <table:table-cell office:value-type="float" office:value="4669" table:style-name="ce23">
            <text:p><text:s text:c="2"/>4 669</text:p>
          </table:table-cell>
          <table:table-cell office:value-type="float" office:value="17901" table:style-name="ce23">
            <text:p><text:s text:c="2"/>17 901</text:p>
          </table:table-cell>
          <table:table-cell office:value-type="float" office:value="7554" table:style-name="ce23">
            <text:p><text:s text:c="2"/>7 554</text:p>
          </table:table-cell>
          <table:table-cell office:value-type="float" office:value="11170" table:style-name="ce23">
            <text:p><text:s text:c="2"/>11 170</text:p>
          </table:table-cell>
          <table:table-cell office:value-type="float" office:value="21594" table:style-name="ce23">
            <text:p><text:s text:c="2"/>21 594</text:p>
          </table:table-cell>
          <table:table-cell office:value-type="float" office:value="15539" table:style-name="ce23">
            <text:p><text:s text:c="2"/>15 539</text:p>
          </table:table-cell>
          <table:table-cell office:value-type="float" office:value="14907" table:style-name="ce23">
            <text:p><text:s text:c="2"/>14 907</text:p>
          </table:table-cell>
          <table:table-cell office:value-type="float" office:value="7654" table:style-name="ce23">
            <text:p><text:s text:c="2"/>7 654</text:p>
          </table:table-cell>
          <table:table-cell office:value-type="float" office:value="12574" table:style-name="ce23">
            <text:p><text:s text:c="2"/>12 574</text:p>
          </table:table-cell>
          <table:table-cell office:value-type="float" office:value="9024" table:style-name="ce23">
            <text:p><text:s text:c="2"/>9 024</text:p>
          </table:table-cell>
          <table:table-cell office:value-type="float" office:value="13326" table:style-name="ce23">
            <text:p><text:s text:c="2"/>13 326</text:p>
          </table:table-cell>
          <table:table-cell office:value-type="float" office:value="14313" table:style-name="ce23">
            <text:p><text:s text:c="2"/>14 313</text:p>
          </table:table-cell>
          <table:table-cell office:value-type="float" office:value="91647" table:style-name="ce23">
            <text:p><text:s text:c="2"/>91 647</text:p>
          </table:table-cell>
          <table:table-cell office:value-type="float" office:value="35296" table:style-name="ce23">
            <text:p><text:s text:c="2"/>35 296</text:p>
          </table:table-cell>
          <table:table-cell office:value-type="float" office:value="254819" table:style-name="ce23">
            <text:p><text:s text:c="2"/>254 819</text:p>
          </table:table-cell>
          <table:table-cell office:value-type="float" office:value="66374" table:style-name="ce23">
            <text:p><text:s text:c="2"/>66 374</text:p>
          </table:table-cell>
          <table:table-cell office:value-type="float" office:value="4169" table:style-name="ce23">
            <text:p><text:s text:c="2"/>4 169</text:p>
          </table:table-cell>
          <table:table-cell office:value-type="float" office:value="5460" table:style-name="ce23">
            <text:p><text:s text:c="2"/>5 460</text:p>
          </table:table-cell>
          <table:table-cell office:value-type="float" office:value="33565" table:style-name="ce23">
            <text:p><text:s text:c="2"/>33 565</text:p>
          </table:table-cell>
          <table:table-cell office:value-type="float" office:value="8690" table:style-name="ce23">
            <text:p><text:s text:c="2"/>8 690</text:p>
          </table:table-cell>
          <table:table-cell office:value-type="float" office:value="43392" table:style-name="ce23">
            <text:p><text:s text:c="2"/>43 392</text:p>
          </table:table-cell>
          <table:table-cell office:value-type="float" office:value="5200" table:style-name="ce23">
            <text:p><text:s text:c="2"/>5 200</text:p>
          </table:table-cell>
          <table:table-cell office:value-type="float" office:value="8763" table:style-name="ce23">
            <text:p><text:s text:c="2"/>8 763</text:p>
          </table:table-cell>
          <table:table-cell office:value-type="float" office:value="13352" table:style-name="ce23">
            <text:p><text:s text:c="2"/>13 352</text:p>
          </table:table-cell>
          <table:table-cell office:value-type="float" office:value="40449" table:style-name="ce23">
            <text:p><text:s text:c="2"/>40 449</text:p>
          </table:table-cell>
          <table:table-cell office:value-type="float" office:value="120855" table:style-name="ce23">
            <text:p><text:s text:c="2"/>120 855</text:p>
          </table:table-cell>
          <table:table-cell office:value-type="float" office:value="5723" table:style-name="ce23">
            <text:p><text:s text:c="2"/>5 723</text:p>
          </table:table-cell>
          <table:table-cell office:value-type="float" office:value="47758" table:style-name="ce23">
            <text:p><text:s text:c="2"/>47 758</text:p>
          </table:table-cell>
          <table:table-cell office:value-type="float" office:value="16875" table:style-name="ce23">
            <text:p><text:s text:c="2"/>16 875</text:p>
          </table:table-cell>
          <table:table-cell office:value-type="float" office:value="10452" table:style-name="ce23">
            <text:p><text:s text:c="2"/>10 452</text:p>
          </table:table-cell>
          <table:table-cell office:value-type="float" office:value="8611" table:style-name="ce23">
            <text:p><text:s text:c="2"/>8 611</text:p>
          </table:table-cell>
          <table:table-cell office:value-type="float" office:value="84172" table:style-name="ce23">
            <text:p><text:s text:c="2"/>84 172</text:p>
          </table:table-cell>
          <table:table-cell office:value-type="float" office:value="23595" table:style-name="ce23">
            <text:p><text:s text:c="2"/>23 595</text:p>
          </table:table-cell>
          <table:table-cell office:value-type="float" office:value="334982" table:style-name="ce23">
            <text:p><text:s text:c="2"/>334 982</text:p>
          </table:table-cell>
          <table:table-cell office:value-type="float" office:value="218198" table:style-name="ce23">
            <text:p><text:s text:c="2"/>218 198</text:p>
          </table:table-cell>
          <table:table-cell office:value-type="float" office:value="62411" table:style-name="ce23">
            <text:p><text:s text:c="2"/>62 411</text:p>
          </table:table-cell>
          <table:table-cell office:value-type="float" office:value="98679" table:style-name="ce23">
            <text:p><text:s text:c="2"/>98 679</text:p>
          </table:table-cell>
          <table:table-cell office:value-type="float" office:value="61173" table:style-name="ce23">
            <text:p><text:s text:c="2"/>61 173</text:p>
          </table:table-cell>
          <table:table-cell office:value-type="float" office:value="10275" table:style-name="ce23">
            <text:p><text:s text:c="2"/>10 275</text:p>
          </table:table-cell>
          <table:table-cell office:value-type="float" office:value="33579" table:style-name="ce23">
            <text:p><text:s text:c="2"/>33 579</text:p>
          </table:table-cell>
          <table:table-cell office:value-type="float" office:value="64590" table:style-name="ce23">
            <text:p><text:s text:c="2"/>64 590</text:p>
          </table:table-cell>
          <table:table-cell office:value-type="float" office:value="2229292" table:style-name="ce23">
            <text:p><text:s/>2 229 29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4601" table:style-name="ce23">
            <text:p><text:s text:c="2"/>4 601</text:p>
          </table:table-cell>
          <table:table-cell office:value-type="float" office:value="2972" table:style-name="ce23">
            <text:p><text:s text:c="2"/>2 972</text:p>
          </table:table-cell>
          <table:table-cell office:value-type="float" office:value="455" table:style-name="ce23">
            <text:p><text:s text:c="3"/>455</text:p>
          </table:table-cell>
          <table:table-cell office:value-type="float" office:value="769" table:style-name="ce23">
            <text:p><text:s text:c="3"/>769</text:p>
          </table:table-cell>
          <table:table-cell office:value-type="float" office:value="5928" table:style-name="ce23">
            <text:p><text:s text:c="2"/>5 928</text:p>
          </table:table-cell>
          <table:table-cell office:value-type="float" office:value="891" table:style-name="ce23">
            <text:p><text:s text:c="3"/>891</text:p>
          </table:table-cell>
          <table:table-cell office:value-type="float" office:value="621" table:style-name="ce23">
            <text:p><text:s text:c="3"/>621</text:p>
          </table:table-cell>
          <table:table-cell office:value-type="float" office:value="5931" table:style-name="ce23">
            <text:p><text:s text:c="2"/>5 931</text:p>
          </table:table-cell>
          <table:table-cell office:value-type="float" office:value="2413" table:style-name="ce23">
            <text:p><text:s text:c="2"/>2 413</text:p>
          </table:table-cell>
          <table:table-cell office:value-type="float" office:value="6839" table:style-name="ce23">
            <text:p><text:s text:c="2"/>6 839</text:p>
          </table:table-cell>
          <table:table-cell office:value-type="float" office:value="1901" table:style-name="ce23">
            <text:p><text:s text:c="2"/>1 901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1805" table:style-name="ce23">
            <text:p><text:s text:c="2"/>1 805</text:p>
          </table:table-cell>
          <table:table-cell office:value-type="float" office:value="3835" table:style-name="ce23">
            <text:p><text:s text:c="2"/>3 835</text:p>
          </table:table-cell>
          <table:table-cell office:value-type="float" office:value="1805" table:style-name="ce23">
            <text:p><text:s text:c="2"/>1 805</text:p>
          </table:table-cell>
          <table:table-cell office:value-type="float" office:value="1069" table:style-name="ce23">
            <text:p><text:s text:c="2"/>1 069</text:p>
          </table:table-cell>
          <table:table-cell office:value-type="float" office:value="2554" table:style-name="ce23">
            <text:p><text:s text:c="2"/>2 554</text:p>
          </table:table-cell>
          <table:table-cell office:value-type="float" office:value="1031" table:style-name="ce23">
            <text:p><text:s text:c="2"/>1 031</text:p>
          </table:table-cell>
          <table:table-cell office:value-type="float" office:value="2847" table:style-name="ce23">
            <text:p><text:s text:c="2"/>2 847</text:p>
          </table:table-cell>
          <table:table-cell office:value-type="float" office:value="1549" table:style-name="ce23">
            <text:p><text:s text:c="2"/>1 549</text:p>
          </table:table-cell>
          <table:table-cell office:value-type="float" office:value="2891" table:style-name="ce23">
            <text:p><text:s text:c="2"/>2 891</text:p>
          </table:table-cell>
          <table:table-cell office:value-type="float" office:value="2088" table:style-name="ce23">
            <text:p><text:s text:c="2"/>2 088</text:p>
          </table:table-cell>
          <table:table-cell office:value-type="float" office:value="1128" table:style-name="ce23">
            <text:p><text:s text:c="2"/>1 128</text:p>
          </table:table-cell>
          <table:table-cell office:value-type="float" office:value="2755" table:style-name="ce23">
            <text:p><text:s text:c="2"/>2 755</text:p>
          </table:table-cell>
          <table:table-cell office:value-type="float" office:value="4437" table:style-name="ce23">
            <text:p><text:s text:c="2"/>4 437</text:p>
          </table:table-cell>
          <table:table-cell office:value-type="float" office:value="3634" table:style-name="ce23">
            <text:p><text:s text:c="2"/>3 634</text:p>
          </table:table-cell>
          <table:table-cell office:value-type="float" office:value="2716" table:style-name="ce23">
            <text:p><text:s text:c="2"/>2 716</text:p>
          </table:table-cell>
          <table:table-cell office:value-type="float" office:value="1134" table:style-name="ce23">
            <text:p><text:s text:c="2"/>1 134</text:p>
          </table:table-cell>
          <table:table-cell office:value-type="float" office:value="4751" table:style-name="ce23">
            <text:p><text:s text:c="2"/>4 751</text:p>
          </table:table-cell>
          <table:table-cell office:value-type="float" office:value="1980" table:style-name="ce23">
            <text:p><text:s text:c="2"/>1 980</text:p>
          </table:table-cell>
          <table:table-cell office:value-type="float" office:value="3024" table:style-name="ce23">
            <text:p><text:s text:c="2"/>3 024</text:p>
          </table:table-cell>
          <table:table-cell office:value-type="float" office:value="5568" table:style-name="ce23">
            <text:p><text:s text:c="2"/>5 568</text:p>
          </table:table-cell>
          <table:table-cell office:value-type="float" office:value="4537" table:style-name="ce23">
            <text:p><text:s text:c="2"/>4 537</text:p>
          </table:table-cell>
          <table:table-cell office:value-type="float" office:value="2803" table:style-name="ce23">
            <text:p><text:s text:c="2"/>2 803</text:p>
          </table:table-cell>
          <table:table-cell office:value-type="float" office:value="1773" table:style-name="ce23">
            <text:p><text:s text:c="2"/>1 773</text:p>
          </table:table-cell>
          <table:table-cell office:value-type="float" office:value="2756" table:style-name="ce23">
            <text:p><text:s text:c="2"/>2 756</text:p>
          </table:table-cell>
          <table:table-cell office:value-type="float" office:value="2059" table:style-name="ce23">
            <text:p><text:s text:c="2"/>2 059</text:p>
          </table:table-cell>
          <table:table-cell office:value-type="float" office:value="5483" table:style-name="ce23">
            <text:p><text:s text:c="2"/>5 483</text:p>
          </table:table-cell>
          <table:table-cell office:value-type="float" office:value="4718" table:style-name="ce23">
            <text:p><text:s text:c="2"/>4 718</text:p>
          </table:table-cell>
          <table:table-cell office:value-type="float" office:value="20840" table:style-name="ce23">
            <text:p><text:s text:c="2"/>20 840</text:p>
          </table:table-cell>
          <table:table-cell office:value-type="float" office:value="8035" table:style-name="ce23">
            <text:p><text:s text:c="2"/>8 035</text:p>
          </table:table-cell>
          <table:table-cell office:value-type="float" office:value="65304" table:style-name="ce23">
            <text:p><text:s text:c="2"/>65 304</text:p>
          </table:table-cell>
          <table:table-cell office:value-type="float" office:value="15206" table:style-name="ce23">
            <text:p><text:s text:c="2"/>15 206</text:p>
          </table:table-cell>
          <table:table-cell office:value-type="float" office:value="919" table:style-name="ce23">
            <text:p><text:s text:c="3"/>919</text:p>
          </table:table-cell>
          <table:table-cell office:value-type="float" office:value="1112" table:style-name="ce23">
            <text:p><text:s text:c="2"/>1 112</text:p>
          </table:table-cell>
          <table:table-cell office:value-type="float" office:value="9736" table:style-name="ce23">
            <text:p><text:s text:c="2"/>9 736</text:p>
          </table:table-cell>
          <table:table-cell office:value-type="float" office:value="1658" table:style-name="ce23">
            <text:p><text:s text:c="2"/>1 658</text:p>
          </table:table-cell>
          <table:table-cell office:value-type="float" office:value="8203" table:style-name="ce23">
            <text:p><text:s text:c="2"/>8 203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1691" table:style-name="ce23">
            <text:p><text:s text:c="2"/>1 691</text:p>
          </table:table-cell>
          <table:table-cell office:value-type="float" office:value="4576" table:style-name="ce23">
            <text:p><text:s text:c="2"/>4 576</text:p>
          </table:table-cell>
          <table:table-cell office:value-type="float" office:value="10590" table:style-name="ce23">
            <text:p><text:s text:c="2"/>10 590</text:p>
          </table:table-cell>
          <table:table-cell office:value-type="float" office:value="35911" table:style-name="ce23">
            <text:p><text:s text:c="2"/>35 911</text:p>
          </table:table-cell>
          <table:table-cell office:value-type="float" office:value="1482" table:style-name="ce23">
            <text:p><text:s text:c="2"/>1 482</text:p>
          </table:table-cell>
          <table:table-cell office:value-type="float" office:value="10704" table:style-name="ce23">
            <text:p><text:s text:c="2"/>10 704</text:p>
          </table:table-cell>
          <table:table-cell office:value-type="float" office:value="4078" table:style-name="ce23">
            <text:p><text:s text:c="2"/>4 078</text:p>
          </table:table-cell>
          <table:table-cell office:value-type="float" office:value="2658" table:style-name="ce23">
            <text:p><text:s text:c="2"/>2 658</text:p>
          </table:table-cell>
          <table:table-cell office:value-type="float" office:value="2201" table:style-name="ce23">
            <text:p><text:s text:c="2"/>2 201</text:p>
          </table:table-cell>
          <table:table-cell office:value-type="float" office:value="20412" table:style-name="ce23">
            <text:p><text:s text:c="2"/>20 412</text:p>
          </table:table-cell>
          <table:table-cell office:value-type="float" office:value="6434" table:style-name="ce23">
            <text:p><text:s text:c="2"/>6 434</text:p>
          </table:table-cell>
          <table:table-cell office:value-type="float" office:value="60869" table:style-name="ce23">
            <text:p><text:s text:c="2"/>60 869</text:p>
          </table:table-cell>
          <table:table-cell office:value-type="float" office:value="38870" table:style-name="ce23">
            <text:p><text:s text:c="2"/>38 870</text:p>
          </table:table-cell>
          <table:table-cell office:value-type="float" office:value="13056" table:style-name="ce23">
            <text:p><text:s text:c="2"/>13 056</text:p>
          </table:table-cell>
          <table:table-cell office:value-type="float" office:value="17062" table:style-name="ce23">
            <text:p><text:s text:c="2"/>17 062</text:p>
          </table:table-cell>
          <table:table-cell office:value-type="float" office:value="9953" table:style-name="ce23">
            <text:p><text:s text:c="2"/>9 953</text:p>
          </table:table-cell>
          <table:table-cell office:value-type="float" office:value="1720" table:style-name="ce23">
            <text:p><text:s text:c="2"/>1 720</text:p>
          </table:table-cell>
          <table:table-cell office:value-type="float" office:value="6183" table:style-name="ce23">
            <text:p><text:s text:c="2"/>6 183</text:p>
          </table:table-cell>
          <table:table-cell office:value-type="float" office:value="3688" table:style-name="ce23">
            <text:p><text:s text:c="2"/>3 688</text:p>
          </table:table-cell>
          <table:table-cell office:value-type="float" office:value="494799" table:style-name="ce23">
            <text:p><text:s text:c="2"/>494 79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4600" table:style-name="ce23">
            <text:p><text:s text:c="2"/>4 600</text:p>
          </table:table-cell>
          <table:table-cell office:value-type="float" office:value="2971" table:style-name="ce23">
            <text:p><text:s text:c="2"/>2 971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761" table:style-name="ce23">
            <text:p><text:s text:c="3"/>761</text:p>
          </table:table-cell>
          <table:table-cell office:value-type="float" office:value="4686" table:style-name="ce23">
            <text:p><text:s text:c="2"/>4 686</text:p>
          </table:table-cell>
          <table:table-cell office:value-type="float" office:value="862" table:style-name="ce23">
            <text:p><text:s text:c="3"/>862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5818" table:style-name="ce23">
            <text:p><text:s text:c="2"/>5 818</text:p>
          </table:table-cell>
          <table:table-cell office:value-type="float" office:value="2388" table:style-name="ce23">
            <text:p><text:s text:c="2"/>2 388</text:p>
          </table:table-cell>
          <table:table-cell office:value-type="float" office:value="6670" table:style-name="ce23">
            <text:p><text:s text:c="2"/>6 670</text:p>
          </table:table-cell>
          <table:table-cell office:value-type="float" office:value="1839" table:style-name="ce23">
            <text:p><text:s text:c="2"/>1 839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1782" table:style-name="ce23">
            <text:p><text:s text:c="2"/>1 782</text:p>
          </table:table-cell>
          <table:table-cell office:value-type="float" office:value="3795" table:style-name="ce23">
            <text:p><text:s text:c="2"/>3 795</text:p>
          </table:table-cell>
          <table:table-cell office:value-type="float" office:value="1783" table:style-name="ce23">
            <text:p><text:s text:c="2"/>1 783</text:p>
          </table:table-cell>
          <table:table-cell office:value-type="float" office:value="1036" table:style-name="ce23">
            <text:p><text:s text:c="2"/>1 036</text:p>
          </table:table-cell>
          <table:table-cell office:value-type="float" office:value="2325" table:style-name="ce23">
            <text:p><text:s text:c="2"/>2 325</text:p>
          </table:table-cell>
          <table:table-cell office:value-type="float" office:value="1001" table:style-name="ce23">
            <text:p><text:s text:c="2"/>1 001</text:p>
          </table:table-cell>
          <table:table-cell office:value-type="float" office:value="2171" table:style-name="ce23">
            <text:p><text:s text:c="2"/>2 171</text:p>
          </table:table-cell>
          <table:table-cell office:value-type="float" office:value="1519" table:style-name="ce23">
            <text:p><text:s text:c="2"/>1 519</text:p>
          </table:table-cell>
          <table:table-cell office:value-type="float" office:value="2654" table:style-name="ce23">
            <text:p><text:s text:c="2"/>2 654</text:p>
          </table:table-cell>
          <table:table-cell office:value-type="float" office:value="1938" table:style-name="ce23">
            <text:p><text:s text:c="2"/>1 938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2608" table:style-name="ce23">
            <text:p><text:s text:c="2"/>2 608</text:p>
          </table:table-cell>
          <table:table-cell office:value-type="float" office:value="4337" table:style-name="ce23">
            <text:p><text:s text:c="2"/>4 337</text:p>
          </table:table-cell>
          <table:table-cell office:value-type="float" office:value="3507" table:style-name="ce23">
            <text:p><text:s text:c="2"/>3 507</text:p>
          </table:table-cell>
          <table:table-cell office:value-type="float" office:value="2492" table:style-name="ce23">
            <text:p><text:s text:c="2"/>2 492</text:p>
          </table:table-cell>
          <table:table-cell office:value-type="float" office:value="1083" table:style-name="ce23">
            <text:p><text:s text:c="2"/>1 083</text:p>
          </table:table-cell>
          <table:table-cell office:value-type="float" office:value="4663" table:style-name="ce23">
            <text:p><text:s text:c="2"/>4 663</text:p>
          </table:table-cell>
          <table:table-cell office:value-type="float" office:value="1935" table:style-name="ce23">
            <text:p><text:s text:c="2"/>1 935</text:p>
          </table:table-cell>
          <table:table-cell office:value-type="float" office:value="2931" table:style-name="ce23">
            <text:p><text:s text:c="2"/>2 931</text:p>
          </table:table-cell>
          <table:table-cell office:value-type="float" office:value="5366" table:style-name="ce23">
            <text:p><text:s text:c="2"/>5 366</text:p>
          </table:table-cell>
          <table:table-cell office:value-type="float" office:value="4357" table:style-name="ce23">
            <text:p><text:s text:c="2"/>4 357</text:p>
          </table:table-cell>
          <table:table-cell office:value-type="float" office:value="2721" table:style-name="ce23">
            <text:p><text:s text:c="2"/>2 721</text:p>
          </table:table-cell>
          <table:table-cell office:value-type="float" office:value="1656" table:style-name="ce23">
            <text:p><text:s text:c="2"/>1 656</text:p>
          </table:table-cell>
          <table:table-cell office:value-type="float" office:value="2703" table:style-name="ce23">
            <text:p><text:s text:c="2"/>2 703</text:p>
          </table:table-cell>
          <table:table-cell office:value-type="float" office:value="1989" table:style-name="ce23">
            <text:p><text:s text:c="2"/>1 989</text:p>
          </table:table-cell>
          <table:table-cell office:value-type="float" office:value="4293" table:style-name="ce23">
            <text:p><text:s text:c="2"/>4 293</text:p>
          </table:table-cell>
          <table:table-cell office:value-type="float" office:value="4310" table:style-name="ce23">
            <text:p><text:s text:c="2"/>4 310</text:p>
          </table:table-cell>
          <table:table-cell office:value-type="float" office:value="20490" table:style-name="ce23">
            <text:p><text:s text:c="2"/>20 490</text:p>
          </table:table-cell>
          <table:table-cell office:value-type="float" office:value="7983" table:style-name="ce23">
            <text:p><text:s text:c="2"/>7 983</text:p>
          </table:table-cell>
          <table:table-cell office:value-type="float" office:value="64506" table:style-name="ce23">
            <text:p><text:s text:c="2"/>64 506</text:p>
          </table:table-cell>
          <table:table-cell office:value-type="float" office:value="14760" table:style-name="ce23">
            <text:p><text:s text:c="2"/>14 760</text:p>
          </table:table-cell>
          <table:table-cell office:value-type="float" office:value="889" table:style-name="ce23">
            <text:p><text:s text:c="3"/>889</text:p>
          </table:table-cell>
          <table:table-cell office:value-type="float" office:value="1091" table:style-name="ce23">
            <text:p><text:s text:c="2"/>1 091</text:p>
          </table:table-cell>
          <table:table-cell office:value-type="float" office:value="8682" table:style-name="ce23">
            <text:p><text:s text:c="2"/>8 682</text:p>
          </table:table-cell>
          <table:table-cell office:value-type="float" office:value="1627" table:style-name="ce23">
            <text:p><text:s text:c="2"/>1 627</text:p>
          </table:table-cell>
          <table:table-cell office:value-type="float" office:value="8153" table:style-name="ce23">
            <text:p><text:s text:c="2"/>8 153</text:p>
          </table:table-cell>
          <table:table-cell office:value-type="float" office:value="1204" table:style-name="ce23">
            <text:p><text:s text:c="2"/>1 204</text:p>
          </table:table-cell>
          <table:table-cell office:value-type="float" office:value="1638" table:style-name="ce23">
            <text:p><text:s text:c="2"/>1 638</text:p>
          </table:table-cell>
          <table:table-cell office:value-type="float" office:value="3778" table:style-name="ce23">
            <text:p><text:s text:c="2"/>3 778</text:p>
          </table:table-cell>
          <table:table-cell office:value-type="float" office:value="10031" table:style-name="ce23">
            <text:p><text:s text:c="2"/>10 031</text:p>
          </table:table-cell>
          <table:table-cell office:value-type="float" office:value="30480" table:style-name="ce23">
            <text:p><text:s text:c="2"/>30 480</text:p>
          </table:table-cell>
          <table:table-cell office:value-type="float" office:value="1441" table:style-name="ce23">
            <text:p><text:s text:c="2"/>1 441</text:p>
          </table:table-cell>
          <table:table-cell office:value-type="float" office:value="9731" table:style-name="ce23">
            <text:p><text:s text:c="2"/>9 731</text:p>
          </table:table-cell>
          <table:table-cell office:value-type="float" office:value="3953" table:style-name="ce23">
            <text:p><text:s text:c="2"/>3 953</text:p>
          </table:table-cell>
          <table:table-cell office:value-type="float" office:value="2629" table:style-name="ce23">
            <text:p><text:s text:c="2"/>2 629</text:p>
          </table:table-cell>
          <table:table-cell office:value-type="float" office:value="2166" table:style-name="ce23">
            <text:p><text:s text:c="2"/>2 166</text:p>
          </table:table-cell>
          <table:table-cell office:value-type="float" office:value="20213" table:style-name="ce23">
            <text:p><text:s text:c="2"/>20 213</text:p>
          </table:table-cell>
          <table:table-cell office:value-type="float" office:value="6385" table:style-name="ce23">
            <text:p><text:s text:c="2"/>6 385</text:p>
          </table:table-cell>
          <table:table-cell office:value-type="float" office:value="60337" table:style-name="ce23">
            <text:p><text:s text:c="2"/>60 337</text:p>
          </table:table-cell>
          <table:table-cell office:value-type="float" office:value="38781" table:style-name="ce23">
            <text:p><text:s text:c="2"/>38 781</text:p>
          </table:table-cell>
          <table:table-cell office:value-type="float" office:value="13036" table:style-name="ce23">
            <text:p><text:s text:c="2"/>13 036</text:p>
          </table:table-cell>
          <table:table-cell office:value-type="float" office:value="17042" table:style-name="ce23">
            <text:p><text:s text:c="2"/>17 042</text:p>
          </table:table-cell>
          <table:table-cell office:value-type="float" office:value="9906" table:style-name="ce23">
            <text:p><text:s text:c="2"/>9 906</text:p>
          </table:table-cell>
          <table:table-cell office:value-type="float" office:value="1686" table:style-name="ce23">
            <text:p><text:s text:c="2"/>1 686</text:p>
          </table:table-cell>
          <table:table-cell office:value-type="float" office:value="6096" table:style-name="ce23">
            <text:p><text:s text:c="2"/>6 096</text:p>
          </table:table-cell>
          <table:table-cell office:value-type="float" office:value="3688" table:style-name="ce23">
            <text:p><text:s text:c="2"/>3 688</text:p>
          </table:table-cell>
          <table:table-cell office:value-type="float" office:value="476437" table:style-name="ce23">
            <text:p><text:s text:c="2"/>476 43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242" table:style-name="ce23">
            <text:p><text:s text:c="2"/>1 242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676" table:style-name="ce23">
            <text:p><text:s text:c="3"/>67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190" table:style-name="ce23">
            <text:p><text:s text:c="2"/>1 190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798" table:style-name="ce23">
            <text:p><text:s text:c="3"/>798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054" table:style-name="ce23">
            <text:p><text:s text:c="2"/>1 05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798" table:style-name="ce23">
            <text:p><text:s text:c="3"/>798</text:p>
          </table:table-cell>
          <table:table-cell office:value-type="float" office:value="559" table:style-name="ce23">
            <text:p><text:s text:c="3"/>559</text:p>
          </table:table-cell>
          <table:table-cell office:value-type="float" office:value="5431" table:style-name="ce23">
            <text:p><text:s text:c="2"/>5 43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973" table:style-name="ce23">
            <text:p><text:s text:c="3"/>973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32" table:style-name="ce23">
            <text:p><text:s text:c="3"/>532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362" table:style-name="ce23">
            <text:p><text:s text:c="2"/>18 36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9536" table:style-name="ce23">
            <text:p><text:s text:c="2"/>69 536</text:p>
          </table:table-cell>
          <table:table-cell office:value-type="float" office:value="3029" table:style-name="ce23">
            <text:p><text:s text:c="2"/>3 0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80" table:style-name="ce23">
            <text:p><text:s text:c="2"/>5 7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345" table:style-name="ce23">
            <text:p><text:s text:c="2"/>78 34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83900" table:style-name="ce23">
            <text:p><text:s text:c="2"/>183 900</text:p>
          </table:table-cell>
          <table:table-cell office:value-type="float" office:value="54402" table:style-name="ce23">
            <text:p><text:s text:c="2"/>54 402</text:p>
          </table:table-cell>
          <table:table-cell office:value-type="float" office:value="22618" table:style-name="ce23">
            <text:p><text:s text:c="2"/>22 618</text:p>
          </table:table-cell>
          <table:table-cell office:value-type="float" office:value="3762" table:style-name="ce23">
            <text:p><text:s text:c="2"/>3 762</text:p>
          </table:table-cell>
          <table:table-cell office:value-type="float" office:value="-890" table:style-name="ce23">
            <text:p><text:s/>(-) <text:s text:c="2"/>890</text:p>
          </table:table-cell>
          <table:table-cell office:value-type="float" office:value="16980" table:style-name="ce23">
            <text:p><text:s text:c="2"/>16 980</text:p>
          </table:table-cell>
          <table:table-cell office:value-type="float" office:value="1323" table:style-name="ce23">
            <text:p><text:s text:c="2"/>1 323</text:p>
          </table:table-cell>
          <table:table-cell office:value-type="float" office:value="11363" table:style-name="ce23">
            <text:p><text:s text:c="2"/>11 363</text:p>
          </table:table-cell>
          <table:table-cell office:value-type="float" office:value="1672" table:style-name="ce23">
            <text:p><text:s text:c="2"/>1 672</text:p>
          </table:table-cell>
          <table:table-cell office:value-type="float" office:value="15344" table:style-name="ce23">
            <text:p><text:s text:c="2"/>15 344</text:p>
          </table:table-cell>
          <table:table-cell office:value-type="float" office:value="11162" table:style-name="ce23">
            <text:p><text:s text:c="2"/>11 162</text:p>
          </table:table-cell>
          <table:table-cell office:value-type="float" office:value="2172" table:style-name="ce23">
            <text:p><text:s text:c="2"/>2 172</text:p>
          </table:table-cell>
          <table:table-cell office:value-type="float" office:value="3049" table:style-name="ce23">
            <text:p><text:s text:c="2"/>3 049</text:p>
          </table:table-cell>
          <table:table-cell office:value-type="float" office:value="7458" table:style-name="ce23">
            <text:p><text:s text:c="2"/>7 458</text:p>
          </table:table-cell>
          <table:table-cell office:value-type="float" office:value="3457" table:style-name="ce23">
            <text:p><text:s text:c="2"/>3 457</text:p>
          </table:table-cell>
          <table:table-cell office:value-type="float" office:value="3294" table:style-name="ce23">
            <text:p><text:s text:c="2"/>3 294</text:p>
          </table:table-cell>
          <table:table-cell office:value-type="float" office:value="12803" table:style-name="ce23">
            <text:p><text:s text:c="2"/>12 803</text:p>
          </table:table-cell>
          <table:table-cell office:value-type="float" office:value="3553" table:style-name="ce23">
            <text:p><text:s text:c="2"/>3 553</text:p>
          </table:table-cell>
          <table:table-cell office:value-type="float" office:value="59871" table:style-name="ce23">
            <text:p><text:s text:c="2"/>59 871</text:p>
          </table:table-cell>
          <table:table-cell office:value-type="float" office:value="4308" table:style-name="ce23">
            <text:p><text:s text:c="2"/>4 308</text:p>
          </table:table-cell>
          <table:table-cell office:value-type="float" office:value="17625" table:style-name="ce23">
            <text:p><text:s text:c="2"/>17 625</text:p>
          </table:table-cell>
          <table:table-cell office:value-type="float" office:value="6268" table:style-name="ce23">
            <text:p><text:s text:c="2"/>6 268</text:p>
          </table:table-cell>
          <table:table-cell office:value-type="float" office:value="4655" table:style-name="ce23">
            <text:p><text:s text:c="2"/>4 655</text:p>
          </table:table-cell>
          <table:table-cell office:value-type="float" office:value="13920" table:style-name="ce23">
            <text:p><text:s text:c="2"/>13 920</text:p>
          </table:table-cell>
          <table:table-cell office:value-type="float" office:value="7340" table:style-name="ce23">
            <text:p><text:s text:c="2"/>7 340</text:p>
          </table:table-cell>
          <table:table-cell office:value-type="float" office:value="5378" table:style-name="ce23">
            <text:p><text:s text:c="2"/>5 378</text:p>
          </table:table-cell>
          <table:table-cell office:value-type="float" office:value="2558" table:style-name="ce23">
            <text:p><text:s text:c="2"/>2 558</text:p>
          </table:table-cell>
          <table:table-cell office:value-type="float" office:value="6811" table:style-name="ce23">
            <text:p><text:s text:c="2"/>6 811</text:p>
          </table:table-cell>
          <table:table-cell office:value-type="float" office:value="11720" table:style-name="ce23">
            <text:p><text:s text:c="2"/>11 720</text:p>
          </table:table-cell>
          <table:table-cell office:value-type="float" office:value="5288" table:style-name="ce23">
            <text:p><text:s text:c="2"/>5 288</text:p>
          </table:table-cell>
          <table:table-cell office:value-type="float" office:value="5951" table:style-name="ce23">
            <text:p><text:s text:c="2"/>5 951</text:p>
          </table:table-cell>
          <table:table-cell office:value-type="float" office:value="5459" table:style-name="ce23">
            <text:p><text:s text:c="2"/>5 459</text:p>
          </table:table-cell>
          <table:table-cell office:value-type="float" office:value="-7218" table:style-name="ce23">
            <text:p><text:s/>(-) <text:s/>7 218</text:p>
          </table:table-cell>
          <table:table-cell office:value-type="float" office:value="1929" table:style-name="ce23">
            <text:p><text:s text:c="2"/>1 929</text:p>
          </table:table-cell>
          <table:table-cell office:value-type="float" office:value="1881" table:style-name="ce23">
            <text:p><text:s text:c="2"/>1 881</text:p>
          </table:table-cell>
          <table:table-cell office:value-type="float" office:value="15439" table:style-name="ce23">
            <text:p><text:s text:c="2"/>15 439</text:p>
          </table:table-cell>
          <table:table-cell office:value-type="float" office:value="11400" table:style-name="ce23">
            <text:p><text:s text:c="2"/>11 400</text:p>
          </table:table-cell>
          <table:table-cell office:value-type="float" office:value="79998" table:style-name="ce23">
            <text:p><text:s text:c="2"/>79 998</text:p>
          </table:table-cell>
          <table:table-cell office:value-type="float" office:value="23983" table:style-name="ce23">
            <text:p><text:s text:c="2"/>23 983</text:p>
          </table:table-cell>
          <table:table-cell office:value-type="float" office:value="159216" table:style-name="ce23">
            <text:p><text:s text:c="2"/>159 216</text:p>
          </table:table-cell>
          <table:table-cell office:value-type="float" office:value="43552" table:style-name="ce23">
            <text:p><text:s text:c="2"/>43 552</text:p>
          </table:table-cell>
          <table:table-cell office:value-type="float" office:value="282213" table:style-name="ce23">
            <text:p><text:s text:c="2"/>282 213</text:p>
          </table:table-cell>
          <table:table-cell office:value-type="float" office:value="65862" table:style-name="ce23">
            <text:p><text:s text:c="2"/>65 862</text:p>
          </table:table-cell>
          <table:table-cell office:value-type="float" office:value="4029" table:style-name="ce23">
            <text:p><text:s text:c="2"/>4 029</text:p>
          </table:table-cell>
          <table:table-cell office:value-type="float" office:value="2818" table:style-name="ce23">
            <text:p><text:s text:c="2"/>2 818</text:p>
          </table:table-cell>
          <table:table-cell office:value-type="float" office:value="23913" table:style-name="ce23">
            <text:p><text:s text:c="2"/>23 913</text:p>
          </table:table-cell>
          <table:table-cell office:value-type="float" office:value="2630" table:style-name="ce23">
            <text:p><text:s text:c="2"/>2 630</text:p>
          </table:table-cell>
          <table:table-cell office:value-type="float" office:value="61435" table:style-name="ce23">
            <text:p><text:s text:c="2"/>61 435</text:p>
          </table:table-cell>
          <table:table-cell office:value-type="float" office:value="1467" table:style-name="ce23">
            <text:p><text:s text:c="2"/>1 467</text:p>
          </table:table-cell>
          <table:table-cell office:value-type="float" office:value="6309" table:style-name="ce23">
            <text:p><text:s text:c="2"/>6 309</text:p>
          </table:table-cell>
          <table:table-cell office:value-type="float" office:value="43933" table:style-name="ce23">
            <text:p><text:s text:c="2"/>43 933</text:p>
          </table:table-cell>
          <table:table-cell office:value-type="float" office:value="33945" table:style-name="ce23">
            <text:p><text:s text:c="2"/>33 945</text:p>
          </table:table-cell>
          <table:table-cell office:value-type="float" office:value="261574" table:style-name="ce23">
            <text:p><text:s text:c="2"/>261 574</text:p>
          </table:table-cell>
          <table:table-cell office:value-type="float" office:value="519378" table:style-name="ce23">
            <text:p><text:s text:c="2"/>519 378</text:p>
          </table:table-cell>
          <table:table-cell office:value-type="float" office:value="80445" table:style-name="ce23">
            <text:p><text:s text:c="2"/>80 445</text:p>
          </table:table-cell>
          <table:table-cell office:value-type="float" office:value="18526" table:style-name="ce23">
            <text:p><text:s text:c="2"/>18 526</text:p>
          </table:table-cell>
          <table:table-cell office:value-type="float" office:value="21628" table:style-name="ce23">
            <text:p><text:s text:c="2"/>21 628</text:p>
          </table:table-cell>
          <table:table-cell office:value-type="float" office:value="16147" table:style-name="ce23">
            <text:p><text:s text:c="2"/>16 147</text:p>
          </table:table-cell>
          <table:table-cell office:value-type="float" office:value="50818" table:style-name="ce23">
            <text:p><text:s text:c="2"/>50 818</text:p>
          </table:table-cell>
          <table:table-cell office:value-type="float" office:value="2203" table:style-name="ce23">
            <text:p><text:s text:c="2"/>2 203</text:p>
          </table:table-cell>
          <table:table-cell office:value-type="float" office:value="79231" table:style-name="ce23">
            <text:p><text:s text:c="2"/>79 231</text:p>
          </table:table-cell>
          <table:table-cell office:value-type="float" office:value="12566" table:style-name="ce23">
            <text:p><text:s text:c="2"/>12 566</text:p>
          </table:table-cell>
          <table:table-cell office:value-type="float" office:value="6656" table:style-name="ce23">
            <text:p><text:s text:c="2"/>6 656</text:p>
          </table:table-cell>
          <table:table-cell office:value-type="float" office:value="6161" table:style-name="ce23">
            <text:p><text:s text:c="2"/>6 161</text:p>
          </table:table-cell>
          <table:table-cell office:value-type="float" office:value="68063" table:style-name="ce23">
            <text:p><text:s text:c="2"/>68 063</text:p>
          </table:table-cell>
          <table:table-cell office:value-type="float" office:value="8143" table:style-name="ce23">
            <text:p><text:s text:c="2"/>8 143</text:p>
          </table:table-cell>
          <table:table-cell office:value-type="float" office:value="31675" table:style-name="ce23">
            <text:p><text:s text:c="2"/>31 6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56522" table:style-name="ce23">
            <text:p><text:s/>2 556 52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94570" table:style-name="ce23">
            <text:p><text:s text:c="2"/>94 570</text:p>
          </table:table-cell>
          <table:table-cell office:value-type="float" office:value="41779" table:style-name="ce23">
            <text:p><text:s text:c="2"/>41 779</text:p>
          </table:table-cell>
          <table:table-cell office:value-type="float" office:value="11428" table:style-name="ce23">
            <text:p><text:s text:c="2"/>11 428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54" table:style-name="ce23">
            <text:p><text:s text:c="2"/>3 05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4" table:style-name="ce23">
            <text:p><text:s text:c="2"/>1 374</text:p>
          </table:table-cell>
          <table:table-cell office:value-type="float" office:value="5938" table:style-name="ce23">
            <text:p><text:s text:c="2"/>5 938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1632" table:style-name="ce23">
            <text:p><text:s text:c="2"/>1 632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812" table:style-name="ce23">
            <text:p><text:s text:c="3"/>8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3" table:style-name="ce23">
            <text:p><text:s/>(-) <text:s text:c="2"/>13</text:p>
          </table:table-cell>
          <table:table-cell office:value-type="float" office:value="2498" table:style-name="ce23">
            <text:p><text:s text:c="2"/>2 4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26" table:style-name="ce23">
            <text:p><text:s text:c="2"/>1 326</text:p>
          </table:table-cell>
          <table:table-cell office:value-type="float" office:value="4585" table:style-name="ce23">
            <text:p><text:s text:c="2"/>4 5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00" table:style-name="ce23">
            <text:p><text:s text:c="2"/>1 500</text:p>
          </table:table-cell>
          <table:table-cell office:value-type="float" office:value="72940" table:style-name="ce23">
            <text:p><text:s text:c="2"/>72 940</text:p>
          </table:table-cell>
          <table:table-cell office:value-type="float" office:value="20904" table:style-name="ce23">
            <text:p><text:s text:c="2"/>20 904</text:p>
          </table:table-cell>
          <table:table-cell office:value-type="float" office:value="58291" table:style-name="ce23">
            <text:p><text:s text:c="2"/>58 291</text:p>
          </table:table-cell>
          <table:table-cell office:value-type="float" office:value="24499" table:style-name="ce23">
            <text:p><text:s text:c="2"/>24 499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1029" table:style-name="ce23">
            <text:p><text:s text:c="2"/>1 029</text:p>
          </table:table-cell>
          <table:table-cell office:value-type="float" office:value="36757" table:style-name="ce23">
            <text:p><text:s text:c="2"/>36 757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961" table:style-name="ce23">
            <text:p><text:s text:c="3"/>961</text:p>
          </table:table-cell>
          <table:table-cell office:value-type="float" office:value="568" table:style-name="ce23">
            <text:p><text:s text:c="3"/>568</text:p>
          </table:table-cell>
          <table:table-cell office:value-type="float" office:value="6478" table:style-name="ce23">
            <text:p><text:s text:c="2"/>6 478</text:p>
          </table:table-cell>
          <table:table-cell office:value-type="float" office:value="1937" table:style-name="ce23">
            <text:p><text:s text:c="2"/>1 937</text:p>
          </table:table-cell>
          <table:table-cell office:value-type="float" office:value="4265" table:style-name="ce23">
            <text:p><text:s text:c="2"/>4 265</text:p>
          </table:table-cell>
          <table:table-cell office:value-type="float" office:value="31117" table:style-name="ce23">
            <text:p><text:s text:c="2"/>31 117</text:p>
          </table:table-cell>
          <table:table-cell office:value-type="float" office:value="8433" table:style-name="ce23">
            <text:p><text:s text:c="2"/>8 433</text:p>
          </table:table-cell>
          <table:table-cell office:value-type="float" office:value="6514" table:style-name="ce23">
            <text:p><text:s text:c="2"/>6 514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6076" table:style-name="ce23">
            <text:p><text:s text:c="2"/>6 076</text:p>
          </table:table-cell>
          <table:table-cell office:value-type="float" office:value="1041" table:style-name="ce23">
            <text:p><text:s text:c="2"/>1 0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23" table:style-name="ce23">
            <text:p><text:s text:c="2"/>5 7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244" table:style-name="ce23">
            <text:p><text:s text:c="2"/>35 244</text:p>
          </table:table-cell>
          <table:table-cell office:value-type="float" office:value="5893" table:style-name="ce23">
            <text:p><text:s text:c="2"/>5 893</text:p>
          </table:table-cell>
          <table:table-cell office:value-type="float" office:value="24584" table:style-name="ce23">
            <text:p><text:s text:c="2"/>24 5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8780" table:style-name="ce23">
            <text:p><text:s text:c="2"/>528 78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89330" table:style-name="ce23">
            <text:p><text:s text:c="2"/>89 330</text:p>
          </table:table-cell>
          <table:table-cell office:value-type="float" office:value="12623" table:style-name="ce23">
            <text:p><text:s text:c="2"/>12 623</text:p>
          </table:table-cell>
          <table:table-cell office:value-type="float" office:value="11190" table:style-name="ce23">
            <text:p><text:s text:c="2"/>11 190</text:p>
          </table:table-cell>
          <table:table-cell office:value-type="float" office:value="3522" table:style-name="ce23">
            <text:p><text:s text:c="2"/>3 522</text:p>
          </table:table-cell>
          <table:table-cell office:value-type="float" office:value="-890" table:style-name="ce23">
            <text:p><text:s/>(-) <text:s text:c="2"/>890</text:p>
          </table:table-cell>
          <table:table-cell office:value-type="float" office:value="16980" table:style-name="ce23">
            <text:p><text:s text:c="2"/>16 980</text:p>
          </table:table-cell>
          <table:table-cell office:value-type="float" office:value="1323" table:style-name="ce23">
            <text:p><text:s text:c="2"/>1 323</text:p>
          </table:table-cell>
          <table:table-cell office:value-type="float" office:value="11008" table:style-name="ce23">
            <text:p><text:s text:c="2"/>11 008</text:p>
          </table:table-cell>
          <table:table-cell office:value-type="float" office:value="1672" table:style-name="ce23">
            <text:p><text:s text:c="2"/>1 672</text:p>
          </table:table-cell>
          <table:table-cell office:value-type="float" office:value="12290" table:style-name="ce23">
            <text:p><text:s text:c="2"/>12 290</text:p>
          </table:table-cell>
          <table:table-cell office:value-type="float" office:value="11141" table:style-name="ce23">
            <text:p><text:s text:c="2"/>11 141</text:p>
          </table:table-cell>
          <table:table-cell office:value-type="float" office:value="2172" table:style-name="ce23">
            <text:p><text:s text:c="2"/>2 172</text:p>
          </table:table-cell>
          <table:table-cell office:value-type="float" office:value="1675" table:style-name="ce23">
            <text:p><text:s text:c="2"/>1 675</text:p>
          </table:table-cell>
          <table:table-cell office:value-type="float" office:value="1520" table:style-name="ce23">
            <text:p><text:s text:c="2"/>1 520</text:p>
          </table:table-cell>
          <table:table-cell office:value-type="float" office:value="2876" table:style-name="ce23">
            <text:p><text:s text:c="2"/>2 876</text:p>
          </table:table-cell>
          <table:table-cell office:value-type="float" office:value="1662" table:style-name="ce23">
            <text:p><text:s text:c="2"/>1 662</text:p>
          </table:table-cell>
          <table:table-cell office:value-type="float" office:value="12531" table:style-name="ce23">
            <text:p><text:s text:c="2"/>12 531</text:p>
          </table:table-cell>
          <table:table-cell office:value-type="float" office:value="3070" table:style-name="ce23">
            <text:p><text:s text:c="2"/>3 070</text:p>
          </table:table-cell>
          <table:table-cell office:value-type="float" office:value="59871" table:style-name="ce23">
            <text:p><text:s text:c="2"/>59 871</text:p>
          </table:table-cell>
          <table:table-cell office:value-type="float" office:value="4308" table:style-name="ce23">
            <text:p><text:s text:c="2"/>4 308</text:p>
          </table:table-cell>
          <table:table-cell office:value-type="float" office:value="17625" table:style-name="ce23">
            <text:p><text:s text:c="2"/>17 625</text:p>
          </table:table-cell>
          <table:table-cell office:value-type="float" office:value="6268" table:style-name="ce23">
            <text:p><text:s text:c="2"/>6 268</text:p>
          </table:table-cell>
          <table:table-cell office:value-type="float" office:value="4144" table:style-name="ce23">
            <text:p><text:s text:c="2"/>4 144</text:p>
          </table:table-cell>
          <table:table-cell office:value-type="float" office:value="13920" table:style-name="ce23">
            <text:p><text:s text:c="2"/>13 920</text:p>
          </table:table-cell>
          <table:table-cell office:value-type="float" office:value="7099" table:style-name="ce23">
            <text:p><text:s text:c="2"/>7 099</text:p>
          </table:table-cell>
          <table:table-cell office:value-type="float" office:value="4566" table:style-name="ce23">
            <text:p><text:s text:c="2"/>4 566</text:p>
          </table:table-cell>
          <table:table-cell office:value-type="float" office:value="2558" table:style-name="ce23">
            <text:p><text:s text:c="2"/>2 558</text:p>
          </table:table-cell>
          <table:table-cell office:value-type="float" office:value="6824" table:style-name="ce23">
            <text:p><text:s text:c="2"/>6 824</text:p>
          </table:table-cell>
          <table:table-cell office:value-type="float" office:value="9222" table:style-name="ce23">
            <text:p><text:s text:c="2"/>9 222</text:p>
          </table:table-cell>
          <table:table-cell office:value-type="float" office:value="5288" table:style-name="ce23">
            <text:p><text:s text:c="2"/>5 288</text:p>
          </table:table-cell>
          <table:table-cell office:value-type="float" office:value="5951" table:style-name="ce23">
            <text:p><text:s text:c="2"/>5 951</text:p>
          </table:table-cell>
          <table:table-cell office:value-type="float" office:value="5459" table:style-name="ce23">
            <text:p><text:s text:c="2"/>5 459</text:p>
          </table:table-cell>
          <table:table-cell office:value-type="float" office:value="-7218" table:style-name="ce23">
            <text:p><text:s/>(-) <text:s/>7 218</text:p>
          </table:table-cell>
          <table:table-cell office:value-type="float" office:value="1895" table:style-name="ce23">
            <text:p><text:s text:c="2"/>1 895</text:p>
          </table:table-cell>
          <table:table-cell office:value-type="float" office:value="1876" table:style-name="ce23">
            <text:p><text:s text:c="2"/>1 876</text:p>
          </table:table-cell>
          <table:table-cell office:value-type="float" office:value="14113" table:style-name="ce23">
            <text:p><text:s text:c="2"/>14 113</text:p>
          </table:table-cell>
          <table:table-cell office:value-type="float" office:value="6815" table:style-name="ce23">
            <text:p><text:s text:c="2"/>6 815</text:p>
          </table:table-cell>
          <table:table-cell office:value-type="float" office:value="79998" table:style-name="ce23">
            <text:p><text:s text:c="2"/>79 998</text:p>
          </table:table-cell>
          <table:table-cell office:value-type="float" office:value="22483" table:style-name="ce23">
            <text:p><text:s text:c="2"/>22 483</text:p>
          </table:table-cell>
          <table:table-cell office:value-type="float" office:value="86276" table:style-name="ce23">
            <text:p><text:s text:c="2"/>86 276</text:p>
          </table:table-cell>
          <table:table-cell office:value-type="float" office:value="22648" table:style-name="ce23">
            <text:p><text:s text:c="2"/>22 648</text:p>
          </table:table-cell>
          <table:table-cell office:value-type="float" office:value="223922" table:style-name="ce23">
            <text:p><text:s text:c="2"/>223 922</text:p>
          </table:table-cell>
          <table:table-cell office:value-type="float" office:value="41363" table:style-name="ce23">
            <text:p><text:s text:c="2"/>41 363</text:p>
          </table:table-cell>
          <table:table-cell office:value-type="float" office:value="3530" table:style-name="ce23">
            <text:p><text:s text:c="2"/>3 530</text:p>
          </table:table-cell>
          <table:table-cell office:value-type="float" office:value="2818" table:style-name="ce23">
            <text:p><text:s text:c="2"/>2 818</text:p>
          </table:table-cell>
          <table:table-cell office:value-type="float" office:value="22986" table:style-name="ce23">
            <text:p><text:s text:c="2"/>22 986</text:p>
          </table:table-cell>
          <table:table-cell office:value-type="float" office:value="1601" table:style-name="ce23">
            <text:p><text:s text:c="2"/>1 601</text:p>
          </table:table-cell>
          <table:table-cell office:value-type="float" office:value="24678" table:style-name="ce23">
            <text:p><text:s text:c="2"/>24 678</text:p>
          </table:table-cell>
          <table:table-cell office:value-type="float" office:value="1203" table:style-name="ce23">
            <text:p><text:s text:c="2"/>1 203</text:p>
          </table:table-cell>
          <table:table-cell office:value-type="float" office:value="5348" table:style-name="ce23">
            <text:p><text:s text:c="2"/>5 348</text:p>
          </table:table-cell>
          <table:table-cell office:value-type="float" office:value="43365" table:style-name="ce23">
            <text:p><text:s text:c="2"/>43 365</text:p>
          </table:table-cell>
          <table:table-cell office:value-type="float" office:value="27467" table:style-name="ce23">
            <text:p><text:s text:c="2"/>27 467</text:p>
          </table:table-cell>
          <table:table-cell office:value-type="float" office:value="259637" table:style-name="ce23">
            <text:p><text:s text:c="2"/>259 637</text:p>
          </table:table-cell>
          <table:table-cell office:value-type="float" office:value="515113" table:style-name="ce23">
            <text:p><text:s text:c="2"/>515 113</text:p>
          </table:table-cell>
          <table:table-cell office:value-type="float" office:value="49328" table:style-name="ce23">
            <text:p><text:s text:c="2"/>49 328</text:p>
          </table:table-cell>
          <table:table-cell office:value-type="float" office:value="10093" table:style-name="ce23">
            <text:p><text:s text:c="2"/>10 093</text:p>
          </table:table-cell>
          <table:table-cell office:value-type="float" office:value="15114" table:style-name="ce23">
            <text:p><text:s text:c="2"/>15 114</text:p>
          </table:table-cell>
          <table:table-cell office:value-type="float" office:value="15537" table:style-name="ce23">
            <text:p><text:s text:c="2"/>15 537</text:p>
          </table:table-cell>
          <table:table-cell office:value-type="float" office:value="44742" table:style-name="ce23">
            <text:p><text:s text:c="2"/>44 742</text:p>
          </table:table-cell>
          <table:table-cell office:value-type="float" office:value="1162" table:style-name="ce23">
            <text:p><text:s text:c="2"/>1 162</text:p>
          </table:table-cell>
          <table:table-cell office:value-type="float" office:value="79231" table:style-name="ce23">
            <text:p><text:s text:c="2"/>79 231</text:p>
          </table:table-cell>
          <table:table-cell office:value-type="float" office:value="12566" table:style-name="ce23">
            <text:p><text:s text:c="2"/>12 566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6161" table:style-name="ce23">
            <text:p><text:s text:c="2"/>6 161</text:p>
          </table:table-cell>
          <table:table-cell office:value-type="float" office:value="32819" table:style-name="ce23">
            <text:p><text:s text:c="2"/>32 819</text:p>
          </table:table-cell>
          <table:table-cell office:value-type="float" office:value="2250" table:style-name="ce23">
            <text:p><text:s text:c="2"/>2 250</text:p>
          </table:table-cell>
          <table:table-cell office:value-type="float" office:value="7091" table:style-name="ce23">
            <text:p><text:s text:c="2"/>7 0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27742" table:style-name="ce23">
            <text:p><text:s/>2 027 74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528" table:style-name="ce23">
            <text:p><text:s text:c="2"/>1 528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064" table:style-name="ce23">
            <text:p><text:s text:c="2"/>1 064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2142" table:style-name="ce23">
            <text:p><text:s text:c="2"/>2 142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2457" table:style-name="ce23">
            <text:p><text:s text:c="2"/>2 457</text:p>
          </table:table-cell>
          <table:table-cell office:value-type="float" office:value="705" table:style-name="ce23">
            <text:p><text:s text:c="3"/>705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742" table:style-name="ce23">
            <text:p><text:s text:c="3"/>742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1052" table:style-name="ce23">
            <text:p><text:s text:c="2"/>1 052</text:p>
          </table:table-cell>
          <table:table-cell office:value-type="float" office:value="400" table:style-name="ce23">
            <text:p><text:s text:c="3"/>400</text:p>
          </table:table-cell>
          <table:table-cell office:value-type="float" office:value="1093" table:style-name="ce23">
            <text:p><text:s text:c="2"/>1 093</text:p>
          </table:table-cell>
          <table:table-cell office:value-type="float" office:value="627" table:style-name="ce23">
            <text:p><text:s text:c="3"/>627</text:p>
          </table:table-cell>
          <table:table-cell office:value-type="float" office:value="388" table:style-name="ce23">
            <text:p><text:s text:c="3"/>388</text:p>
          </table:table-cell>
          <table:table-cell office:value-type="float" office:value="573" table:style-name="ce23">
            <text:p><text:s text:c="3"/>573</text:p>
          </table:table-cell>
          <table:table-cell office:value-type="float" office:value="1021" table:style-name="ce23">
            <text:p><text:s text:c="2"/>1 021</text:p>
          </table:table-cell>
          <table:table-cell office:value-type="float" office:value="873" table:style-name="ce23">
            <text:p><text:s text:c="3"/>873</text:p>
          </table:table-cell>
          <table:table-cell office:value-type="float" office:value="794" table:style-name="ce23">
            <text:p><text:s text:c="3"/>794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979" table:style-name="ce23">
            <text:p><text:s text:c="3"/>979</text:p>
          </table:table-cell>
          <table:table-cell office:value-type="float" office:value="717" table:style-name="ce23">
            <text:p><text:s text:c="3"/>717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1235" table:style-name="ce23">
            <text:p><text:s text:c="2"/>1 235</text:p>
          </table:table-cell>
          <table:table-cell office:value-type="float" office:value="1186" table:style-name="ce23">
            <text:p><text:s text:c="2"/>1 186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476" table:style-name="ce23">
            <text:p><text:s text:c="3"/>476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2118" table:style-name="ce23">
            <text:p><text:s text:c="2"/>2 118</text:p>
          </table:table-cell>
          <table:table-cell office:value-type="float" office:value="749" table:style-name="ce23">
            <text:p><text:s text:c="3"/>749</text:p>
          </table:table-cell>
          <table:table-cell office:value-type="float" office:value="4097" table:style-name="ce23">
            <text:p><text:s text:c="2"/>4 097</text:p>
          </table:table-cell>
          <table:table-cell office:value-type="float" office:value="1367" table:style-name="ce23">
            <text:p><text:s text:c="2"/>1 367</text:p>
          </table:table-cell>
          <table:table-cell office:value-type="float" office:value="10790" table:style-name="ce23">
            <text:p><text:s text:c="2"/>10 790</text:p>
          </table:table-cell>
          <table:table-cell office:value-type="float" office:value="3123" table:style-name="ce23">
            <text:p><text:s text:c="2"/>3 123</text:p>
          </table:table-cell>
          <table:table-cell office:value-type="float" office:value="385" table:style-name="ce23">
            <text:p><text:s text:c="3"/>385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1600" table:style-name="ce23">
            <text:p><text:s text:c="2"/>1 600</text:p>
          </table:table-cell>
          <table:table-cell office:value-type="float" office:value="346" table:style-name="ce23">
            <text:p><text:s text:c="3"/>346</text:p>
          </table:table-cell>
          <table:table-cell office:value-type="float" office:value="1475" table:style-name="ce23">
            <text:p><text:s text:c="2"/>1 475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1040" table:style-name="ce23">
            <text:p><text:s text:c="2"/>1 040</text:p>
          </table:table-cell>
          <table:table-cell office:value-type="float" office:value="4659" table:style-name="ce23">
            <text:p><text:s text:c="2"/>4 659</text:p>
          </table:table-cell>
          <table:table-cell office:value-type="float" office:value="1688" table:style-name="ce23">
            <text:p><text:s text:c="2"/>1 688</text:p>
          </table:table-cell>
          <table:table-cell office:value-type="float" office:value="7192" table:style-name="ce23">
            <text:p><text:s text:c="2"/>7 192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2350" table:style-name="ce23">
            <text:p><text:s text:c="2"/>2 350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437" table:style-name="ce23">
            <text:p><text:s text:c="3"/>437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2892" table:style-name="ce23">
            <text:p><text:s text:c="2"/>2 892</text:p>
          </table:table-cell>
          <table:table-cell office:value-type="float" office:value="1668" table:style-name="ce23">
            <text:p><text:s text:c="2"/>1 668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080" table:style-name="ce23">
            <text:p><text:s text:c="2"/>2 0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26" table:style-name="ce23">
            <text:p><text:s text:c="2"/>2 426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093" table:style-name="ce23">
            <text:p><text:s text:c="2"/>1 0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3962" table:style-name="ce23">
            <text:p><text:s text:c="2"/>83 96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12214" table:style-name="ce23">
            <text:p><text:s/>(-) <text:s/>12 214</text:p>
          </table:table-cell>
          <table:table-cell office:value-type="float" office:value="-191" table:style-name="ce23">
            <text:p><text:s/>(-) <text:s text:c="2"/>191</text:p>
          </table:table-cell>
          <table:table-cell office:value-type="float" office:value="-47" table:style-name="ce23">
            <text:p><text:s/>(-) <text:s text:c="2"/>47</text:p>
          </table:table-cell>
          <table:table-cell office:value-type="float" office:value="-103" table:style-name="ce23">
            <text:p><text:s/>(-) <text:s text:c="2"/>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1" table:style-name="ce23">
            <text:p><text:s/>(-) <text:s text:c="2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38" table:style-name="ce23">
            <text:p><text:s/>(-) <text:s text:c="2"/>138</text:p>
          </table:table-cell>
          <table:table-cell office:value-type="float" office:value="-192" table:style-name="ce23">
            <text:p><text:s/>(-) <text:s text:c="2"/>192</text:p>
          </table:table-cell>
          <table:table-cell office:value-type="float" office:value="-178" table:style-name="ce23">
            <text:p><text:s/>(-) <text:s text:c="2"/>178</text:p>
          </table:table-cell>
          <table:table-cell office:value-type="float" office:value="-53" table:style-name="ce23">
            <text:p><text:s/>(-) <text:s text:c="2"/>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5" table:style-name="ce23">
            <text:p><text:s/>(-) <text:s text:c="2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52" table:style-name="ce23">
            <text:p><text:s/>(-) <text:s text:c="2"/>52</text:p>
          </table:table-cell>
          <table:table-cell office:value-type="float" office:value="-134" table:style-name="ce23">
            <text:p><text:s/>(-) <text:s text:c="2"/>1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53" table:style-name="ce23">
            <text:p><text:s/>(-) <text:s text:c="2"/>253</text:p>
          </table:table-cell>
          <table:table-cell office:value-type="float" office:value="-225" table:style-name="ce23">
            <text:p><text:s/>(-) <text:s text:c="2"/>225</text:p>
          </table:table-cell>
          <table:table-cell office:value-type="float" office:value="-51" table:style-name="ce23">
            <text:p><text:s/>(-) <text:s text:c="2"/>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5" table:style-name="ce23">
            <text:p><text:s/>(-) <text:s text:c="2"/>35</text:p>
          </table:table-cell>
          <table:table-cell office:value-type="float" office:value="-202" table:style-name="ce23">
            <text:p><text:s/>(-) <text:s text:c="2"/>202</text:p>
          </table:table-cell>
          <table:table-cell office:value-type="float" office:value="-167" table:style-name="ce23">
            <text:p><text:s/>(-) <text:s text:c="2"/>167</text:p>
          </table:table-cell>
          <table:table-cell office:value-type="float" office:value="-91" table:style-name="ce23">
            <text:p><text:s/>(-) <text:s text:c="2"/>91</text:p>
          </table:table-cell>
          <table:table-cell office:value-type="float" office:value="-47" table:style-name="ce23">
            <text:p><text:s/>(-) <text:s text:c="2"/>47</text:p>
          </table:table-cell>
          <table:table-cell office:value-type="float" office:value="-111" table:style-name="ce23">
            <text:p><text:s/>(-) <text:s text:c="2"/>1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25" table:style-name="ce23">
            <text:p><text:s/>(-) <text:s text:c="2"/>125</text:p>
          </table:table-cell>
          <table:table-cell office:value-type="float" office:value="-327" table:style-name="ce23">
            <text:p><text:s/>(-) <text:s text:c="2"/>327</text:p>
          </table:table-cell>
          <table:table-cell office:value-type="float" office:value="-370" table:style-name="ce23">
            <text:p><text:s/>(-) <text:s text:c="2"/>370</text:p>
          </table:table-cell>
          <table:table-cell office:value-type="float" office:value="-302" table:style-name="ce23">
            <text:p><text:s/>(-) <text:s text:c="2"/>302</text:p>
          </table:table-cell>
          <table:table-cell office:value-type="float" office:value="-84" table:style-name="ce23">
            <text:p><text:s/>(-) <text:s text:c="2"/>84</text:p>
          </table:table-cell>
          <table:table-cell office:value-type="float" office:value="-48" table:style-name="ce23">
            <text:p><text:s/>(-) <text:s text:c="2"/>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916" table:style-name="ce23">
            <text:p><text:s/>(-) <text:s text:c="2"/>916</text:p>
          </table:table-cell>
          <table:table-cell office:value-type="float" office:value="-52" table:style-name="ce23">
            <text:p><text:s/>(-) <text:s text:c="2"/>52</text:p>
          </table:table-cell>
          <table:table-cell office:value-type="float" office:value="-613" table:style-name="ce23">
            <text:p><text:s/>(-) <text:s text:c="2"/>613</text:p>
          </table:table-cell>
          <table:table-cell office:value-type="float" office:value="-48" table:style-name="ce23">
            <text:p><text:s/>(-) <text:s text:c="2"/>48</text:p>
          </table:table-cell>
          <table:table-cell office:value-type="float" office:value="-1561" table:style-name="ce23">
            <text:p><text:s/>(-) <text:s/>1 561</text:p>
          </table:table-cell>
          <table:table-cell office:value-type="float" office:value="-2747" table:style-name="ce23">
            <text:p><text:s/>(-) <text:s/>2 7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2" table:style-name="ce23">
            <text:p><text:s/>(-) <text:s text:c="2"/>42</text:p>
          </table:table-cell>
          <table:table-cell office:value-type="float" office:value="-82" table:style-name="ce23">
            <text:p><text:s/>(-) <text:s text:c="2"/>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08" table:style-name="ce23">
            <text:p><text:s/>(-) <text:s text:c="2"/>1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29" table:style-name="ce23">
            <text:p><text:s/>(-) <text:s text:c="2"/>7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61" table:style-name="ce23">
            <text:p><text:s/>(-) <text:s text:c="2"/>261</text:p>
          </table:table-cell>
          <table:table-cell office:value-type="float" office:value="-82" table:style-name="ce23">
            <text:p><text:s/>(-) <text:s text:c="2"/>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41" table:style-name="ce23">
            <text:p><text:s/>(-) <text:s text:c="2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3098" table:style-name="ce23">
            <text:p><text:s/>(-) <text:s/>23 09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354666" table:style-name="ce23">
            <text:p><text:s text:c="2"/>354 666</text:p>
          </table:table-cell>
          <table:table-cell office:value-type="float" office:value="150854" table:style-name="ce23">
            <text:p><text:s text:c="2"/>150 854</text:p>
          </table:table-cell>
          <table:table-cell office:value-type="float" office:value="33300" table:style-name="ce23">
            <text:p><text:s text:c="2"/>33 300</text:p>
          </table:table-cell>
          <table:table-cell office:value-type="float" office:value="18284" table:style-name="ce23">
            <text:p><text:s text:c="2"/>18 284</text:p>
          </table:table-cell>
          <table:table-cell office:value-type="float" office:value="125532" table:style-name="ce23">
            <text:p><text:s text:c="2"/>125 532</text:p>
          </table:table-cell>
          <table:table-cell office:value-type="float" office:value="48914" table:style-name="ce23">
            <text:p><text:s text:c="2"/>48 914</text:p>
          </table:table-cell>
          <table:table-cell office:value-type="float" office:value="15083" table:style-name="ce23">
            <text:p><text:s text:c="2"/>15 083</text:p>
          </table:table-cell>
          <table:table-cell office:value-type="float" office:value="272384" table:style-name="ce23">
            <text:p><text:s text:c="2"/>272 384</text:p>
          </table:table-cell>
          <table:table-cell office:value-type="float" office:value="61138" table:style-name="ce23">
            <text:p><text:s text:c="2"/>61 138</text:p>
          </table:table-cell>
          <table:table-cell office:value-type="float" office:value="281307" table:style-name="ce23">
            <text:p><text:s text:c="2"/>281 307</text:p>
          </table:table-cell>
          <table:table-cell office:value-type="float" office:value="74488" table:style-name="ce23">
            <text:p><text:s text:c="2"/>74 488</text:p>
          </table:table-cell>
          <table:table-cell office:value-type="float" office:value="14809" table:style-name="ce23">
            <text:p><text:s text:c="2"/>14 809</text:p>
          </table:table-cell>
          <table:table-cell office:value-type="float" office:value="46745" table:style-name="ce23">
            <text:p><text:s text:c="2"/>46 745</text:p>
          </table:table-cell>
          <table:table-cell office:value-type="float" office:value="62024" table:style-name="ce23">
            <text:p><text:s text:c="2"/>62 024</text:p>
          </table:table-cell>
          <table:table-cell office:value-type="float" office:value="41936" table:style-name="ce23">
            <text:p><text:s text:c="2"/>41 936</text:p>
          </table:table-cell>
          <table:table-cell office:value-type="float" office:value="26152" table:style-name="ce23">
            <text:p><text:s text:c="2"/>26 152</text:p>
          </table:table-cell>
          <table:table-cell office:value-type="float" office:value="87031" table:style-name="ce23">
            <text:p><text:s text:c="2"/>87 031</text:p>
          </table:table-cell>
          <table:table-cell office:value-type="float" office:value="20676" table:style-name="ce23">
            <text:p><text:s text:c="2"/>20 676</text:p>
          </table:table-cell>
          <table:table-cell office:value-type="float" office:value="368245" table:style-name="ce23">
            <text:p><text:s text:c="2"/>368 245</text:p>
          </table:table-cell>
          <table:table-cell office:value-type="float" office:value="48833" table:style-name="ce23">
            <text:p><text:s text:c="2"/>48 833</text:p>
          </table:table-cell>
          <table:table-cell office:value-type="float" office:value="149575" table:style-name="ce23">
            <text:p><text:s text:c="2"/>149 575</text:p>
          </table:table-cell>
          <table:table-cell office:value-type="float" office:value="76815" table:style-name="ce23">
            <text:p><text:s text:c="2"/>76 815</text:p>
          </table:table-cell>
          <table:table-cell office:value-type="float" office:value="43781" table:style-name="ce23">
            <text:p><text:s text:c="2"/>43 781</text:p>
          </table:table-cell>
          <table:table-cell office:value-type="float" office:value="61366" table:style-name="ce23">
            <text:p><text:s text:c="2"/>61 366</text:p>
          </table:table-cell>
          <table:table-cell office:value-type="float" office:value="102658" table:style-name="ce23">
            <text:p><text:s text:c="2"/>102 658</text:p>
          </table:table-cell>
          <table:table-cell office:value-type="float" office:value="81004" table:style-name="ce23">
            <text:p><text:s text:c="2"/>81 004</text:p>
          </table:table-cell>
          <table:table-cell office:value-type="float" office:value="93500" table:style-name="ce23">
            <text:p><text:s text:c="2"/>93 500</text:p>
          </table:table-cell>
          <table:table-cell office:value-type="float" office:value="54303" table:style-name="ce23">
            <text:p><text:s text:c="2"/>54 303</text:p>
          </table:table-cell>
          <table:table-cell office:value-type="float" office:value="89229" table:style-name="ce23">
            <text:p><text:s text:c="2"/>89 229</text:p>
          </table:table-cell>
          <table:table-cell office:value-type="float" office:value="77134" table:style-name="ce23">
            <text:p><text:s text:c="2"/>77 134</text:p>
          </table:table-cell>
          <table:table-cell office:value-type="float" office:value="72649" table:style-name="ce23">
            <text:p><text:s text:c="2"/>72 649</text:p>
          </table:table-cell>
          <table:table-cell office:value-type="float" office:value="108932" table:style-name="ce23">
            <text:p><text:s text:c="2"/>108 932</text:p>
          </table:table-cell>
          <table:table-cell office:value-type="float" office:value="133478" table:style-name="ce23">
            <text:p><text:s text:c="2"/>133 478</text:p>
          </table:table-cell>
          <table:table-cell office:value-type="float" office:value="73683" table:style-name="ce23">
            <text:p><text:s text:c="2"/>73 683</text:p>
          </table:table-cell>
          <table:table-cell office:value-type="float" office:value="45631" table:style-name="ce23">
            <text:p><text:s text:c="2"/>45 631</text:p>
          </table:table-cell>
          <table:table-cell office:value-type="float" office:value="67590" table:style-name="ce23">
            <text:p><text:s text:c="2"/>67 590</text:p>
          </table:table-cell>
          <table:table-cell office:value-type="float" office:value="64049" table:style-name="ce23">
            <text:p><text:s text:c="2"/>64 049</text:p>
          </table:table-cell>
          <table:table-cell office:value-type="float" office:value="253973" table:style-name="ce23">
            <text:p><text:s text:c="2"/>253 973</text:p>
          </table:table-cell>
          <table:table-cell office:value-type="float" office:value="71501" table:style-name="ce23">
            <text:p><text:s text:c="2"/>71 501</text:p>
          </table:table-cell>
          <table:table-cell office:value-type="float" office:value="590496" table:style-name="ce23">
            <text:p><text:s text:c="2"/>590 496</text:p>
          </table:table-cell>
          <table:table-cell office:value-type="float" office:value="152921" table:style-name="ce23">
            <text:p><text:s text:c="2"/>152 921</text:p>
          </table:table-cell>
          <table:table-cell office:value-type="float" office:value="982596" table:style-name="ce23">
            <text:p><text:s text:c="2"/>982 596</text:p>
          </table:table-cell>
          <table:table-cell office:value-type="float" office:value="335326" table:style-name="ce23">
            <text:p><text:s text:c="2"/>335 326</text:p>
          </table:table-cell>
          <table:table-cell office:value-type="float" office:value="20245" table:style-name="ce23">
            <text:p><text:s text:c="2"/>20 245</text:p>
          </table:table-cell>
          <table:table-cell office:value-type="float" office:value="38908" table:style-name="ce23">
            <text:p><text:s text:c="2"/>38 908</text:p>
          </table:table-cell>
          <table:table-cell office:value-type="float" office:value="119965" table:style-name="ce23">
            <text:p><text:s text:c="2"/>119 965</text:p>
          </table:table-cell>
          <table:table-cell office:value-type="float" office:value="25233" table:style-name="ce23">
            <text:p><text:s text:c="2"/>25 233</text:p>
          </table:table-cell>
          <table:table-cell office:value-type="float" office:value="235420" table:style-name="ce23">
            <text:p><text:s text:c="2"/>235 420</text:p>
          </table:table-cell>
          <table:table-cell office:value-type="float" office:value="18970" table:style-name="ce23">
            <text:p><text:s text:c="2"/>18 970</text:p>
          </table:table-cell>
          <table:table-cell office:value-type="float" office:value="43151" table:style-name="ce23">
            <text:p><text:s text:c="2"/>43 151</text:p>
          </table:table-cell>
          <table:table-cell office:value-type="float" office:value="160653" table:style-name="ce23">
            <text:p><text:s text:c="2"/>160 653</text:p>
          </table:table-cell>
          <table:table-cell office:value-type="float" office:value="131790" table:style-name="ce23">
            <text:p><text:s text:c="2"/>131 790</text:p>
          </table:table-cell>
          <table:table-cell office:value-type="float" office:value="641795" table:style-name="ce23">
            <text:p><text:s text:c="2"/>641 795</text:p>
          </table:table-cell>
          <table:table-cell office:value-type="float" office:value="578082" table:style-name="ce23">
            <text:p><text:s text:c="2"/>578 082</text:p>
          </table:table-cell>
          <table:table-cell office:value-type="float" office:value="206751" table:style-name="ce23">
            <text:p><text:s text:c="2"/>206 751</text:p>
          </table:table-cell>
          <table:table-cell office:value-type="float" office:value="64652" table:style-name="ce23">
            <text:p><text:s text:c="2"/>64 652</text:p>
          </table:table-cell>
          <table:table-cell office:value-type="float" office:value="99586" table:style-name="ce23">
            <text:p><text:s text:c="2"/>99 586</text:p>
          </table:table-cell>
          <table:table-cell office:value-type="float" office:value="43370" table:style-name="ce23">
            <text:p><text:s text:c="2"/>43 370</text:p>
          </table:table-cell>
          <table:table-cell office:value-type="float" office:value="227887" table:style-name="ce23">
            <text:p><text:s text:c="2"/>227 887</text:p>
          </table:table-cell>
          <table:table-cell office:value-type="float" office:value="41171" table:style-name="ce23">
            <text:p><text:s text:c="2"/>41 171</text:p>
          </table:table-cell>
          <table:table-cell office:value-type="float" office:value="776526" table:style-name="ce23">
            <text:p><text:s text:c="2"/>776 526</text:p>
          </table:table-cell>
          <table:table-cell office:value-type="float" office:value="326443" table:style-name="ce23">
            <text:p><text:s text:c="2"/>326 443</text:p>
          </table:table-cell>
          <table:table-cell office:value-type="float" office:value="122070" table:style-name="ce23">
            <text:p><text:s text:c="2"/>122 070</text:p>
          </table:table-cell>
          <table:table-cell office:value-type="float" office:value="190139" table:style-name="ce23">
            <text:p><text:s text:c="2"/>190 139</text:p>
          </table:table-cell>
          <table:table-cell office:value-type="float" office:value="244879" table:style-name="ce23">
            <text:p><text:s text:c="2"/>244 879</text:p>
          </table:table-cell>
          <table:table-cell office:value-type="float" office:value="36907" table:style-name="ce23">
            <text:p><text:s text:c="2"/>36 907</text:p>
          </table:table-cell>
          <table:table-cell office:value-type="float" office:value="144605" table:style-name="ce23">
            <text:p><text:s text:c="2"/>144 605</text:p>
          </table:table-cell>
          <table:table-cell office:value-type="float" office:value="68278" table:style-name="ce23">
            <text:p><text:s text:c="2"/>68 278</text:p>
          </table:table-cell>
          <table:table-cell office:value-type="float" office:value="10542067" table:style-name="ce23">
            <text:p><text:s/>10 542 06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132306" table:style-name="ce23">
            <text:p><text:s/>6 132 306</text:p>
          </table:table-cell>
          <table:table-cell office:value-type="float" office:value="6109866" table:style-name="ce23">
            <text:p><text:s/>6 109 866</text:p>
          </table:table-cell>
          <table:table-cell office:value-type="float" office:value="864515" table:style-name="ce23">
            <text:p><text:s text:c="2"/>864 515</text:p>
          </table:table-cell>
          <table:table-cell office:value-type="float" office:value="117548" table:style-name="ce23">
            <text:p><text:s text:c="2"/>117 548</text:p>
          </table:table-cell>
          <table:table-cell office:value-type="float" office:value="55684" table:style-name="ce23">
            <text:p><text:s text:c="2"/>55 684</text:p>
          </table:table-cell>
          <table:table-cell office:value-type="float" office:value="39259" table:style-name="ce23">
            <text:p><text:s text:c="2"/>39 259</text:p>
          </table:table-cell>
          <table:table-cell office:value-type="float" office:value="31040" table:style-name="ce23">
            <text:p><text:s text:c="2"/>31 040</text:p>
          </table:table-cell>
          <table:table-cell office:value-type="float" office:value="725942" table:style-name="ce23">
            <text:p><text:s text:c="2"/>725 942</text:p>
          </table:table-cell>
          <table:table-cell office:value-type="float" office:value="164574" table:style-name="ce23">
            <text:p><text:s text:c="2"/>164 574</text:p>
          </table:table-cell>
          <table:table-cell office:value-type="float" office:value="1201206" table:style-name="ce23">
            <text:p><text:s/>1 201 206</text:p>
          </table:table-cell>
          <table:table-cell office:value-type="float" office:value="182404" table:style-name="ce23">
            <text:p><text:s text:c="2"/>182 404</text:p>
          </table:table-cell>
          <table:table-cell office:value-type="float" office:value="18372" table:style-name="ce23">
            <text:p><text:s text:c="2"/>18 372</text:p>
          </table:table-cell>
          <table:table-cell office:value-type="float" office:value="583638" table:style-name="ce23">
            <text:p><text:s text:c="2"/>583 638</text:p>
          </table:table-cell>
          <table:table-cell office:value-type="float" office:value="1606808" table:style-name="ce23">
            <text:p><text:s/>1 606 808</text:p>
          </table:table-cell>
          <table:table-cell office:value-type="float" office:value="476981" table:style-name="ce23">
            <text:p><text:s text:c="2"/>476 981</text:p>
          </table:table-cell>
          <table:table-cell office:value-type="float" office:value="362686" table:style-name="ce23">
            <text:p><text:s text:c="2"/>362 686</text:p>
          </table:table-cell>
          <table:table-cell office:value-type="float" office:value="199189" table:style-name="ce23">
            <text:p><text:s text:c="2"/>199 189</text:p>
          </table:table-cell>
          <table:table-cell office:value-type="float" office:value="182475" table:style-name="ce23">
            <text:p><text:s text:c="2"/>182 475</text:p>
          </table:table-cell>
          <table:table-cell office:value-type="float" office:value="23208" table:style-name="ce23">
            <text:p><text:s text:c="2"/>23 208</text:p>
          </table:table-cell>
          <table:table-cell office:value-type="float" office:value="110307" table:style-name="ce23">
            <text:p><text:s text:c="2"/>110 307</text:p>
          </table:table-cell>
          <table:table-cell office:value-type="float" office:value="97588" table:style-name="ce23">
            <text:p><text:s text:c="2"/>97 588</text:p>
          </table:table-cell>
          <table:table-cell office:value-type="float" office:value="93744" table:style-name="ce23">
            <text:p><text:s text:c="2"/>93 744</text:p>
          </table:table-cell>
          <table:table-cell office:value-type="float" office:value="131421" table:style-name="ce23">
            <text:p><text:s text:c="2"/>131 421</text:p>
          </table:table-cell>
          <table:table-cell office:value-type="float" office:value="100973" table:style-name="ce23">
            <text:p><text:s text:c="2"/>100 973</text:p>
          </table:table-cell>
          <table:table-cell office:value-type="float" office:value="429065" table:style-name="ce23">
            <text:p><text:s text:c="2"/>429 065</text:p>
          </table:table-cell>
          <table:table-cell office:value-type="float" office:value="580092" table:style-name="ce23">
            <text:p><text:s text:c="2"/>580 092</text:p>
          </table:table-cell>
          <table:table-cell office:value-type="float" office:value="117071" table:style-name="ce23">
            <text:p><text:s text:c="2"/>117 071</text:p>
          </table:table-cell>
          <table:table-cell office:value-type="float" office:value="97814" table:style-name="ce23">
            <text:p><text:s text:c="2"/>97 814</text:p>
          </table:table-cell>
          <table:table-cell office:value-type="float" office:value="678998" table:style-name="ce23">
            <text:p><text:s text:c="2"/>678 998</text:p>
          </table:table-cell>
          <table:table-cell office:value-type="float" office:value="129596" table:style-name="ce23">
            <text:p><text:s text:c="2"/>129 596</text:p>
          </table:table-cell>
          <table:table-cell office:value-type="float" office:value="207995" table:style-name="ce23">
            <text:p><text:s text:c="2"/>207 995</text:p>
          </table:table-cell>
          <table:table-cell office:value-type="float" office:value="374626" table:style-name="ce23">
            <text:p><text:s text:c="2"/>374 626</text:p>
          </table:table-cell>
          <table:table-cell office:value-type="float" office:value="152525" table:style-name="ce23">
            <text:p><text:s text:c="2"/>152 525</text:p>
          </table:table-cell>
          <table:table-cell office:value-type="float" office:value="276949" table:style-name="ce23">
            <text:p><text:s text:c="2"/>276 949</text:p>
          </table:table-cell>
          <table:table-cell office:value-type="float" office:value="96382" table:style-name="ce23">
            <text:p><text:s text:c="2"/>96 382</text:p>
          </table:table-cell>
          <table:table-cell office:value-type="float" office:value="715070" table:style-name="ce23">
            <text:p><text:s text:c="2"/>715 070</text:p>
          </table:table-cell>
          <table:table-cell office:value-type="float" office:value="474101" table:style-name="ce23">
            <text:p><text:s text:c="2"/>474 101</text:p>
          </table:table-cell>
          <table:table-cell office:value-type="float" office:value="157706" table:style-name="ce23">
            <text:p><text:s text:c="2"/>157 706</text:p>
          </table:table-cell>
          <table:table-cell office:value-type="float" office:value="510893" table:style-name="ce23">
            <text:p><text:s text:c="2"/>510 893</text:p>
          </table:table-cell>
          <table:table-cell office:value-type="float" office:value="8033881" table:style-name="ce23">
            <text:p><text:s/>8 033 881</text:p>
          </table:table-cell>
          <table:table-cell office:value-type="float" office:value="2838349" table:style-name="ce23">
            <text:p><text:s/>2 838 349</text:p>
          </table:table-cell>
          <table:table-cell office:value-type="float" office:value="15685222" table:style-name="ce23">
            <text:p><text:s/>15 685 222</text:p>
          </table:table-cell>
          <table:table-cell office:value-type="float" office:value="3807471" table:style-name="ce23">
            <text:p><text:s/>3 807 471</text:p>
          </table:table-cell>
          <table:table-cell office:value-type="float" office:value="55347" table:style-name="ce23">
            <text:p><text:s text:c="2"/>55 347</text:p>
          </table:table-cell>
          <table:table-cell office:value-type="float" office:value="63098" table:style-name="ce23">
            <text:p><text:s text:c="2"/>63 098</text:p>
          </table:table-cell>
          <table:table-cell office:value-type="float" office:value="792431" table:style-name="ce23">
            <text:p><text:s text:c="2"/>792 431</text:p>
          </table:table-cell>
          <table:table-cell office:value-type="float" office:value="428549" table:style-name="ce23">
            <text:p><text:s text:c="2"/>428 549</text:p>
          </table:table-cell>
          <table:table-cell office:value-type="float" office:value="4957769" table:style-name="ce23">
            <text:p><text:s/>4 957 769</text:p>
          </table:table-cell>
          <table:table-cell office:value-type="float" office:value="149279" table:style-name="ce23">
            <text:p><text:s text:c="2"/>149 279</text:p>
          </table:table-cell>
          <table:table-cell office:value-type="float" office:value="169552" table:style-name="ce23">
            <text:p><text:s text:c="2"/>169 552</text:p>
          </table:table-cell>
          <table:table-cell office:value-type="float" office:value="226782" table:style-name="ce23">
            <text:p><text:s text:c="2"/>226 782</text:p>
          </table:table-cell>
          <table:table-cell office:value-type="float" office:value="763554" table:style-name="ce23">
            <text:p><text:s text:c="2"/>763 554</text:p>
          </table:table-cell>
          <table:table-cell office:value-type="float" office:value="1209240" table:style-name="ce23">
            <text:p><text:s/>1 209 240</text:p>
          </table:table-cell>
          <table:table-cell office:value-type="float" office:value="435766" table:style-name="ce23">
            <text:p><text:s text:c="2"/>435 766</text:p>
          </table:table-cell>
          <table:table-cell office:value-type="float" office:value="1744016" table:style-name="ce23">
            <text:p><text:s/>1 744 016</text:p>
          </table:table-cell>
          <table:table-cell office:value-type="float" office:value="572474" table:style-name="ce23">
            <text:p><text:s text:c="2"/>572 474</text:p>
          </table:table-cell>
          <table:table-cell office:value-type="float" office:value="515017" table:style-name="ce23">
            <text:p><text:s text:c="2"/>515 017</text:p>
          </table:table-cell>
          <table:table-cell office:value-type="float" office:value="314617" table:style-name="ce23">
            <text:p><text:s text:c="2"/>314 617</text:p>
          </table:table-cell>
          <table:table-cell office:value-type="float" office:value="4029258" table:style-name="ce23">
            <text:p><text:s/>4 029 258</text:p>
          </table:table-cell>
          <table:table-cell office:value-type="float" office:value="815707" table:style-name="ce23">
            <text:p><text:s text:c="2"/>815 707</text:p>
          </table:table-cell>
          <table:table-cell office:value-type="float" office:value="4982696" table:style-name="ce23">
            <text:p><text:s/>4 982 696</text:p>
          </table:table-cell>
          <table:table-cell office:value-type="float" office:value="4089618" table:style-name="ce23">
            <text:p><text:s/>4 089 618</text:p>
          </table:table-cell>
          <table:table-cell office:value-type="float" office:value="2508248" table:style-name="ce23">
            <text:p><text:s/>2 508 248</text:p>
          </table:table-cell>
          <table:table-cell office:value-type="float" office:value="2050964" table:style-name="ce23">
            <text:p><text:s/>2 050 964</text:p>
          </table:table-cell>
          <table:table-cell office:value-type="float" office:value="3044236" table:style-name="ce23">
            <text:p><text:s/>3 044 236</text:p>
          </table:table-cell>
          <table:table-cell office:value-type="float" office:value="993679" table:style-name="ce23">
            <text:p><text:s text:c="2"/>993 679</text:p>
          </table:table-cell>
          <table:table-cell office:value-type="float" office:value="4006112" table:style-name="ce23">
            <text:p><text:s/>4 006 112</text:p>
          </table:table-cell>
          <table:table-cell office:value-type="float" office:value="6468845" table:style-name="ce23">
            <text:p><text:s/>6 468 845</text:p>
          </table:table-cell>
          <table:table-cell office:value-type="float" office:value="100362394" table:style-name="ce23">
            <text:p><text:s/>100 362 394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2Z</dc:date>
    <meta:print-date>2007-02-01T11:21:41Z</meta:print-date>
  </office:meta>
</office:document-meta>
</file>